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8.5cm" style:rel-column-width="32767*"/>
    </style:style>
    <style:style style:name="Таблица2.B" style:family="table-column">
      <style:table-column-properties style:column-width="8.5cm" style:rel-column-width="32768*"/>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3" style:family="table">
      <style:table-properties style:width="17cm" table:align="margins"/>
    </style:style>
    <style:style style:name="Таблица3.A" style:family="table-column">
      <style:table-column-properties style:column-width="17cm" style:rel-column-width="65535*"/>
    </style:style>
    <style:style style:name="Таблица3.A1" style:family="table-cell">
      <style:table-cell-properties fo:padding="0.097cm" fo:border="0.5pt solid #000000"/>
    </style:style>
    <style:style style:name="Таблица3.A2" style:family="table-cell">
      <style:table-cell-properties fo:padding="0.097cm" fo:border-left="0.5pt solid #000000" fo:border-right="0.5pt solid #000000" fo:border-top="none" fo:border-bottom="0.5pt solid #000000"/>
    </style:style>
    <style:style style:name="Таблица4" style:family="table">
      <style:table-properties style:width="17cm" table:align="margins" style:may-break-between-rows="false"/>
    </style:style>
    <style:style style:name="Таблица4.A" style:family="table-column">
      <style:table-column-properties style:column-width="3.999cm" style:rel-column-width="15414*"/>
    </style:style>
    <style:style style:name="Таблица4.B" style:family="table-column">
      <style:table-column-properties style:column-width="0.998cm" style:rel-column-width="3848*"/>
    </style:style>
    <style:style style:name="Таблица4.C" style:family="table-column">
      <style:table-column-properties style:column-width="8.29cm" style:rel-column-width="31958*"/>
    </style:style>
    <style:style style:name="Таблица4.D" style:family="table-column">
      <style:table-column-properties style:column-width="3.713cm" style:rel-column-width="14315*"/>
    </style:style>
    <style:style style:name="Таблица4.A1" style:family="table-cell">
      <style:table-cell-properties fo:padding="0.097cm" fo:border-left="0.5pt solid #000000" fo:border-right="none" fo:border-top="0.5pt solid #000000" fo:border-bottom="0.5pt solid #000000"/>
    </style:style>
    <style:style style:name="Таблица4.D1" style:family="table-cell">
      <style:table-cell-properties fo:padding="0.097cm" fo:border="0.5pt solid #000000"/>
    </style:style>
    <style:style style:name="Таблица4.A2" style:family="table-cell">
      <style:table-cell-properties fo:padding="0.097cm" fo:border-left="0.5pt solid #000000" fo:border-right="none" fo:border-top="none" fo:border-bottom="0.5pt solid #000000"/>
    </style:style>
    <style:style style:name="Таблица4.D2" style:family="table-cell">
      <style:table-cell-properties fo:padding="0.097cm" fo:border-left="0.5pt solid #000000" fo:border-right="0.5pt solid #000000" fo:border-top="none" fo:border-bottom="0.5pt solid #000000"/>
    </style:style>
    <style:style style:name="Таблица4.A7" style:family="table-cell">
      <style:table-cell-properties fo:background-color="#ffff00" fo:padding="0.097cm" fo:border-left="0.5pt solid #000000" fo:border-right="none" fo:border-top="none" fo:border-bottom="0.5pt solid #000000">
        <style:background-image/>
      </style:table-cell-properties>
    </style:style>
    <style:style style:name="Таблица4.D7" style:family="table-cell">
      <style:table-cell-properties fo:background-color="#ffff00" fo:padding="0.097cm" fo:border-left="0.5pt solid #000000" fo:border-right="0.5pt solid #000000" fo:border-top="none" fo:border-bottom="0.5pt solid #000000">
        <style:background-image/>
      </style:table-cell-properties>
    </style:style>
    <style:style style:name="P1" style:family="paragraph" style:parent-style-name="Table_20_Contents">
      <style:text-properties fo:language="zxx" fo:country="none" officeooo:rsid="001de39e" officeooo:paragraph-rsid="001de39e" style:language-asian="zxx" style:country-asian="none" style:language-complex="zxx" style:country-complex="none"/>
    </style:style>
    <style:style style:name="P2" style:family="paragraph" style:parent-style-name="Table_20_Contents">
      <style:text-properties fo:language="zxx" fo:country="none" officeooo:rsid="001eb648" officeooo:paragraph-rsid="001eb648" style:language-asian="zxx" style:country-asian="none" style:language-complex="zxx" style:country-complex="none"/>
    </style:style>
    <style:style style:name="P3" style:family="paragraph" style:parent-style-name="Standard">
      <style:text-properties fo:language="zxx" fo:country="none" officeooo:rsid="00144ef1" officeooo:paragraph-rsid="00144ef1" style:language-asian="zxx" style:country-asian="none" style:language-complex="zxx" style:country-complex="none"/>
    </style:style>
    <style:style style:name="P4" style:family="paragraph" style:parent-style-name="Subtitle">
      <style:text-properties fo:language="zxx" fo:country="none" style:language-asian="zxx" style:country-asian="none" style:language-complex="zxx" style:country-complex="none"/>
    </style:style>
    <style:style style:name="P5" style:family="paragraph" style:parent-style-name="Text_20_body">
      <style:text-properties fo:language="zxx" fo:country="none" officeooo:rsid="001fe9bd" officeooo:paragraph-rsid="001fe9bd" style:language-asian="zxx" style:country-asian="none" style:language-complex="zxx" style:country-complex="none"/>
    </style:style>
    <style:style style:name="P6" style:family="paragraph" style:parent-style-name="Text_20_body">
      <style:text-properties fo:language="zxx" fo:country="none" officeooo:rsid="0022ca96" officeooo:paragraph-rsid="0022ca96" style:language-asian="zxx" style:country-asian="none" style:language-complex="zxx" style:country-complex="none"/>
    </style:style>
    <style:style style:name="P7" style:family="paragraph" style:parent-style-name="Title">
      <style:text-properties fo:language="zxx" fo:country="none" style:language-asian="zxx" style:country-asian="none" style:language-complex="zxx" style:country-complex="none"/>
    </style:style>
    <style:style style:name="P8" style:family="paragraph" style:parent-style-name="Subtitle">
      <style:text-properties fo:language="zxx" fo:country="none" officeooo:rsid="00a5fb56" officeooo:paragraph-rsid="00a5fb56" style:language-asian="zxx" style:country-asian="none" style:language-complex="zxx" style:country-complex="none"/>
    </style:style>
    <style:style style:name="P9" style:family="paragraph" style:parent-style-name="Table_20_Contents">
      <style:text-properties fo:language="zxx" fo:country="none" officeooo:rsid="00a5fb56" officeooo:paragraph-rsid="00a5fb56" style:language-asian="zxx" style:country-asian="none" style:language-complex="zxx" style:country-complex="none"/>
    </style:style>
    <style:style style:name="P10" style:family="paragraph" style:parent-style-name="Text_20_body">
      <style:text-properties fo:language="zxx" fo:country="none" officeooo:rsid="008cdfba" officeooo:paragraph-rsid="008cdfba" style:language-asian="zxx" style:country-asian="none" style:language-complex="zxx" style:country-complex="none"/>
    </style:style>
    <style:style style:name="P11" style:family="paragraph" style:parent-style-name="Text_20_body">
      <style:text-properties fo:language="zxx" fo:country="none" officeooo:rsid="00a03c7b" officeooo:paragraph-rsid="00a03c7b" style:language-asian="zxx" style:country-asian="none" style:language-complex="zxx" style:country-complex="none"/>
    </style:style>
    <style:style style:name="P12" style:family="paragraph" style:parent-style-name="Subtitle">
      <style:text-properties fo:language="zxx" fo:country="none" officeooo:paragraph-rsid="00ce3d5f" style:language-asian="zxx" style:country-asian="none" style:language-complex="zxx" style:country-complex="none"/>
    </style:style>
    <style:style style:name="P13" style:family="paragraph" style:parent-style-name="Subtitle">
      <style:text-properties officeooo:rsid="00fd7c7a" officeooo:paragraph-rsid="00fd7c7a"/>
    </style:style>
    <style:style style:name="P14" style:family="paragraph" style:parent-style-name="Table_20_Contents">
      <style:text-properties officeooo:rsid="01009306" officeooo:paragraph-rsid="01009306"/>
    </style:style>
    <style:style style:name="P15" style:family="paragraph" style:parent-style-name="Text_20_body">
      <style:text-properties officeooo:rsid="00fc1ec3" officeooo:paragraph-rsid="00fc1ec3"/>
    </style:style>
    <style:style style:name="P16" style:family="paragraph" style:parent-style-name="Text_20_body">
      <style:text-properties officeooo:rsid="00fef451" officeooo:paragraph-rsid="00fef451"/>
    </style:style>
    <style:style style:name="P17" style:family="paragraph" style:parent-style-name="Text_20_body" style:list-style-name="L1">
      <style:text-properties fo:language="zxx" fo:country="none" officeooo:rsid="00144ef1" officeooo:paragraph-rsid="00144ef1" style:language-asian="zxx" style:country-asian="none" style:language-complex="zxx" style:country-complex="none"/>
    </style:style>
    <style:style style:name="P18" style:family="paragraph" style:parent-style-name="Text_20_body" style:list-style-name="L2">
      <style:text-properties fo:language="zxx" fo:country="none" officeooo:rsid="00161c0d" officeooo:paragraph-rsid="00161c0d" style:language-asian="zxx" style:country-asian="none" style:language-complex="zxx" style:country-complex="none"/>
    </style:style>
    <style:style style:name="P19" style:family="paragraph" style:parent-style-name="Text_20_body" style:list-style-name="L3">
      <style:text-properties fo:language="zxx" fo:country="none" officeooo:rsid="00161c0d" officeooo:paragraph-rsid="00161c0d" style:language-asian="zxx" style:country-asian="none" style:language-complex="zxx" style:country-complex="none"/>
    </style:style>
    <style:style style:name="P20" style:family="paragraph" style:parent-style-name="Text_20_body" style:list-style-name="L3">
      <style:text-properties fo:language="zxx" fo:country="none" officeooo:rsid="001815c9" officeooo:paragraph-rsid="001815c9" style:language-asian="zxx" style:country-asian="none" style:language-complex="zxx" style:country-complex="none"/>
    </style:style>
    <style:style style:name="P21" style:family="paragraph" style:parent-style-name="Text_20_body" style:list-style-name="L3">
      <style:text-properties fo:language="zxx" fo:country="none" officeooo:rsid="0019f7c0" officeooo:paragraph-rsid="0019f7c0" style:language-asian="zxx" style:country-asian="none" style:language-complex="zxx" style:country-complex="none"/>
    </style:style>
    <style:style style:name="P22" style:family="paragraph" style:parent-style-name="Text_20_body" style:list-style-name="L4">
      <style:text-properties fo:language="zxx" fo:country="none" officeooo:rsid="0019f7c0" officeooo:paragraph-rsid="0019f7c0" style:language-asian="zxx" style:country-asian="none" style:language-complex="zxx" style:country-complex="none"/>
    </style:style>
    <style:style style:name="P23" style:family="paragraph" style:parent-style-name="Text_20_body" style:list-style-name="L3">
      <style:text-properties fo:language="zxx" fo:country="none" officeooo:rsid="0049895f" officeooo:paragraph-rsid="0049895f" style:language-asian="zxx" style:country-asian="none" style:language-complex="zxx" style:country-complex="none"/>
    </style:style>
    <style:style style:name="P24" style:family="paragraph" style:parent-style-name="Text_20_body" style:list-style-name="L3">
      <style:text-properties fo:language="zxx" fo:country="none" officeooo:rsid="0049c3db" officeooo:paragraph-rsid="0049c3db" style:language-asian="zxx" style:country-asian="none" style:language-complex="zxx" style:country-complex="none"/>
    </style:style>
    <style:style style:name="P25" style:family="paragraph" style:parent-style-name="Text_20_body" style:list-style-name="L4">
      <style:text-properties fo:language="zxx" fo:country="none" officeooo:rsid="001a919a" officeooo:paragraph-rsid="005cb3da" style:language-asian="zxx" style:country-asian="none" style:language-complex="zxx" style:country-complex="none"/>
    </style:style>
    <style:style style:name="P26" style:family="paragraph" style:parent-style-name="Text_20_body" style:list-style-name="L4">
      <style:text-properties fo:language="zxx" fo:country="none" officeooo:rsid="001a919a" officeooo:paragraph-rsid="001a919a" style:language-asian="zxx" style:country-asian="none" style:language-complex="zxx" style:country-complex="none"/>
    </style:style>
    <style:style style:name="P27" style:family="paragraph" style:parent-style-name="Text_20_body" style:list-style-name="L4">
      <style:text-properties fo:language="zxx" fo:country="none" officeooo:rsid="005d8142" officeooo:paragraph-rsid="005d8142" style:language-asian="zxx" style:country-asian="none" style:language-complex="zxx" style:country-complex="none"/>
    </style:style>
    <style:style style:name="P28" style:family="paragraph" style:parent-style-name="Text_20_body" style:list-style-name="L5">
      <style:text-properties fo:language="zxx" fo:country="none" officeooo:rsid="001c7c5c" officeooo:paragraph-rsid="001c7c5c" style:language-asian="zxx" style:country-asian="none" style:language-complex="zxx" style:country-complex="none"/>
    </style:style>
    <style:style style:name="P29" style:family="paragraph" style:parent-style-name="Text_20_body" style:list-style-name="L5">
      <style:text-properties fo:language="zxx" fo:country="none" officeooo:rsid="001c7c5c" officeooo:paragraph-rsid="006c0926" style:language-asian="zxx" style:country-asian="none" style:language-complex="zxx" style:country-complex="none"/>
    </style:style>
    <style:style style:name="P30" style:family="paragraph" style:parent-style-name="Text_20_body" style:list-style-name="L5">
      <style:text-properties fo:language="zxx" fo:country="none" officeooo:rsid="001de39e" officeooo:paragraph-rsid="001de39e" style:language-asian="zxx" style:country-asian="none" style:language-complex="zxx" style:country-complex="none"/>
    </style:style>
    <style:style style:name="P31" style:family="paragraph" style:parent-style-name="Text_20_body" style:list-style-name="L5">
      <style:text-properties fo:language="zxx" fo:country="none" officeooo:rsid="001eb648" officeooo:paragraph-rsid="001eb648" style:language-asian="zxx" style:country-asian="none" style:language-complex="zxx" style:country-complex="none"/>
    </style:style>
    <style:style style:name="P32" style:family="paragraph" style:parent-style-name="Text_20_body" style:list-style-name="L5">
      <style:text-properties fo:language="zxx" fo:country="none" officeooo:rsid="0071606a" officeooo:paragraph-rsid="0071606a" style:language-asian="zxx" style:country-asian="none" style:language-complex="zxx" style:country-complex="none"/>
    </style:style>
    <style:style style:name="P33" style:family="paragraph" style:parent-style-name="Text_20_body" style:list-style-name="L6">
      <style:text-properties fo:language="zxx" fo:country="none" officeooo:rsid="001fe9bd" officeooo:paragraph-rsid="001fe9bd" style:language-asian="zxx" style:country-asian="none" style:language-complex="zxx" style:country-complex="none"/>
    </style:style>
    <style:style style:name="P34" style:family="paragraph" style:parent-style-name="Text_20_body" style:list-style-name="L7">
      <style:text-properties fo:language="zxx" fo:country="none" officeooo:rsid="001fe9bd" officeooo:paragraph-rsid="001fe9bd" style:language-asian="zxx" style:country-asian="none" style:language-complex="zxx" style:country-complex="none"/>
    </style:style>
    <style:style style:name="P35" style:family="paragraph" style:parent-style-name="Text_20_body" style:list-style-name="L7">
      <style:text-properties fo:language="zxx" fo:country="none" officeooo:rsid="0020c02f" officeooo:paragraph-rsid="0020c02f" style:language-asian="zxx" style:country-asian="none" style:language-complex="zxx" style:country-complex="none"/>
    </style:style>
    <style:style style:name="P36" style:family="paragraph" style:parent-style-name="Text_20_body" style:list-style-name="L5">
      <style:text-properties fo:language="zxx" fo:country="none" officeooo:rsid="0020c02f" officeooo:paragraph-rsid="0020c02f" style:language-asian="zxx" style:country-asian="none" style:language-complex="zxx" style:country-complex="none"/>
    </style:style>
    <style:style style:name="P37" style:family="paragraph" style:parent-style-name="Text_20_body" style:list-style-name="L8">
      <style:text-properties fo:language="zxx" fo:country="none" officeooo:rsid="00226b87" officeooo:paragraph-rsid="00226b87" style:language-asian="zxx" style:country-asian="none" style:language-complex="zxx" style:country-complex="none"/>
    </style:style>
    <style:style style:name="P38" style:family="paragraph" style:parent-style-name="Text_20_body" style:list-style-name="L8">
      <style:text-properties fo:language="zxx" fo:country="none" officeooo:rsid="0090b188" officeooo:paragraph-rsid="0090b188" style:language-asian="zxx" style:country-asian="none" style:language-complex="zxx" style:country-complex="none"/>
    </style:style>
    <style:style style:name="P39" style:family="paragraph" style:parent-style-name="Text_20_body" style:list-style-name="L9">
      <style:text-properties fo:language="zxx" fo:country="none" officeooo:rsid="0022ca96" officeooo:paragraph-rsid="0022ca96" style:language-asian="zxx" style:country-asian="none" style:language-complex="zxx" style:country-complex="none"/>
    </style:style>
    <style:style style:name="P40" style:family="paragraph" style:parent-style-name="Text_20_body" style:list-style-name="L8">
      <style:text-properties fo:language="zxx" fo:country="none" officeooo:rsid="0022ca96" officeooo:paragraph-rsid="0090b188" style:language-asian="zxx" style:country-asian="none" style:language-complex="zxx" style:country-complex="none"/>
    </style:style>
    <style:style style:name="P41" style:family="paragraph" style:parent-style-name="Text_20_body" style:list-style-name="L8">
      <style:text-properties fo:language="zxx" fo:country="none" officeooo:rsid="0022ca96" officeooo:paragraph-rsid="0022ca96" style:language-asian="zxx" style:country-asian="none" style:language-complex="zxx" style:country-complex="none"/>
    </style:style>
    <style:style style:name="P42" style:family="paragraph" style:parent-style-name="Text_20_body" style:list-style-name="L8">
      <style:text-properties fo:language="zxx" fo:country="none" officeooo:rsid="00806498" officeooo:paragraph-rsid="00806498" style:language-asian="zxx" style:country-asian="none" style:language-complex="zxx" style:country-complex="none"/>
    </style:style>
    <style:style style:name="P43" style:family="paragraph" style:parent-style-name="Text_20_body" style:list-style-name="L8">
      <style:text-properties fo:language="zxx" fo:country="none" officeooo:rsid="008bfd33" officeooo:paragraph-rsid="008bfd33" style:language-asian="zxx" style:country-asian="none" style:language-complex="zxx" style:country-complex="none"/>
    </style:style>
    <style:style style:name="P44" style:family="paragraph" style:parent-style-name="Text_20_body" style:list-style-name="L8">
      <style:text-properties fo:language="zxx" fo:country="none" officeooo:rsid="0087033d" officeooo:paragraph-rsid="0087033d" style:language-asian="zxx" style:country-asian="none" style:language-complex="zxx" style:country-complex="none"/>
    </style:style>
    <style:style style:name="P45" style:family="paragraph" style:parent-style-name="Text_20_body" style:list-style-name="L8">
      <style:text-properties fo:language="zxx" fo:country="none" officeooo:rsid="0086c412" officeooo:paragraph-rsid="0087033d" style:language-asian="zxx" style:country-asian="none" style:language-complex="zxx" style:country-complex="none"/>
    </style:style>
    <style:style style:name="P46" style:family="paragraph" style:parent-style-name="Text_20_body" style:list-style-name="L8">
      <style:text-properties fo:language="zxx" fo:country="none" officeooo:rsid="0086c412" officeooo:paragraph-rsid="0086c412" style:language-asian="zxx" style:country-asian="none" style:language-complex="zxx" style:country-complex="none"/>
    </style:style>
    <style:style style:name="P47" style:family="paragraph" style:parent-style-name="Text_20_body" style:list-style-name="L8">
      <style:text-properties fo:language="zxx" fo:country="none" officeooo:rsid="008a351b" officeooo:paragraph-rsid="008a351b" style:language-asian="zxx" style:country-asian="none" style:language-complex="zxx" style:country-complex="none"/>
    </style:style>
    <style:style style:name="P48" style:family="paragraph" style:parent-style-name="Text_20_body" style:list-style-name="L8">
      <style:text-properties fo:language="zxx" fo:country="none" officeooo:rsid="00867e42" officeooo:paragraph-rsid="0086c412" style:language-asian="zxx" style:country-asian="none" style:language-complex="zxx" style:country-complex="none"/>
    </style:style>
    <style:style style:name="P49" style:family="paragraph" style:parent-style-name="Text_20_body" style:list-style-name="L8">
      <style:text-properties fo:language="zxx" fo:country="none" officeooo:rsid="00867e42" officeooo:paragraph-rsid="00867e42" style:language-asian="zxx" style:country-asian="none" style:language-complex="zxx" style:country-complex="none"/>
    </style:style>
    <style:style style:name="P50" style:family="paragraph" style:parent-style-name="Text_20_body" style:list-style-name="L8">
      <style:text-properties fo:language="zxx" fo:country="none" officeooo:rsid="008cdfba" officeooo:paragraph-rsid="008cdfba" style:language-asian="zxx" style:country-asian="none" style:language-complex="zxx" style:country-complex="none"/>
    </style:style>
    <style:style style:name="P51" style:family="paragraph" style:parent-style-name="Text_20_body" style:list-style-name="L8">
      <style:text-properties fo:language="zxx" fo:country="none" officeooo:rsid="008e2f91" officeooo:paragraph-rsid="008e2f91" style:language-asian="zxx" style:country-asian="none" style:language-complex="zxx" style:country-complex="none"/>
    </style:style>
    <style:style style:name="P52" style:family="paragraph" style:parent-style-name="Text_20_body" style:list-style-name="L8">
      <style:text-properties fo:language="zxx" fo:country="none" officeooo:rsid="008ebfe9" officeooo:paragraph-rsid="008ebfe9" style:language-asian="zxx" style:country-asian="none" style:language-complex="zxx" style:country-complex="none"/>
    </style:style>
    <style:style style:name="P53" style:family="paragraph" style:parent-style-name="Text_20_body" style:list-style-name="L8">
      <style:text-properties fo:language="zxx" fo:country="none" officeooo:rsid="008ebfe9" officeooo:paragraph-rsid="0090b188" style:language-asian="zxx" style:country-asian="none" style:language-complex="zxx" style:country-complex="none"/>
    </style:style>
    <style:style style:name="P54" style:family="paragraph" style:parent-style-name="Text_20_body" style:list-style-name="L10">
      <style:text-properties fo:language="zxx" fo:country="none" officeooo:rsid="0025f76f" officeooo:paragraph-rsid="0025f76f" style:language-asian="zxx" style:country-asian="none" style:language-complex="zxx" style:country-complex="none"/>
    </style:style>
    <style:style style:name="P55" style:family="paragraph" style:parent-style-name="Text_20_body" style:list-style-name="L10">
      <style:text-properties fo:language="zxx" fo:country="none" officeooo:rsid="009764a0" officeooo:paragraph-rsid="009764a0" style:language-asian="zxx" style:country-asian="none" style:language-complex="zxx" style:country-complex="none"/>
    </style:style>
    <style:style style:name="P56" style:family="paragraph" style:parent-style-name="Text_20_body" style:list-style-name="L10">
      <style:text-properties fo:language="zxx" fo:country="none" officeooo:rsid="0091f25d" officeooo:paragraph-rsid="0091f25d" style:language-asian="zxx" style:country-asian="none" style:language-complex="zxx" style:country-complex="none"/>
    </style:style>
    <style:style style:name="P57" style:family="paragraph" style:parent-style-name="Text_20_body" style:list-style-name="L10">
      <style:text-properties fo:language="zxx" fo:country="none" officeooo:rsid="00278994" officeooo:paragraph-rsid="00278994" style:language-asian="zxx" style:country-asian="none" style:language-complex="zxx" style:country-complex="none"/>
    </style:style>
    <style:style style:name="P58" style:family="paragraph" style:parent-style-name="Text_20_body" style:list-style-name="L10">
      <style:text-properties fo:language="zxx" fo:country="none" officeooo:rsid="00952ffa" officeooo:paragraph-rsid="00952ffa" style:language-asian="zxx" style:country-asian="none" style:language-complex="zxx" style:country-complex="none"/>
    </style:style>
    <style:style style:name="P59" style:family="paragraph" style:parent-style-name="Text_20_body" style:list-style-name="L10">
      <style:text-properties fo:language="zxx" fo:country="none" officeooo:rsid="0027a7df" officeooo:paragraph-rsid="0027a7df" style:language-asian="zxx" style:country-asian="none" style:language-complex="zxx" style:country-complex="none"/>
    </style:style>
    <style:style style:name="P60" style:family="paragraph" style:parent-style-name="Text_20_body" style:list-style-name="L10">
      <style:text-properties fo:language="zxx" fo:country="none" officeooo:rsid="0096f828" officeooo:paragraph-rsid="0096f828" style:language-asian="zxx" style:country-asian="none" style:language-complex="zxx" style:country-complex="none"/>
    </style:style>
    <style:style style:name="P61" style:family="paragraph" style:parent-style-name="Text_20_body" style:list-style-name="L11">
      <style:text-properties fo:language="zxx" fo:country="none" officeooo:rsid="002aa5ad" officeooo:paragraph-rsid="002aa5ad" style:language-asian="zxx" style:country-asian="none" style:language-complex="zxx" style:country-complex="none"/>
    </style:style>
    <style:style style:name="P62" style:family="paragraph" style:parent-style-name="Text_20_body" style:list-style-name="L11">
      <style:text-properties fo:language="zxx" fo:country="none" officeooo:rsid="009964b1" officeooo:paragraph-rsid="009964b1" style:language-asian="zxx" style:country-asian="none" style:language-complex="zxx" style:country-complex="none"/>
    </style:style>
    <style:style style:name="P63" style:family="paragraph" style:parent-style-name="Text_20_body" style:list-style-name="L11">
      <style:text-properties fo:language="zxx" fo:country="none" officeooo:rsid="002c6d91" officeooo:paragraph-rsid="002c6d91" style:language-asian="zxx" style:country-asian="none" style:language-complex="zxx" style:country-complex="none"/>
    </style:style>
    <style:style style:name="P64" style:family="paragraph" style:parent-style-name="Text_20_body" style:list-style-name="L11">
      <style:text-properties fo:language="zxx" fo:country="none" officeooo:rsid="002c6d91" officeooo:paragraph-rsid="00a03c7b" style:language-asian="zxx" style:country-asian="none" style:language-complex="zxx" style:country-complex="none"/>
    </style:style>
    <style:style style:name="P65" style:family="paragraph" style:parent-style-name="Text_20_body" style:list-style-name="L11">
      <style:text-properties fo:language="zxx" fo:country="none" officeooo:rsid="00a03c7b" officeooo:paragraph-rsid="00a03c7b" style:language-asian="zxx" style:country-asian="none" style:language-complex="zxx" style:country-complex="none"/>
    </style:style>
    <style:style style:name="P66" style:family="paragraph" style:parent-style-name="Text_20_body" style:list-style-name="L11">
      <style:text-properties fo:language="zxx" fo:country="none" officeooo:rsid="002e140e" officeooo:paragraph-rsid="002e140e" style:language-asian="zxx" style:country-asian="none" style:language-complex="zxx" style:country-complex="none"/>
    </style:style>
    <style:style style:name="P67" style:family="paragraph" style:parent-style-name="Text_20_body" style:list-style-name="L12">
      <style:text-properties fo:language="zxx" fo:country="none" officeooo:rsid="0031f9e2" officeooo:paragraph-rsid="0031f9e2" style:language-asian="zxx" style:country-asian="none" style:language-complex="zxx" style:country-complex="none"/>
    </style:style>
    <style:style style:name="P68" style:family="paragraph" style:parent-style-name="Text_20_body" style:list-style-name="L12">
      <style:text-properties fo:language="zxx" fo:country="none" officeooo:rsid="00b0b24e" officeooo:paragraph-rsid="00b0b24e" style:language-asian="zxx" style:country-asian="none" style:language-complex="zxx" style:country-complex="none"/>
    </style:style>
    <style:style style:name="P69" style:family="paragraph" style:parent-style-name="Text_20_body" style:list-style-name="L12">
      <style:text-properties fo:language="zxx" fo:country="none" officeooo:rsid="00b158a0" officeooo:paragraph-rsid="00b158a0" style:language-asian="zxx" style:country-asian="none" style:language-complex="zxx" style:country-complex="none"/>
    </style:style>
    <style:style style:name="P70" style:family="paragraph" style:parent-style-name="Text_20_body" style:list-style-name="L12">
      <style:text-properties fo:language="zxx" fo:country="none" officeooo:rsid="00b355a1" officeooo:paragraph-rsid="00b355a1" style:language-asian="zxx" style:country-asian="none" style:language-complex="zxx" style:country-complex="none"/>
    </style:style>
    <style:style style:name="P71" style:family="paragraph" style:parent-style-name="Text_20_body" style:list-style-name="L12">
      <style:text-properties fo:language="zxx" fo:country="none" officeooo:rsid="00320ee3" officeooo:paragraph-rsid="0031f9e2" style:language-asian="zxx" style:country-asian="none" style:language-complex="zxx" style:country-complex="none"/>
    </style:style>
    <style:style style:name="P72" style:family="paragraph" style:parent-style-name="Text_20_body" style:list-style-name="L12">
      <style:text-properties fo:language="zxx" fo:country="none" officeooo:rsid="00320ee3" officeooo:paragraph-rsid="00320ee3" style:language-asian="zxx" style:country-asian="none" style:language-complex="zxx" style:country-complex="none"/>
    </style:style>
    <style:style style:name="P73" style:family="paragraph" style:parent-style-name="Text_20_body" style:list-style-name="L12">
      <style:text-properties fo:language="zxx" fo:country="none" officeooo:rsid="00c7b337" officeooo:paragraph-rsid="00c7b337" style:language-asian="zxx" style:country-asian="none" style:language-complex="zxx" style:country-complex="none"/>
    </style:style>
    <style:style style:name="P74" style:family="paragraph" style:parent-style-name="Text_20_body" style:list-style-name="L12">
      <style:text-properties fo:language="zxx" fo:country="none" officeooo:rsid="00b56e50" officeooo:paragraph-rsid="00c7b337" style:language-asian="zxx" style:country-asian="none" style:language-complex="zxx" style:country-complex="none"/>
    </style:style>
    <style:style style:name="P75" style:family="paragraph" style:parent-style-name="Text_20_body" style:list-style-name="L12">
      <style:text-properties fo:language="zxx" fo:country="none" officeooo:rsid="00b56e50" officeooo:paragraph-rsid="00b8bc33" style:language-asian="zxx" style:country-asian="none" style:language-complex="zxx" style:country-complex="none"/>
    </style:style>
    <style:style style:name="P76" style:family="paragraph" style:parent-style-name="Text_20_body" style:list-style-name="L12">
      <style:text-properties fo:language="zxx" fo:country="none" officeooo:rsid="00b56e50" officeooo:paragraph-rsid="00b56e50" style:language-asian="zxx" style:country-asian="none" style:language-complex="zxx" style:country-complex="none"/>
    </style:style>
    <style:style style:name="P77" style:family="paragraph" style:parent-style-name="Text_20_body" style:list-style-name="L12">
      <style:text-properties fo:language="zxx" fo:country="none" officeooo:rsid="00b8bc33" officeooo:paragraph-rsid="00b8bc33" style:language-asian="zxx" style:country-asian="none" style:language-complex="zxx" style:country-complex="none"/>
    </style:style>
    <style:style style:name="P78" style:family="paragraph" style:parent-style-name="Text_20_body" style:list-style-name="L12">
      <style:text-properties fo:language="zxx" fo:country="none" officeooo:rsid="00b73a9f" officeooo:paragraph-rsid="00b73a9f" style:language-asian="zxx" style:country-asian="none" style:language-complex="zxx" style:country-complex="none"/>
    </style:style>
    <style:style style:name="P79" style:family="paragraph" style:parent-style-name="Text_20_body" style:list-style-name="L12">
      <style:text-properties fo:language="zxx" fo:country="none" officeooo:rsid="00c91620" officeooo:paragraph-rsid="00c91620" style:language-asian="zxx" style:country-asian="none" style:language-complex="zxx" style:country-complex="none"/>
    </style:style>
    <style:style style:name="P80" style:family="paragraph" style:parent-style-name="Text_20_body" style:list-style-name="L12">
      <style:text-properties fo:language="zxx" fo:country="none" officeooo:rsid="00cad794" officeooo:paragraph-rsid="00cad794" style:language-asian="zxx" style:country-asian="none" style:language-complex="zxx" style:country-complex="none"/>
    </style:style>
    <style:style style:name="P81" style:family="paragraph" style:parent-style-name="Text_20_body" style:list-style-name="L12">
      <style:text-properties fo:language="zxx" fo:country="none" officeooo:rsid="00ce3d5f" officeooo:paragraph-rsid="00ce3d5f" style:language-asian="zxx" style:country-asian="none" style:language-complex="zxx" style:country-complex="none"/>
    </style:style>
    <style:style style:name="P82" style:family="paragraph" style:parent-style-name="Text_20_body" style:list-style-name="L13">
      <style:text-properties fo:language="zxx" fo:country="none" officeooo:rsid="0033deab" officeooo:paragraph-rsid="0033deab" style:language-asian="zxx" style:country-asian="none" style:language-complex="zxx" style:country-complex="none"/>
    </style:style>
    <style:style style:name="P83" style:family="paragraph" style:parent-style-name="Text_20_body" style:list-style-name="L13">
      <style:text-properties fo:language="zxx" fo:country="none" officeooo:rsid="00cef529" officeooo:paragraph-rsid="00cef529" style:language-asian="zxx" style:country-asian="none" style:language-complex="zxx" style:country-complex="none"/>
    </style:style>
    <style:style style:name="P84" style:family="paragraph" style:parent-style-name="Text_20_body" style:list-style-name="L13">
      <style:text-properties fo:language="zxx" fo:country="none" officeooo:rsid="0035cde6" officeooo:paragraph-rsid="0035cde6" style:language-asian="zxx" style:country-asian="none" style:language-complex="zxx" style:country-complex="none"/>
    </style:style>
    <style:style style:name="P85" style:family="paragraph" style:parent-style-name="Text_20_body" style:list-style-name="L13">
      <style:text-properties fo:language="zxx" fo:country="none" officeooo:rsid="0037024f" officeooo:paragraph-rsid="0037024f" style:language-asian="zxx" style:country-asian="none" style:language-complex="zxx" style:country-complex="none"/>
    </style:style>
    <style:style style:name="P86" style:family="paragraph" style:parent-style-name="Text_20_body" style:list-style-name="L13">
      <style:text-properties fo:language="zxx" fo:country="none" officeooo:rsid="00d32070" officeooo:paragraph-rsid="00d32070" style:language-asian="zxx" style:country-asian="none" style:language-complex="zxx" style:country-complex="none"/>
    </style:style>
    <style:style style:name="P87" style:family="paragraph" style:parent-style-name="Text_20_body" style:list-style-name="L13">
      <style:text-properties fo:language="zxx" fo:country="none" officeooo:rsid="00d5ab63" officeooo:paragraph-rsid="00d5ab63" style:language-asian="zxx" style:country-asian="none" style:language-complex="zxx" style:country-complex="none"/>
    </style:style>
    <style:style style:name="P88" style:family="paragraph" style:parent-style-name="Text_20_body" style:list-style-name="L13">
      <style:text-properties fo:language="zxx" fo:country="none" officeooo:rsid="00d72b8b" officeooo:paragraph-rsid="00d72b8b" style:language-asian="zxx" style:country-asian="none" style:language-complex="zxx" style:country-complex="none"/>
    </style:style>
    <style:style style:name="P89" style:family="paragraph" style:parent-style-name="Text_20_body" style:list-style-name="L13">
      <style:text-properties fo:language="zxx" fo:country="none" officeooo:rsid="0037e403" officeooo:paragraph-rsid="0037e403" style:language-asian="zxx" style:country-asian="none" style:language-complex="zxx" style:country-complex="none"/>
    </style:style>
    <style:style style:name="P90" style:family="paragraph" style:parent-style-name="Text_20_body" style:list-style-name="L13">
      <style:text-properties fo:language="zxx" fo:country="none" officeooo:rsid="00d8e58e" officeooo:paragraph-rsid="00d8e58e" style:language-asian="zxx" style:country-asian="none" style:language-complex="zxx" style:country-complex="none"/>
    </style:style>
    <style:style style:name="P91" style:family="paragraph" style:parent-style-name="Text_20_body" style:list-style-name="L13">
      <style:text-properties fo:language="zxx" fo:country="none" officeooo:rsid="00daa494" officeooo:paragraph-rsid="00daa494" style:language-asian="zxx" style:country-asian="none" style:language-complex="zxx" style:country-complex="none"/>
    </style:style>
    <style:style style:name="P92" style:family="paragraph" style:parent-style-name="Text_20_body" style:list-style-name="L13">
      <style:text-properties fo:language="zxx" fo:country="none" officeooo:rsid="0038b1ad" officeooo:paragraph-rsid="0038b1ad" style:language-asian="zxx" style:country-asian="none" style:language-complex="zxx" style:country-complex="none"/>
    </style:style>
    <style:style style:name="P93" style:family="paragraph" style:parent-style-name="Text_20_body" style:list-style-name="L13">
      <style:text-properties fo:language="zxx" fo:country="none" officeooo:rsid="00df2435" officeooo:paragraph-rsid="00df2435" style:language-asian="zxx" style:country-asian="none" style:language-complex="zxx" style:country-complex="none"/>
    </style:style>
    <style:style style:name="P94" style:family="paragraph" style:parent-style-name="Text_20_body" style:list-style-name="L13">
      <style:text-properties fo:language="zxx" fo:country="none" officeooo:rsid="00e0a299" officeooo:paragraph-rsid="00e0a299" style:language-asian="zxx" style:country-asian="none" style:language-complex="zxx" style:country-complex="none"/>
    </style:style>
    <style:style style:name="P95" style:family="paragraph" style:parent-style-name="Text_20_body" style:list-style-name="L14">
      <style:text-properties fo:language="zxx" fo:country="none" officeooo:rsid="003b2df1" officeooo:paragraph-rsid="003b2df1" style:language-asian="zxx" style:country-asian="none" style:language-complex="zxx" style:country-complex="none"/>
    </style:style>
    <style:style style:name="P96" style:family="paragraph" style:parent-style-name="Text_20_body" style:list-style-name="L14">
      <style:text-properties fo:language="zxx" fo:country="none" officeooo:rsid="00e7e144" officeooo:paragraph-rsid="00e7e144" style:language-asian="zxx" style:country-asian="none" style:language-complex="zxx" style:country-complex="none"/>
    </style:style>
    <style:style style:name="P97" style:family="paragraph" style:parent-style-name="Text_20_body" style:list-style-name="L14">
      <style:text-properties fo:language="zxx" fo:country="none" officeooo:rsid="003b6afb" officeooo:paragraph-rsid="00e7e144" style:language-asian="zxx" style:country-asian="none" style:language-complex="zxx" style:country-complex="none"/>
    </style:style>
    <style:style style:name="P98" style:family="paragraph" style:parent-style-name="Text_20_body" style:list-style-name="L14">
      <style:text-properties fo:language="zxx" fo:country="none" officeooo:rsid="003b6afb" officeooo:paragraph-rsid="003b6afb" style:language-asian="zxx" style:country-asian="none" style:language-complex="zxx" style:country-complex="none"/>
    </style:style>
    <style:style style:name="P99" style:family="paragraph" style:parent-style-name="Text_20_body" style:list-style-name="L14">
      <style:text-properties fo:language="zxx" fo:country="none" officeooo:rsid="003b6afb" officeooo:paragraph-rsid="00eaa7fd" style:language-asian="zxx" style:country-asian="none" style:language-complex="zxx" style:country-complex="none"/>
    </style:style>
    <style:style style:name="P100" style:family="paragraph" style:parent-style-name="Text_20_body" style:list-style-name="L14">
      <style:text-properties fo:language="zxx" fo:country="none" officeooo:rsid="003b6afb" officeooo:paragraph-rsid="00eb357a" style:language-asian="zxx" style:country-asian="none" style:language-complex="zxx" style:country-complex="none"/>
    </style:style>
    <style:style style:name="P101" style:family="paragraph" style:parent-style-name="Text_20_body" style:list-style-name="L14">
      <style:text-properties fo:language="zxx" fo:country="none" officeooo:rsid="00eb357a" officeooo:paragraph-rsid="00eb357a" style:language-asian="zxx" style:country-asian="none" style:language-complex="zxx" style:country-complex="none"/>
    </style:style>
    <style:style style:name="P102" style:family="paragraph" style:parent-style-name="Text_20_body" style:list-style-name="L14">
      <style:text-properties fo:language="zxx" fo:country="none" officeooo:rsid="003d48c1" officeooo:paragraph-rsid="003d48c1" style:language-asian="zxx" style:country-asian="none" style:language-complex="zxx" style:country-complex="none"/>
    </style:style>
    <style:style style:name="P103" style:family="paragraph" style:parent-style-name="Text_20_body" style:list-style-name="L14">
      <style:text-properties fo:language="zxx" fo:country="none" officeooo:rsid="00ecc9a3" officeooo:paragraph-rsid="00ecc9a3" style:language-asian="zxx" style:country-asian="none" style:language-complex="zxx" style:country-complex="none"/>
    </style:style>
    <style:style style:name="P104" style:family="paragraph" style:parent-style-name="Text_20_body" style:list-style-name="L14">
      <style:text-properties fo:language="zxx" fo:country="none" officeooo:rsid="003ef593" officeooo:paragraph-rsid="003ef593" style:language-asian="zxx" style:country-asian="none" style:language-complex="zxx" style:country-complex="none"/>
    </style:style>
    <style:style style:name="P105" style:family="paragraph" style:parent-style-name="Text_20_body" style:list-style-name="L14">
      <style:text-properties fo:language="zxx" fo:country="none" officeooo:rsid="003ef593" officeooo:paragraph-rsid="00ed1bb5" style:language-asian="zxx" style:country-asian="none" style:language-complex="zxx" style:country-complex="none"/>
    </style:style>
    <style:style style:name="P106" style:family="paragraph" style:parent-style-name="Text_20_body" style:list-style-name="L14">
      <style:text-properties fo:language="zxx" fo:country="none" officeooo:rsid="003ef593" officeooo:paragraph-rsid="003b2df1" style:language-asian="zxx" style:country-asian="none" style:language-complex="zxx" style:country-complex="none"/>
    </style:style>
    <style:style style:name="P107" style:family="paragraph" style:parent-style-name="Text_20_body" style:list-style-name="L14">
      <style:text-properties fo:language="zxx" fo:country="none" officeooo:rsid="00ed1bb5" officeooo:paragraph-rsid="00ed1bb5" style:language-asian="zxx" style:country-asian="none" style:language-complex="zxx" style:country-complex="none"/>
    </style:style>
    <style:style style:name="P108" style:family="paragraph" style:parent-style-name="Text_20_body" style:list-style-name="L15">
      <style:text-properties fo:language="zxx" fo:country="none" officeooo:rsid="00a5fb56" officeooo:paragraph-rsid="00a5fb56" style:language-asian="zxx" style:country-asian="none" style:language-complex="zxx" style:country-complex="none"/>
    </style:style>
    <style:style style:name="P109" style:family="paragraph" style:parent-style-name="Text_20_body" style:list-style-name="L15">
      <style:text-properties fo:language="zxx" fo:country="none" officeooo:rsid="00a7d698" officeooo:paragraph-rsid="00a7d698" style:language-asian="zxx" style:country-asian="none" style:language-complex="zxx" style:country-complex="none"/>
    </style:style>
    <style:style style:name="P110" style:family="paragraph" style:parent-style-name="Text_20_body" style:list-style-name="L15">
      <style:text-properties fo:language="zxx" fo:country="none" officeooo:rsid="00a7df12" officeooo:paragraph-rsid="00a7df12" style:language-asian="zxx" style:country-asian="none" style:language-complex="zxx" style:country-complex="none"/>
    </style:style>
    <style:style style:name="P111" style:family="paragraph" style:parent-style-name="Text_20_body" style:list-style-name="L3">
      <style:text-properties fo:language="zxx" fo:country="none" officeooo:rsid="001815c9" officeooo:paragraph-rsid="001815c9" fo:background-color="#ffff00" style:language-asian="zxx" style:country-asian="none" style:language-complex="zxx" style:country-complex="none"/>
    </style:style>
    <style:style style:name="P112" style:family="paragraph" style:parent-style-name="Text_20_body" style:list-style-name="L3">
      <style:text-properties fo:language="zxx" fo:country="none" officeooo:rsid="0049895f" officeooo:paragraph-rsid="0049895f" fo:background-color="#ffff00" style:language-asian="zxx" style:country-asian="none" style:language-complex="zxx" style:country-complex="none"/>
    </style:style>
    <style:style style:name="P113" style:family="paragraph" style:parent-style-name="Text_20_body" style:list-style-name="L3">
      <style:text-properties fo:language="zxx" fo:country="none" officeooo:rsid="0019f7c0" officeooo:paragraph-rsid="0019f7c0" fo:background-color="#ffff00" style:language-asian="zxx" style:country-asian="none" style:language-complex="zxx" style:country-complex="none"/>
    </style:style>
    <style:style style:name="P114" style:family="paragraph" style:parent-style-name="Text_20_body" style:list-style-name="L5">
      <style:text-properties fo:language="zxx" fo:country="none" officeooo:rsid="001c7c5c" officeooo:paragraph-rsid="006c0926" fo:background-color="#ffff00" style:language-asian="zxx" style:country-asian="none" style:language-complex="zxx" style:country-complex="none"/>
    </style:style>
    <style:style style:name="P115" style:family="paragraph" style:parent-style-name="Text_20_body" style:list-style-name="L5">
      <style:text-properties fo:language="zxx" fo:country="none" officeooo:rsid="007a2da7" officeooo:paragraph-rsid="007a2da7" fo:background-color="#ffff00" style:language-asian="zxx" style:country-asian="none" style:language-complex="zxx" style:country-complex="none"/>
    </style:style>
    <style:style style:name="P116" style:family="paragraph" style:parent-style-name="Text_20_body" style:list-style-name="L9">
      <style:text-properties fo:language="zxx" fo:country="none" officeooo:rsid="0022ca96" officeooo:paragraph-rsid="0022ca96" fo:background-color="#ffff00" style:language-asian="zxx" style:country-asian="none" style:language-complex="zxx" style:country-complex="none"/>
    </style:style>
    <style:style style:name="P117" style:family="paragraph" style:parent-style-name="Text_20_body" style:list-style-name="L9">
      <style:text-properties fo:language="zxx" fo:country="none" officeooo:rsid="0090b188" officeooo:paragraph-rsid="0090b188" fo:background-color="#ffff00" style:language-asian="zxx" style:country-asian="none" style:language-complex="zxx" style:country-complex="none"/>
    </style:style>
    <style:style style:name="P118" style:family="paragraph" style:parent-style-name="Text_20_body" style:list-style-name="L8">
      <style:text-properties fo:language="zxx" fo:country="none" officeooo:rsid="0090b188" officeooo:paragraph-rsid="0090b188" fo:background-color="#ffff00" style:language-asian="zxx" style:country-asian="none" style:language-complex="zxx" style:country-complex="none"/>
    </style:style>
    <style:style style:name="P119" style:family="paragraph" style:parent-style-name="Text_20_body" style:list-style-name="L8">
      <style:text-properties fo:language="zxx" fo:country="none" officeooo:rsid="0084fb58" officeooo:paragraph-rsid="0084fb58" fo:background-color="#ffff00" style:language-asian="zxx" style:country-asian="none" style:language-complex="zxx" style:country-complex="none"/>
    </style:style>
    <style:style style:name="P120" style:family="paragraph" style:parent-style-name="Text_20_body" style:list-style-name="L8">
      <style:text-properties fo:language="zxx" fo:country="none" officeooo:rsid="0087033d" officeooo:paragraph-rsid="0087033d" fo:background-color="#ffff00" style:language-asian="zxx" style:country-asian="none" style:language-complex="zxx" style:country-complex="none"/>
    </style:style>
    <style:style style:name="P121" style:family="paragraph" style:parent-style-name="Text_20_body" style:list-style-name="L8">
      <style:text-properties fo:language="zxx" fo:country="none" officeooo:rsid="0087d5e9" officeooo:paragraph-rsid="0087d5e9" fo:background-color="#ffff00" style:language-asian="zxx" style:country-asian="none" style:language-complex="zxx" style:country-complex="none"/>
    </style:style>
    <style:style style:name="P122" style:family="paragraph" style:parent-style-name="Text_20_body" style:list-style-name="L8">
      <style:text-properties fo:language="zxx" fo:country="none" officeooo:rsid="008a351b" officeooo:paragraph-rsid="008a351b" fo:background-color="#ffff00" style:language-asian="zxx" style:country-asian="none" style:language-complex="zxx" style:country-complex="none"/>
    </style:style>
    <style:style style:name="P123" style:family="paragraph" style:parent-style-name="Text_20_body" style:list-style-name="L8">
      <style:text-properties fo:language="zxx" fo:country="none" officeooo:rsid="008bfd33" officeooo:paragraph-rsid="008bfd33" fo:background-color="#ffff00" style:language-asian="zxx" style:country-asian="none" style:language-complex="zxx" style:country-complex="none"/>
    </style:style>
    <style:style style:name="P124" style:family="paragraph" style:parent-style-name="Text_20_body" style:list-style-name="L10">
      <style:text-properties fo:language="zxx" fo:country="none" officeooo:rsid="0091f25d" officeooo:paragraph-rsid="0091f25d" fo:background-color="#ffff00" style:language-asian="zxx" style:country-asian="none" style:language-complex="zxx" style:country-complex="none"/>
    </style:style>
    <style:style style:name="P125" style:family="paragraph" style:parent-style-name="Text_20_body" style:list-style-name="L10">
      <style:text-properties fo:language="zxx" fo:country="none" officeooo:rsid="0025f76f" officeooo:paragraph-rsid="0025f76f" fo:background-color="#ffff00" style:language-asian="zxx" style:country-asian="none" style:language-complex="zxx" style:country-complex="none"/>
    </style:style>
    <style:style style:name="P126" style:family="paragraph" style:parent-style-name="Text_20_body" style:list-style-name="L10">
      <style:text-properties fo:language="zxx" fo:country="none" officeooo:rsid="00952ffa" officeooo:paragraph-rsid="00952ffa" fo:background-color="#ffff00" style:language-asian="zxx" style:country-asian="none" style:language-complex="zxx" style:country-complex="none"/>
    </style:style>
    <style:style style:name="P127" style:family="paragraph" style:parent-style-name="Text_20_body" style:list-style-name="L11">
      <style:text-properties fo:language="zxx" fo:country="none" officeooo:rsid="002aa5ad" officeooo:paragraph-rsid="009a6fc3" fo:background-color="#ffff00" style:language-asian="zxx" style:country-asian="none" style:language-complex="zxx" style:country-complex="none"/>
    </style:style>
    <style:style style:name="P128" style:family="paragraph" style:parent-style-name="Text_20_body" style:list-style-name="L11">
      <style:text-properties fo:language="zxx" fo:country="none" officeooo:rsid="002c6d91" officeooo:paragraph-rsid="002c6d91" fo:background-color="#ffff00" style:language-asian="zxx" style:country-asian="none" style:language-complex="zxx" style:country-complex="none"/>
    </style:style>
    <style:style style:name="P129" style:family="paragraph" style:parent-style-name="Text_20_body" style:list-style-name="L11">
      <style:text-properties fo:language="zxx" fo:country="none" officeooo:rsid="002f0ce3" officeooo:paragraph-rsid="002f0ce3" fo:background-color="#ffff00" style:language-asian="zxx" style:country-asian="none" style:language-complex="zxx" style:country-complex="none"/>
    </style:style>
    <style:style style:name="P130" style:family="paragraph" style:parent-style-name="Text_20_body" style:list-style-name="L11">
      <style:text-properties fo:language="zxx" fo:country="none" officeooo:rsid="00a297ed" officeooo:paragraph-rsid="00a297ed" fo:background-color="#ffff00" style:language-asian="zxx" style:country-asian="none" style:language-complex="zxx" style:country-complex="none"/>
    </style:style>
    <style:style style:name="P131" style:family="paragraph" style:parent-style-name="Text_20_body" style:list-style-name="L3">
      <style:text-properties fo:language="zxx" fo:country="none" officeooo:rsid="005bb707" officeooo:paragraph-rsid="005bb707" fo:background-color="transparent" style:language-asian="zxx" style:country-asian="none" style:language-complex="zxx" style:country-complex="none"/>
    </style:style>
    <style:style style:name="P132" style:family="paragraph" style:parent-style-name="Text_20_body" style:list-style-name="L3">
      <style:text-properties fo:language="zxx" fo:country="none" officeooo:rsid="001815c9" officeooo:paragraph-rsid="001815c9" fo:background-color="transparent" style:language-asian="zxx" style:country-asian="none" style:language-complex="zxx" style:country-complex="none"/>
    </style:style>
    <style:style style:name="P133" style:family="paragraph" style:parent-style-name="Text_20_body" style:list-style-name="L4">
      <style:text-properties fo:language="zxx" fo:country="none" officeooo:rsid="001a919a" officeooo:paragraph-rsid="001a919a" fo:background-color="transparent" style:language-asian="zxx" style:country-asian="none" style:language-complex="zxx" style:country-complex="none"/>
    </style:style>
    <style:style style:name="P134" style:family="paragraph" style:parent-style-name="Text_20_body" style:list-style-name="L4">
      <style:text-properties fo:language="zxx" fo:country="none" officeooo:rsid="006903b8" officeooo:paragraph-rsid="006903b8" fo:background-color="transparent" style:language-asian="zxx" style:country-asian="none" style:language-complex="zxx" style:country-complex="none"/>
    </style:style>
    <style:style style:name="P135" style:family="paragraph" style:parent-style-name="Text_20_body" style:list-style-name="L5">
      <style:text-properties fo:language="zxx" fo:country="none" officeooo:rsid="001c7c5c" officeooo:paragraph-rsid="001c7c5c" fo:background-color="transparent" style:language-asian="zxx" style:country-asian="none" style:language-complex="zxx" style:country-complex="none"/>
    </style:style>
    <style:style style:name="P136" style:family="paragraph" style:parent-style-name="Text_20_body" style:list-style-name="L5">
      <style:text-properties fo:language="zxx" fo:country="none" officeooo:rsid="0020c02f" officeooo:paragraph-rsid="0020c02f" fo:background-color="transparent" style:language-asian="zxx" style:country-asian="none" style:language-complex="zxx" style:country-complex="none"/>
    </style:style>
    <style:style style:name="P137" style:family="paragraph" style:parent-style-name="Text_20_body" style:list-style-name="L8">
      <style:text-properties fo:language="zxx" fo:country="none" officeooo:rsid="0087d5e9" officeooo:paragraph-rsid="0087d5e9" fo:background-color="transparent" style:language-asian="zxx" style:country-asian="none" style:language-complex="zxx" style:country-complex="none"/>
    </style:style>
    <style:style style:name="P138" style:family="paragraph" style:parent-style-name="Text_20_body" style:list-style-name="L8">
      <style:text-properties fo:language="zxx" fo:country="none" officeooo:rsid="008a351b" officeooo:paragraph-rsid="008a351b" fo:background-color="transparent" style:language-asian="zxx" style:country-asian="none" style:language-complex="zxx" style:country-complex="none"/>
    </style:style>
    <style:style style:name="P139" style:family="paragraph" style:parent-style-name="Text_20_body" style:list-style-name="L8">
      <style:text-properties officeooo:rsid="00226b87" officeooo:paragraph-rsid="00226b87"/>
    </style:style>
    <style:style style:name="P140" style:family="paragraph" style:parent-style-name="Text_20_body" style:list-style-name="L16">
      <style:text-properties officeooo:rsid="00ee64a8" officeooo:paragraph-rsid="00ee64a8"/>
    </style:style>
    <style:style style:name="P141" style:family="paragraph" style:parent-style-name="Text_20_body" style:list-style-name="L16">
      <style:text-properties officeooo:rsid="00ef12b5" officeooo:paragraph-rsid="00ef12b5"/>
    </style:style>
    <style:style style:name="P142" style:family="paragraph" style:parent-style-name="Text_20_body" style:list-style-name="L16">
      <style:text-properties officeooo:rsid="00f0819c" officeooo:paragraph-rsid="00f0819c"/>
    </style:style>
    <style:style style:name="P143" style:family="paragraph" style:parent-style-name="Text_20_body" style:list-style-name="L16">
      <style:text-properties officeooo:rsid="00f20048" officeooo:paragraph-rsid="00f20048"/>
    </style:style>
    <style:style style:name="P144" style:family="paragraph" style:parent-style-name="Text_20_body" style:list-style-name="L16">
      <style:text-properties officeooo:rsid="00f3d16a" officeooo:paragraph-rsid="00f3d16a"/>
    </style:style>
    <style:style style:name="P145" style:family="paragraph" style:parent-style-name="Text_20_body" style:list-style-name="L16">
      <style:text-properties officeooo:rsid="00f641b2" officeooo:paragraph-rsid="00f641b2"/>
    </style:style>
    <style:style style:name="P146" style:family="paragraph" style:parent-style-name="Text_20_body" style:list-style-name="L16">
      <style:text-properties officeooo:rsid="00f7f220" officeooo:paragraph-rsid="00f7f220"/>
    </style:style>
    <style:style style:name="P147" style:family="paragraph" style:parent-style-name="Text_20_body" style:list-style-name="L16">
      <style:text-properties officeooo:rsid="00f8eb8b" officeooo:paragraph-rsid="00f8eb8b"/>
    </style:style>
    <style:style style:name="P148" style:family="paragraph" style:parent-style-name="Text_20_body" style:list-style-name="L16">
      <style:text-properties officeooo:rsid="00f90e01" officeooo:paragraph-rsid="00f90e01"/>
    </style:style>
    <style:style style:name="P149" style:family="paragraph" style:parent-style-name="Text_20_body" style:list-style-name="L17">
      <style:text-properties officeooo:rsid="00fc1ec3" officeooo:paragraph-rsid="00fc1ec3"/>
    </style:style>
    <style:style style:name="P150" style:family="paragraph" style:parent-style-name="Text_20_body" style:list-style-name="L17">
      <style:text-properties officeooo:rsid="00fc943d" officeooo:paragraph-rsid="00fc943d"/>
    </style:style>
    <style:style style:name="P151" style:family="paragraph" style:parent-style-name="Text_20_body" style:list-style-name="L17">
      <style:text-properties officeooo:rsid="00fd7c7a" officeooo:paragraph-rsid="00fd7c7a"/>
    </style:style>
    <style:style style:name="P152" style:family="paragraph" style:parent-style-name="Text_20_body" style:list-style-name="L18">
      <style:text-properties officeooo:rsid="00fd7c7a" officeooo:paragraph-rsid="00fd7c7a"/>
    </style:style>
    <style:style style:name="P153" style:family="paragraph" style:parent-style-name="Text_20_body" style:list-style-name="L18">
      <style:text-properties officeooo:rsid="00fef451" officeooo:paragraph-rsid="00fef451"/>
    </style:style>
    <style:style style:name="P154" style:family="paragraph" style:parent-style-name="Text_20_body" style:list-style-name="L18">
      <style:text-properties officeooo:rsid="00ff2180" officeooo:paragraph-rsid="00ff2180"/>
    </style:style>
    <style:style style:name="P155" style:family="paragraph" style:parent-style-name="Text_20_body" style:list-style-name="L18">
      <style:text-properties officeooo:rsid="01009306" officeooo:paragraph-rsid="01009306"/>
    </style:style>
    <style:style style:name="P156" style:family="paragraph" style:parent-style-name="Text_20_body" style:list-style-name="L18">
      <style:text-properties officeooo:rsid="0104852a" officeooo:paragraph-rsid="0104852a"/>
    </style:style>
    <style:style style:name="P157" style:family="paragraph" style:parent-style-name="Text_20_body" style:list-style-name="L18">
      <style:text-properties officeooo:rsid="0104bcfd" officeooo:paragraph-rsid="0104bcfd"/>
    </style:style>
    <style:style style:name="P158" style:family="paragraph" style:parent-style-name="Text_20_body" style:list-style-name="L19">
      <style:text-properties officeooo:rsid="0105ca25" officeooo:paragraph-rsid="0105ca25"/>
    </style:style>
    <style:style style:name="P159" style:family="paragraph" style:parent-style-name="Text_20_body" style:list-style-name="L19">
      <style:text-properties officeooo:rsid="010969ba" officeooo:paragraph-rsid="010969ba"/>
    </style:style>
    <style:style style:name="P160" style:family="paragraph" style:parent-style-name="Text_20_body" style:list-style-name="L19">
      <style:text-properties officeooo:rsid="010685a0" officeooo:paragraph-rsid="010685a0"/>
    </style:style>
    <style:style style:name="P161" style:family="paragraph" style:parent-style-name="Text_20_body" style:list-style-name="L19">
      <style:text-properties officeooo:rsid="010a3e72" officeooo:paragraph-rsid="010a3e72"/>
    </style:style>
    <style:style style:name="T1" style:family="text">
      <style:text-properties officeooo:rsid="001815c9"/>
    </style:style>
    <style:style style:name="T2" style:family="text">
      <style:text-properties officeooo:rsid="0020c02f"/>
    </style:style>
    <style:style style:name="T3" style:family="text">
      <style:text-properties officeooo:rsid="0022ca96"/>
    </style:style>
    <style:style style:name="T4" style:family="text">
      <style:text-properties fo:language="zxx" fo:country="none" style:language-asian="zxx" style:country-asian="none" style:language-complex="zxx" style:country-complex="none"/>
    </style:style>
    <style:style style:name="T5" style:family="text">
      <style:text-properties fo:language="zxx" fo:country="none" officeooo:rsid="007c2d1d" style:language-asian="zxx" style:country-asian="none" style:language-complex="zxx" style:country-complex="none"/>
    </style:style>
    <style:style style:name="T6" style:family="text">
      <style:text-properties fo:language="zxx" fo:country="none" officeooo:rsid="0090b188" style:language-asian="zxx" style:country-asian="none" style:language-complex="zxx" style:country-complex="none"/>
    </style:style>
    <style:style style:name="T7" style:family="text">
      <style:text-properties officeooo:rsid="0033deab"/>
    </style:style>
    <style:style style:name="T8" style:family="text">
      <style:text-properties officeooo:rsid="00399449"/>
    </style:style>
    <style:style style:name="T9" style:family="text">
      <style:text-properties officeooo:rsid="003d48c1"/>
    </style:style>
    <style:style style:name="T10" style:family="text">
      <style:text-properties officeooo:rsid="00422c05"/>
    </style:style>
    <style:style style:name="T11" style:family="text">
      <style:text-properties officeooo:rsid="0042b6c6"/>
    </style:style>
    <style:style style:name="T12" style:family="text">
      <style:text-properties officeooo:rsid="0043e911"/>
    </style:style>
    <style:style style:name="T13" style:family="text">
      <style:text-properties officeooo:rsid="0044ceab"/>
    </style:style>
    <style:style style:name="T14" style:family="text">
      <style:text-properties officeooo:rsid="0045fed2"/>
    </style:style>
    <style:style style:name="T15" style:family="text">
      <style:text-properties officeooo:rsid="0047daad"/>
    </style:style>
    <style:style style:name="T16" style:family="text">
      <style:text-properties officeooo:rsid="0049895f"/>
    </style:style>
    <style:style style:name="T17" style:family="text">
      <style:text-properties fo:background-color="#ffff00" loext:char-shading-value="0"/>
    </style:style>
    <style:style style:name="T18" style:family="text">
      <style:text-properties officeooo:rsid="0051c724" fo:background-color="#ffff00" loext:char-shading-value="0"/>
    </style:style>
    <style:style style:name="T19" style:family="text">
      <style:text-properties officeooo:rsid="006118d0" fo:background-color="#ffff00" loext:char-shading-value="0"/>
    </style:style>
    <style:style style:name="T20" style:family="text">
      <style:text-properties officeooo:rsid="0064a927" fo:background-color="#ffff00" loext:char-shading-value="0"/>
    </style:style>
    <style:style style:name="T21" style:family="text">
      <style:text-properties officeooo:rsid="006a7c74" fo:background-color="#ffff00" loext:char-shading-value="0"/>
    </style:style>
    <style:style style:name="T22" style:family="text">
      <style:text-properties officeooo:rsid="006b9870" fo:background-color="#ffff00" loext:char-shading-value="0"/>
    </style:style>
    <style:style style:name="T23" style:family="text">
      <style:text-properties officeooo:rsid="006c0926" fo:background-color="#ffff00" loext:char-shading-value="0"/>
    </style:style>
    <style:style style:name="T24" style:family="text">
      <style:text-properties officeooo:rsid="0075e10d" fo:background-color="#ffff00" loext:char-shading-value="0"/>
    </style:style>
    <style:style style:name="T25" style:family="text">
      <style:text-properties officeooo:rsid="0096f828" fo:background-color="#ffff00" loext:char-shading-value="0"/>
    </style:style>
    <style:style style:name="T26" style:family="text">
      <style:text-properties fo:background-color="#ffff00" loext:char-shading-value="0"/>
    </style:style>
    <style:style style:name="T27" style:family="text">
      <style:text-properties officeooo:rsid="004d3be3"/>
    </style:style>
    <style:style style:name="T28" style:family="text">
      <style:text-properties officeooo:rsid="004e0128"/>
    </style:style>
    <style:style style:name="T29" style:family="text">
      <style:text-properties officeooo:rsid="004fb636"/>
    </style:style>
    <style:style style:name="T30" style:family="text">
      <style:text-properties officeooo:rsid="00513486"/>
    </style:style>
    <style:style style:name="T31" style:family="text">
      <style:text-properties officeooo:rsid="0051c724"/>
    </style:style>
    <style:style style:name="T32" style:family="text">
      <style:text-properties officeooo:rsid="00538f1e"/>
    </style:style>
    <style:style style:name="T33" style:family="text">
      <style:text-properties officeooo:rsid="00554b97"/>
    </style:style>
    <style:style style:name="T34" style:family="text">
      <style:text-properties officeooo:rsid="00558035"/>
    </style:style>
    <style:style style:name="T35" style:family="text">
      <style:text-properties officeooo:rsid="00569a61"/>
    </style:style>
    <style:style style:name="T36" style:family="text">
      <style:text-properties officeooo:rsid="00576f25"/>
    </style:style>
    <style:style style:name="T37" style:family="text">
      <style:text-properties officeooo:rsid="00593177"/>
    </style:style>
    <style:style style:name="T38" style:family="text">
      <style:text-properties officeooo:rsid="005afda3"/>
    </style:style>
    <style:style style:name="T39" style:family="text">
      <style:text-properties officeooo:rsid="005cb3da"/>
    </style:style>
    <style:style style:name="T40" style:family="text">
      <style:text-properties officeooo:rsid="005cea85"/>
    </style:style>
    <style:style style:name="T41" style:family="text">
      <style:text-properties officeooo:rsid="005d885c"/>
    </style:style>
    <style:style style:name="T42" style:family="text">
      <style:text-properties officeooo:rsid="005e676b"/>
    </style:style>
    <style:style style:name="T43" style:family="text">
      <style:text-properties officeooo:rsid="0060422c"/>
    </style:style>
    <style:style style:name="T44" style:family="text">
      <style:text-properties officeooo:rsid="006118d0"/>
    </style:style>
    <style:style style:name="T45" style:family="text">
      <style:text-properties officeooo:rsid="00664717"/>
    </style:style>
    <style:style style:name="T46" style:family="text">
      <style:text-properties officeooo:rsid="0067f2b1"/>
    </style:style>
    <style:style style:name="T47" style:family="text">
      <style:text-properties officeooo:rsid="006a7c74"/>
    </style:style>
    <style:style style:name="T48" style:family="text">
      <style:text-properties officeooo:rsid="006b9870"/>
    </style:style>
    <style:style style:name="T49" style:family="text">
      <style:text-properties officeooo:rsid="006f1323"/>
    </style:style>
    <style:style style:name="T50" style:family="text">
      <style:text-properties officeooo:rsid="007301a6"/>
    </style:style>
    <style:style style:name="T51" style:family="text">
      <style:text-properties officeooo:rsid="00744e58"/>
    </style:style>
    <style:style style:name="T52" style:family="text">
      <style:text-properties officeooo:rsid="0075e10d"/>
    </style:style>
    <style:style style:name="T53" style:family="text">
      <style:text-properties officeooo:rsid="007750b9"/>
    </style:style>
    <style:style style:name="T54" style:family="text">
      <style:text-properties officeooo:rsid="00784d74"/>
    </style:style>
    <style:style style:name="T55" style:family="text">
      <style:text-properties officeooo:rsid="007c2d1d"/>
    </style:style>
    <style:style style:name="T56" style:family="text">
      <style:text-properties officeooo:rsid="007e2b98"/>
    </style:style>
    <style:style style:name="T57" style:family="text">
      <style:text-properties officeooo:rsid="007eef24"/>
    </style:style>
    <style:style style:name="T58" style:family="text">
      <style:text-properties officeooo:rsid="00822f33"/>
    </style:style>
    <style:style style:name="T59" style:family="text">
      <style:text-properties officeooo:rsid="0083a095"/>
    </style:style>
    <style:style style:name="T60" style:family="text">
      <style:text-properties officeooo:rsid="0086c412"/>
    </style:style>
    <style:style style:name="T61" style:family="text">
      <style:text-properties officeooo:rsid="00889702"/>
    </style:style>
    <style:style style:name="T62" style:family="text">
      <style:text-properties officeooo:rsid="008ea710"/>
    </style:style>
    <style:style style:name="T63" style:family="text">
      <style:text-properties officeooo:rsid="0090b188"/>
    </style:style>
    <style:style style:name="T64" style:family="text">
      <style:text-properties officeooo:rsid="0093894c"/>
    </style:style>
    <style:style style:name="T65" style:family="text">
      <style:text-properties officeooo:rsid="00944a9a"/>
    </style:style>
    <style:style style:name="T66" style:family="text">
      <style:text-properties officeooo:rsid="009764a0"/>
    </style:style>
    <style:style style:name="T67" style:family="text">
      <style:text-properties officeooo:rsid="009a6e83"/>
    </style:style>
    <style:style style:name="T68" style:family="text">
      <style:text-properties officeooo:rsid="009b234a"/>
    </style:style>
    <style:style style:name="T69" style:family="text">
      <style:text-properties officeooo:rsid="009c025a"/>
    </style:style>
    <style:style style:name="T70" style:family="text">
      <style:text-properties officeooo:rsid="009ce70e"/>
    </style:style>
    <style:style style:name="T71" style:family="text">
      <style:text-properties officeooo:rsid="009e9049"/>
    </style:style>
    <style:style style:name="T72" style:family="text">
      <style:text-properties officeooo:rsid="009f9b5e"/>
    </style:style>
    <style:style style:name="T73" style:family="text">
      <style:text-properties officeooo:rsid="00a16782"/>
    </style:style>
    <style:style style:name="T74" style:family="text">
      <style:text-properties officeooo:rsid="00a2f74f"/>
    </style:style>
    <style:style style:name="T75" style:family="text">
      <style:text-properties style:text-underline-style="solid" style:text-underline-width="auto" style:text-underline-color="font-color"/>
    </style:style>
    <style:style style:name="T76" style:family="text">
      <style:text-properties officeooo:rsid="00a7df12"/>
    </style:style>
    <style:style style:name="T77" style:family="text">
      <style:text-properties officeooo:rsid="00a8d7fb"/>
    </style:style>
    <style:style style:name="T78" style:family="text">
      <style:text-properties officeooo:rsid="00aaba76"/>
    </style:style>
    <style:style style:name="T79" style:family="text">
      <style:text-properties officeooo:rsid="00ad928e"/>
    </style:style>
    <style:style style:name="T80" style:family="text">
      <style:text-properties officeooo:rsid="00afebd1"/>
    </style:style>
    <style:style style:name="T81" style:family="text">
      <style:text-properties officeooo:rsid="00b1a47d"/>
    </style:style>
    <style:style style:name="T82" style:family="text">
      <style:text-properties officeooo:rsid="00b34c20"/>
    </style:style>
    <style:style style:name="T83" style:family="text">
      <style:text-properties officeooo:rsid="00b56e50"/>
    </style:style>
    <style:style style:name="T84" style:family="text">
      <style:text-properties officeooo:rsid="00b8bc33"/>
    </style:style>
    <style:style style:name="T85" style:family="text">
      <style:text-properties officeooo:rsid="00ba4474"/>
    </style:style>
    <style:style style:name="T86" style:family="text">
      <style:text-properties officeooo:rsid="00bbb98c"/>
    </style:style>
    <style:style style:name="T87" style:family="text">
      <style:text-properties officeooo:rsid="00bbe6bb"/>
    </style:style>
    <style:style style:name="T88" style:family="text">
      <style:text-properties officeooo:rsid="00bec5a1"/>
    </style:style>
    <style:style style:name="T89" style:family="text">
      <style:text-properties officeooo:rsid="00c04d69"/>
    </style:style>
    <style:style style:name="T90" style:family="text">
      <style:text-properties officeooo:rsid="00c16650"/>
    </style:style>
    <style:style style:name="T91" style:family="text">
      <style:text-properties officeooo:rsid="00c292d9"/>
    </style:style>
    <style:style style:name="T92" style:family="text">
      <style:text-properties officeooo:rsid="00c34fa8"/>
    </style:style>
    <style:style style:name="T93" style:family="text">
      <style:text-properties officeooo:rsid="00c54a36"/>
    </style:style>
    <style:style style:name="T94" style:family="text">
      <style:text-properties officeooo:rsid="00c5cc92"/>
    </style:style>
    <style:style style:name="T95" style:family="text">
      <style:text-properties officeooo:rsid="00cc0a3e"/>
    </style:style>
    <style:style style:name="T96" style:family="text">
      <style:text-properties officeooo:rsid="00cc216f"/>
    </style:style>
    <style:style style:name="T97" style:family="text">
      <style:text-properties officeooo:rsid="00ccb05b"/>
    </style:style>
    <style:style style:name="T98" style:family="text">
      <style:text-properties officeooo:rsid="00cff9d9"/>
    </style:style>
    <style:style style:name="T99" style:family="text">
      <style:text-properties officeooo:rsid="00d03f8d"/>
    </style:style>
    <style:style style:name="T100" style:family="text">
      <style:text-properties officeooo:rsid="00d1d25c"/>
    </style:style>
    <style:style style:name="T101" style:family="text">
      <style:text-properties officeooo:rsid="00d43e9b"/>
    </style:style>
    <style:style style:name="T102" style:family="text">
      <style:text-properties officeooo:rsid="00d5ab63"/>
    </style:style>
    <style:style style:name="T103" style:family="text">
      <style:text-properties officeooo:rsid="00d754c0"/>
    </style:style>
    <style:style style:name="T104" style:family="text">
      <style:text-properties officeooo:rsid="00d99893"/>
    </style:style>
    <style:style style:name="T105" style:family="text">
      <style:text-properties officeooo:rsid="00d9a68b"/>
    </style:style>
    <style:style style:name="T106" style:family="text">
      <style:text-properties officeooo:rsid="00dd8793"/>
    </style:style>
    <style:style style:name="T107" style:family="text">
      <style:text-properties officeooo:rsid="00de7e11"/>
    </style:style>
    <style:style style:name="T108" style:family="text">
      <style:text-properties officeooo:rsid="00df2435"/>
    </style:style>
    <style:style style:name="T109" style:family="text">
      <style:text-properties officeooo:rsid="00e5fa53"/>
    </style:style>
    <style:style style:name="T110" style:family="text">
      <style:text-properties officeooo:rsid="00e7e144"/>
    </style:style>
    <style:style style:name="T111" style:family="text">
      <style:text-properties officeooo:rsid="00e928c1"/>
    </style:style>
    <style:style style:name="T112" style:family="text">
      <style:text-properties officeooo:rsid="00eaa7fd"/>
    </style:style>
    <style:style style:name="T113" style:family="text">
      <style:text-properties officeooo:rsid="00ec87cf"/>
    </style:style>
    <style:style style:name="T114" style:family="text">
      <style:text-properties officeooo:rsid="00f41e75"/>
    </style:style>
    <style:style style:name="T115" style:family="text">
      <style:text-properties officeooo:rsid="00f45a97"/>
    </style:style>
    <style:style style:name="T116" style:family="text">
      <style:text-properties officeooo:rsid="00f61f41"/>
    </style:style>
    <style:style style:name="T117" style:family="text">
      <style:text-properties officeooo:rsid="00f641b2"/>
    </style:style>
    <style:style style:name="T118" style:family="text">
      <style:text-properties officeooo:rsid="00fadd47"/>
    </style:style>
    <style:style style:name="T119" style:family="text">
      <style:text-properties officeooo:rsid="00fd7c7a"/>
    </style:style>
    <style:style style:name="T120" style:family="text">
      <style:text-properties officeooo:rsid="01009306"/>
    </style:style>
    <style:style style:name="T121" style:family="text">
      <style:text-properties officeooo:rsid="0102666d"/>
    </style:style>
    <style:style style:name="T122" style:family="text">
      <style:text-properties officeooo:rsid="010309a6"/>
    </style:style>
    <style:style style:name="T123" style:family="text">
      <style:text-properties officeooo:rsid="010685a0"/>
    </style:style>
    <style:style style:name="T124" style:family="text">
      <style:text-properties officeooo:rsid="0108697e"/>
    </style:style>
    <style:style style:name="T125" style:family="text">
      <style:text-properties officeooo:rsid="010969ba"/>
    </style:style>
    <style:style style:name="T126" style:family="text">
      <style:text-properties officeooo:rsid="0064a927"/>
    </style:style>
    <style:style style:name="T127" style:family="text">
      <style:text-properties officeooo:rsid="006c0926"/>
    </style:style>
    <style:style style:name="T128" style:family="text">
      <style:text-properties officeooo:rsid="010fff45"/>
    </style:style>
    <style:style style:name="T129" style:family="text">
      <style:text-properties officeooo:rsid="0115801a"/>
    </style:style>
    <style:style style:name="T130" style:family="text">
      <style:text-properties officeooo:rsid="0117432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Бележки по XML</text:p>
      <text:p text:style-name="P3"/>
      <text:p text:style-name="P4">Етапи на Интернет</text:p>
      <text:list xml:id="list3304049814" text:style-name="L1">
        <text:list-item>
          <text:p text:style-name="P17">Web 1.0 (Традиционен Уеб): 1993-2001</text:p>
          <text:list>
            <text:list-item>
              <text:p text:style-name="P17">top-down, малко страници с фокус върху презентацията</text:p>
            </text:list-item>
            <text:list-item>
              <text:p text:style-name="P17">статичен хипертекст, без редакция от външни потребители</text:p>
            </text:list-item>
            <text:list-item>
              <text:p text:style-name="P17">framesets</text:p>
            </text:list-item>
            <text:list-item>
              <text:p text:style-name="P17">таблици за подравняване на съдържанието</text:p>
            </text:list-item>
            <text:list-item>
              <text:p text:style-name="P17">нестандартни HTML елементи</text:p>
            </text:list-item>
          </text:list>
        </text:list-item>
        <text:list-item>
          <text:p text:style-name="P17">Web 2.0 (Социален Уеб): 2001-сега</text:p>
          <text:list>
            <text:list-item>
              <text:p text:style-name="P17">top-down + bottom-up подход, създаване и споделяне на информация, не само презентация</text:p>
            </text:list-item>
            <text:list-item>
              <text:p text:style-name="P17">динамичен хипертекст, съдържание от външни потребители</text:p>
            </text:list-item>
            <text:list-item>
              <text:p text:style-name="P17">модел Network as platform с потребителски интерфейси за достъп до услуги</text:p>
            </text:list-item>
            <text:list-item>
              <text:p text:style-name="P17">оперативен обмен на данни</text:p>
            </text:list-item>
            <text:list-item>
              <text:p text:style-name="P17">множество нови технологии</text:p>
            </text:list-item>
          </text:list>
        </text:list-item>
        <text:list-item>
          <text:p text:style-name="P17">Web 3.0 (Семантичен Уеб): сега-</text:p>
          <text:list>
            <text:list-item>
              <text:p text:style-name="P17">семантични услуги, базирани на онтологии за представяне на знанието за дадена предметна област</text:p>
            </text:list-item>
            <text:list-item>
              <text:p text:style-name="P17">семантични езици - <text:s/>базирани на XML – RDF (Resource Desciption Framework), RDF Schema, SPARQL Protocol, Web Ontology Language</text:p>
            </text:list-item>
          </text:list>
        </text:list-item>
        <text:list-item>
          <text:p text:style-name="P17">Езици за маркиране – служат за описание на данни относно структурирането, форматирането, значението и начина за представяне на тези данни</text:p>
        </text:list-item>
        <text:list-item>
          <text:p text:style-name="P17">Маркиране – добавяне на допълнителна стойност към основното съдържание (откъм оформление, структура, представяне)</text:p>
        </text:list-item>
      </text:list>
      <text:p text:style-name="P4">XML Въведение</text:p>
      <text:list xml:id="list2365839679" text:style-name="L2">
        <text:list-item>
          <text:p text:style-name="P18">XML – препоръка на W3C</text:p>
        </text:list-item>
        <text:list-item>
          <text:p text:style-name="P18">Наследява Standard Generalized Markup Language, <text:span text:style-name="T10">към който </text:span>е създаден Document Style Semantics and Specification Language – DSSSL, за семантично и стилистично маркиране към него</text:p>
        </text:list-item>
        <text:list-item>
          <text:p text:style-name="P18">Понеже XML е разширяем, то XML е метаезик</text:p>
        </text:list-item>
        <text:list-item>
          <text:p text:style-name="P18">Структура</text:p>
          <text:list>
            <text:list-item>
              <text:p text:style-name="P18">Логическа – от елементи</text:p>
            </text:list-item>
            <text:list-item>
              <text:p text:style-name="P18"><text:soft-page-break/>Физическа – от единици</text:p>
            </text:list-item>
          </text:list>
        </text:list-item>
      </text:list>
      <text:p text:style-name="P4">Добре-структуриран XML</text:p>
      <text:list xml:id="list2931072413" text:style-name="L3">
        <text:list-item>
          <text:p text:style-name="P19">Основни характеристики на документ</text:p>
          <text:list>
            <text:list-item>
              <text:p text:style-name="P19">Съдържание</text:p>
            </text:list-item>
            <text:list-item>
              <text:p text:style-name="P19">Структура</text:p>
            </text:list-item>
            <text:list-item>
              <text:p text:style-name="P19">Оформление</text:p>
            </text:list-item>
            <text:list-item>
              <text:p text:style-name="P19">Метаданни <text:s/>- описание на семантиката на съдържанието</text:p>
            </text:list-item>
          </text:list>
        </text:list-item>
        <text:list-item>
          <text:p text:style-name="P19">Черти на езиците за маркиране:</text:p>
          <text:list>
            <text:list-item>
              <text:p text:style-name="P19">стилистични (за външния вид)</text:p>
            </text:list-item>
            <text:list-item>
              <text:p text:style-name="P19">структурни</text:p>
            </text:list-item>
            <text:list-item>
              <text:p text:style-name="P19">семантични (за смисъла/ значението)</text:p>
            </text:list-item>
            <text:list-item>
              <text:p text:style-name="P19">функционални (за действието)</text:p>
            </text:list-item>
          </text:list>
        </text:list-item>
        <text:list-item>
          <text:p text:style-name="P19">Синтаксис на XML</text:p>
          <text:list>
            <text:list-item>
              <text:p text:style-name="P19">маркер (таг)</text:p>
            </text:list-item>
            <text:list-item>
              <text:p text:style-name="P19">елемент – два маркера и съдържанието между тях (от тип PCDATA)</text:p>
            </text:list-item>
            <text:list-item>
              <text:p text:style-name="P19">само един корен</text:p>
            </text:list-item>
            <text:list-item>
              <text:p text:style-name="P19">възможност за влагане на елементи – получава се дърво</text:p>
              <text:list>
                <text:list-item>
                  <text:p text:style-name="P20">елементи със структурно съдържание – представляват XML елементи, в които текстовото съдържание е структурирано под формата на вложени елементи, организирани в дървовидна йерархия</text:p>
                </text:list-item>
              </text:list>
            </text:list-item>
            <text:list-item>
              <text:p text:style-name="P19">липса на затварящ таг при липса на съдържание <text:span text:style-name="T1">(празни елементи)</text:span>– самозатварящ таг</text:p>
            </text:list-item>
          </text:list>
        </text:list-item>
        <text:list-item>
          <text:p text:style-name="P20">Структура на XML документа</text:p>
          <text:list>
            <text:list-item>
              <text:p text:style-name="P111">пролог - &lt;?xml version…?&gt; &lt;?xml:stylesheet…?&gt; &lt;!DOCTYPE root …&gt; - декларании на документ, стилове, тип на документа</text:p>
            </text:list-item>
            <text:list-item>
              <text:p text:style-name="P111">екземпляр – йерархията от елементите</text:p>
            </text:list-item>
            <text:list-item>
              <text:p text:style-name="P111">допълнения – коментари, CDATA секции, инструкции за обработка</text:p>
            </text:list-item>
          </text:list>
        </text:list-item>
        <text:list-item>
          <text:p text:style-name="P20">Особености</text:p>
          <text:list>
            <text:list-item>
              <text:p text:style-name="P20">чувствителност към малки/главни букви</text:p>
            </text:list-item>
            <text:list-item>
              <text:p text:style-name="P132">имената могат да започват с малка/главна буква или долна черта</text:p>
            </text:list-item>
            <text:list-item>
              <text:p text:style-name="P132">в имената могат да присъстват цифри, “-” и “.”</text:p>
            </text:list-item>
            <text:list-item>
              <text:p text:style-name="P132">имената не могат да започват с “xml”</text:p>
            </text:list-item>
            <text:list-item>
              <text:p text:style-name="P132"><text:soft-page-break/>празни пространства може само след имената на елементите, Да: &lt;ELEM &gt;, Не: &lt; ELEM&gt;</text:p>
            </text:list-item>
            <text:list-item>
              <text:p text:style-name="P20">: в имената е запазено само за namespace</text:p>
            </text:list-item>
            <text:list-item>
              <text:p text:style-name="P20">“&amp;” и “;” се използват за указване на референция към съдържание чрез entity</text:p>
            </text:list-item>
            <text:list-item>
              <text:p text:style-name="P132">В съдържанието на даден елемент празните пространства (интервал(и), табулация, нов ред) се запазват буквално, не се компресират до едно</text:p>
            </text:list-item>
            <text:list-item>
              <text:p text:style-name="P20"><text:span text:style-name="T26">всеки атрибут трябва да има стойност</text:span></text:p>
            </text:list-item>
            <text:list-item>
              <text:p text:style-name="P20">може да се ползват или кавички, или апострофи за ограждане на стойността на даден атрибут</text:p>
            </text:list-item>
            <text:list-item>
              <text:p text:style-name="P21">атрибутите не се дублират</text:p>
            </text:list-item>
            <text:list-item>
              <text:p text:style-name="P21">атрибутите могат да се задават в произволен ред, <text:span text:style-name="T14">защото не описват структурни характеристики на елемента</text:span></text:p>
            </text:list-item>
            <text:list-item>
              <text:p text:style-name="P21"><text:span text:style-name="T17">коментарите &lt;!-- </text:span><text:span text:style-name="T18">some bullshit </text:span><text:span text:style-name="T17">--&gt; не са видими във форматираната версия на XML документа </text:span>и не се обработват от парсера</text:p>
            </text:list-item>
            <text:list-item>
              <text:p text:style-name="P21">за вмъкване на <text:span text:style-name="T15">запазени</text:span> символи <text:span text:style-name="T15">като литерали </text:span>се ползват CDATA секция, която се игнорира от парсъра <text:span text:style-name="T16">или предефинирани единици</text:span></text:p>
              <text:list>
                <text:list-item>
                  <text:p text:style-name="P112">&amp;amp; = &amp;</text:p>
                </text:list-item>
                <text:list-item>
                  <text:p text:style-name="P23">&amp;lt; = &lt;</text:p>
                </text:list-item>
                <text:list-item>
                  <text:p text:style-name="P23">&amp;gt; = &gt;</text:p>
                </text:list-item>
                <text:list-item>
                  <text:p text:style-name="P112">&amp;apos; = '</text:p>
                </text:list-item>
                <text:list-item>
                  <text:p text:style-name="P112">&amp;quot; = "</text:p>
                </text:list-item>
                <text:list-item>
                  <text:p text:style-name="P23">&lt;![CDATA[нещо нелегално тук]]&gt;</text:p>
                </text:list-item>
              </text:list>
            </text:list-item>
            <text:list-item>
              <text:p text:style-name="P24">За неструктурирани или неподредени данни, <text:span text:style-name="T29">изброими стойности</text:span> <text:span text:style-name="T30">или метаданни </text:span>се използват атрибути. Особено ако се чете от DOM/SAX/S<text:span text:style-name="T27">t</text:span><text:span text:style-name="T28">A</text:span>X парсери, защото се обработват по-бързо и по-лесно</text:p>
            </text:list-item>
            <text:list-item>
              <text:p text:style-name="P24">За йерархични данни ли данни, четени и от хора, се използват вложени елементи, защото се четат по-лесно от хората и могат да представят йерархия.</text:p>
            </text:list-item>
            <text:list-item>
              <text:p text:style-name="P113">&lt;?xml versio<text:span text:style-name="T33">n="1.0" encoding="ISO </text:span><text:span text:style-name="T38">8859-1</text:span><text:span text:style-name="T33">" </text:span><text:span text:style-name="T34">standalone="</text:span><text:span text:style-name="T35">no</text:span><text:span text:style-name="T34">"</text:span>?&gt; <text:span text:style-name="T31">се нарича </text:span><text:span text:style-name="T32">XML декларация или </text:span><text:span text:style-name="T31">инструкции за обработка. Те не са видими във форматираната версия, но се взимат предвид от парсера. Т</text:span>е <text:span text:style-name="T31">са</text:span> задължителн<text:span text:style-name="T31">и</text:span>, ако кодирането не е UTF. <text:span text:style-name="T36">standalone="yes" означава, че DTD-то трябва да се използва само за валидация, </text:span><text:span text:style-name="T37">тоест няма да се вземат декларации на единици или пък стойности по подразбиране за атрибути. </text:span></text:p>
            </text:list-item>
            <text:list-item>
              <text:p text:style-name="P131">Сериализация – процес на превръщане на структури от данни/ обекти в формат, който може да бъде съхранен в паметта и реконструиран по-късно. </text:p>
            </text:list-item>
          </text:list>
        </text:list-item>
      </text:list>
      <text:p text:style-name="P4"><text:soft-page-break/>XML Namespaces</text:p>
      <text:list xml:id="list1845086010" text:style-name="L4">
        <text:list-item>
          <text:p text:style-name="P22">Причина – дублиране на имена на XML елементи в различен контекст</text:p>
          <text:list>
            <text:list-item>
              <text:p text:style-name="P22">при смесване на съдържание от източници с различен контекст</text:p>
            </text:list-item>
            <text:list-item>
              <text:p text:style-name="P22">при работа с един и същи XML в различни обкръжения, където имената се възприемат по различен начин – <text:span text:style-name="T43">title в база данни може да приеме за титла, в някакъв парсър – за име на страница/документ</text:span></text:p>
            </text:list-item>
          </text:list>
        </text:list-item>
        <text:list-item>
          <text:p text:style-name="P25"><text:span text:style-name="T39">Квалифицирано име (qualified name) = </text:span><text:span text:style-name="T40">namespace_</text:span><text:span text:style-name="T39">prefix:local_name</text:span></text:p>
        </text:list-item>
        <text:list-item>
          <text:p text:style-name="P25">Осигуряване на уникалност на пространствата от имена врез URI = URL <text:span text:style-name="T42">или </text:span>URN</text:p>
          <text:list>
            <text:list-item>
              <text:p text:style-name="P26">URL = &lt;scheme&gt;://&lt;user&gt;@host:&lt;port&gt;/&lt;path&gt;?&lt;query&gt;#&lt;fragment&gt;</text:p>
            </text:list-item>
            <text:list-item>
              <text:p text:style-name="P133"><text:span text:style-name="T44">За уникалност на префиските </text:span><text:span text:style-name="T126">на пространства от имена </text:span><text:span text:style-name="T44">се използва само URL, който не е нужно</text:span> да съществува в интернет</text:p>
            </text:list-item>
            <text:list-item>
              <text:p text:style-name="P27">URN = prefix:name – <text:span text:style-name="T41">задава кратко уникално име за URL</text:span></text:p>
            </text:list-item>
          </text:list>
        </text:list-item>
        <text:list-item>
          <text:p text:style-name="P26">дефиниране на namespace – <text:span text:style-name="T45">чрез атрибута xmlns</text:span><text:line-break/>&lt;pers:person xmlns:pers=”url1” xmlns:hmtl:=”url2” ...&gt;some data&lt;/pers&gt;</text:p>
        </text:list-item>
        <text:list-item>
          <text:p text:style-name="P133">пространството може да се задае във всеки елемент (xmlns:something=”...”) и важи за елементната йерархия, където е дефинирано</text:p>
        </text:list-item>
        <text:list-item>
          <text:p text:style-name="P26">пространство по подразбиране – без префикс, дефинира се чрез xmlns=”…”</text:p>
        </text:list-item>
        <text:list-item>
          <text:p text:style-name="P26">атрибутите могат да имат namespace, ако не е оказан – не принадлежат на никой namespace (включително този по подразбиране). <text:span text:style-name="T46">Съответно a="bullshit" и someNamespace:a="bullshit" са два различни атрибута. </text:span></text:p>
        </text:list-item>
        <text:list-item>
          <text:p text:style-name="P134">Пространството по подразбиране може да се <text:span text:style-name="T47">променя</text:span> чрез xmlns="<text:span text:style-name="T47">&lt;something or empty space&gt;</text:span>", но това важи само за йейархията на елемента, където се <text:span text:style-name="T47">променя</text:span>. <text:span text:style-name="T48">Това е полезно, когато искаме да използваме 2 namespace-a, но да не се налага да пишем префикси пред елементите никъде. Вместо едните елементи да си използват default namespace, а проблемният да използва namespace чрез prefix, просто променяме default namespace и това важи само за неговата йерархия. </text:span><text:s/></text:p>
        </text:list-item>
      </text:list>
      <text:p text:style-name="P4">DTD валидация</text:p>
      <text:list xml:id="list3295448465" text:style-name="L5">
        <text:list-item>
          <text:p text:style-name="P28">DTD задава шаблон за маркиране на XML</text:p>
        </text:list-item>
        <text:list-item>
          <text:p text:style-name="P28">форматът е наследен от SGML, но е опростен</text:p>
        </text:list-item>
        <text:list-item>
          <text:p text:style-name="P28">Всеки отделен документ, отговарящ на даден докуемнтен тип, е документен екземпляр. Един такъв документ представлява валиден документ за този документен тип. </text:p>
        </text:list-item>
        <text:list-item>
          <text:p text:style-name="P29">Всеки валиден документ е добре конструиран, но не всеки добре конструиран документ е валиден. </text:p>
        </text:list-item>
        <text:list-item>
          <text:p text:style-name="P114">Парсерите проверяват дали XML е добре конструиран. Парсери, които проверяват дали съдържанието е валидно, се наричат валидиращи парсери. </text:p>
        </text:list-item>
        <text:list-item>
          <text:p text:style-name="P28"><text:soft-page-break/>DTD описанието се използва многократно за всички XML екземпляри</text:p>
        </text:list-item>
        <text:list-item>
          <text:p text:style-name="P28">Видове DTD спрямо XML документа:</text:p>
          <text:list>
            <text:list-item>
              <text:p text:style-name="P28">Вътрешен – най-много един &lt;!DOCTYPE root [правила]&gt;</text:p>
            </text:list-item>
            <text:list-item>
              <text:p text:style-name="P28">Външен – може нула или един или повече от един &lt;!DOCTYPE root SYSTEM/PUBLIC <text:s/>“адрес”&gt;</text:p>
            </text:list-item>
            <text:list-item>
              <text:p text:style-name="P135">и двата вида едновременно. <text:span text:style-name="T127">В този случай вътрешното DTD може да предефинира само ENTITY и ATTLIST на външното DTD. </text:span></text:p>
            </text:list-item>
          </text:list>
        </text:list-item>
        <text:list-item>
          <text:p text:style-name="P30">Декларации</text:p>
        </text:list-item>
      </text:list>
      <table:table table:name="Таблица1" table:style-name="Таблица1">
        <table:table-column table:style-name="Таблица1.A"/>
        <table:table-column table:style-name="Таблица1.B"/>
        <table:table-row>
          <table:table-cell table:style-name="Таблица1.A1" office:value-type="string">
            <text:p text:style-name="P1">Document Type</text:p>
          </table:table-cell>
          <table:table-cell table:style-name="Таблица1.B1" office:value-type="string">
            <text:p text:style-name="P1">&lt;!DOCTYPE … &gt;</text:p>
          </table:table-cell>
        </table:table-row>
        <table:table-row>
          <table:table-cell table:style-name="Таблица1.A2" office:value-type="string">
            <text:p text:style-name="P1">CDATA</text:p>
          </table:table-cell>
          <table:table-cell table:style-name="Таблица1.B2" office:value-type="string">
            <text:p text:style-name="P1">&lt;![CDATA[ … ]]&gt;</text:p>
          </table:table-cell>
        </table:table-row>
        <table:table-row>
          <table:table-cell table:style-name="Таблица1.A2" office:value-type="string">
            <text:p text:style-name="P1">Entity</text:p>
          </table:table-cell>
          <table:table-cell table:style-name="Таблица1.B2" office:value-type="string">
            <text:p text:style-name="P1">&lt;!ENTITY … &gt;</text:p>
          </table:table-cell>
        </table:table-row>
        <table:table-row>
          <table:table-cell table:style-name="Таблица1.A2" office:value-type="string">
            <text:p text:style-name="P1">Notation</text:p>
          </table:table-cell>
          <table:table-cell table:style-name="Таблица1.B2" office:value-type="string">
            <text:p text:style-name="P1">&lt;!NOTATTION … &gt;</text:p>
          </table:table-cell>
        </table:table-row>
        <table:table-row>
          <table:table-cell table:style-name="Таблица1.A2" office:value-type="string">
            <text:p text:style-name="P1">Element</text:p>
          </table:table-cell>
          <table:table-cell table:style-name="Таблица1.B2" office:value-type="string">
            <text:p text:style-name="P1">&lt;ELEMENT element_name ANY &gt;</text:p>
            <text:p text:style-name="P1">&lt;ELEMENT element_name (#PCDATA)&gt;</text:p>
            <text:p text:style-name="P1">&lt;ELEMENT element_name (#PCDATA|a|b)* &gt;</text:p>
            <text:p text:style-name="P1">&lt;ELEMENT element_name EMPTY &gt;</text:p>
            <text:p text:style-name="P1">&lt;ELEMENT element_name (...)&gt;</text:p>
          </table:table-cell>
        </table:table-row>
        <table:table-row>
          <table:table-cell table:style-name="Таблица1.A2" office:value-type="string">
            <text:p text:style-name="P1">Attributes</text:p>
          </table:table-cell>
          <table:table-cell table:style-name="Таблица1.B2" office:value-type="string">
            <text:p text:style-name="P1">&lt;!ATTLIST element_name </text:p>
            <text:p text:style-name="P1">attribute_name type value “default”</text:p>
            <text:p text:style-name="P1">attribute_name type value #REQUIRED</text:p>
            <text:p text:style-name="P1">attribute_name type value #IMPLIED</text:p>
            <text:p text:style-name="P1">attribute_name type value #FIXED "default"</text:p>
            <text:p text:style-name="P1">...&gt;</text:p>
          </table:table-cell>
        </table:table-row>
        <table:table-row>
          <table:table-cell table:style-name="Таблица1.A2" table:number-rows-spanned="2" office:value-type="string">
            <text:p text:style-name="P1">Conditional sections</text:p>
          </table:table-cell>
          <table:table-cell table:style-name="Таблица1.B2" office:value-type="string">
            <text:p text:style-name="P1">&lt;![INCLUDE[ … ]]&gt;</text:p>
          </table:table-cell>
        </table:table-row>
        <table:table-row>
          <table:covered-table-cell table:style-name="Таблица1.A2"/>
          <table:table-cell table:style-name="Таблица1.B2" office:value-type="string">
            <text:p text:style-name="P1">&lt;![IGNORE[...]]&gt;</text:p>
          </table:table-cell>
        </table:table-row>
        <table:table-row>
          <table:table-cell table:style-name="Таблица1.A2" office:value-type="string">
            <text:p text:style-name="P2">Pseudo-attributes</text:p>
          </table:table-cell>
          <table:table-cell table:style-name="Таблица1.B2" office:value-type="string">
            <text:p text:style-name="P2">xml: pseudoAttrName</text:p>
            <text:p text:style-name="P2">xml:id</text:p>
            <text:p text:style-name="P2">xml:space=”default/preserve”</text:p>
            <text:p text:style-name="P2">xml:base=”www.bruh.com/today/” + xlink:href=”1.xml” → връзката ще сочи към bruh.com/today/1.xml</text:p>
          </table:table-cell>
        </table:table-row>
      </table:table>
      <text:list xml:id="list74528990642122" text:continue-numbering="true" text:style-name="L5">
        <text:list-header>
          <text:p text:style-name="P30"/>
        </text:list-header>
        <text:list-item>
          <text:p text:style-name="P31">Възможни стройности за тип на атрибут:</text:p>
        </text:list-item>
      </text:list>
      <table:table table:name="Таблица2" table:style-name="Таблица2">
        <table:table-column table:style-name="Таблица2.A"/>
        <table:table-column table:style-name="Таблица2.B"/>
        <table:table-row>
          <table:table-cell table:style-name="Таблица2.A1" office:value-type="string">
            <text:p text:style-name="P2">CDATA</text:p>
          </table:table-cell>
          <table:table-cell table:style-name="Таблица2.B1" office:value-type="string">
            <text:p text:style-name="P2">ID</text:p>
          </table:table-cell>
        </table:table-row>
        <table:table-row>
          <table:table-cell table:style-name="Таблица2.A2" office:value-type="string">
            <text:p text:style-name="P2">IDREF</text:p>
          </table:table-cell>
          <table:table-cell table:style-name="Таблица2.B2" office:value-type="string">
            <text:p text:style-name="P2">IDREFS</text:p>
          </table:table-cell>
        </table:table-row>
        <table:table-row>
          <table:table-cell table:style-name="Таблица2.A2" office:value-type="string">
            <text:p text:style-name="P2">NMTOKEN</text:p>
          </table:table-cell>
          <table:table-cell table:style-name="Таблица2.B2" office:value-type="string">
            <text:p text:style-name="P2">NMTOKENS</text:p>
          </table:table-cell>
        </table:table-row>
        <table:table-row>
          <table:table-cell table:style-name="Таблица2.A2" office:value-type="string">
            <text:p text:style-name="P2">ENTITY</text:p>
          </table:table-cell>
          <table:table-cell table:style-name="Таблица2.B2" office:value-type="string">
            <text:p text:style-name="P2">ENTITIES</text:p>
          </table:table-cell>
        </table:table-row>
        <table:table-row>
          <table:table-cell table:style-name="Таблица2.A2" office:value-type="string">
            <text:p text:style-name="P2">NOTATION</text:p>
          </table:table-cell>
          <table:table-cell table:style-name="Таблица2.B2" office:value-type="string">
            <text:p text:style-name="P2">Name group/Enum – coord=”X” <text:span text:style-name="T49">(OP1|OP2|...)</text:span></text:p>
          </table:table-cell>
        </table:table-row>
      </table:table>
      <text:list xml:id="list74529336657014" text:continue-numbering="true" text:style-name="L5">
        <text:list-header>
          <text:p text:style-name="P31"/>
        </text:list-header>
        <text:list-item>
          <text:p text:style-name="P32">Псевдоатрибути</text:p>
          <text:list>
            <text:list-item>
              <text:p text:style-name="P32"><text:soft-page-break/>xml:lang="en"</text:p>
            </text:list-item>
            <text:list-item>
              <text:p text:style-name="P32">xml:space="preserve/<text:span text:style-name="T51">default/...</text:span>" - <text:span text:style-name="T52">указание за разделителите в елементите. </text:span><text:span text:style-name="T24">В атрибутите празните разстояния винаги се нормализират.</text:span></text:p>
            </text:list-item>
            <text:list-item>
              <text:p text:style-name="P32">xml:id – задава условие за уникална стойност</text:p>
            </text:list-item>
            <text:list-item>
              <text:p text:style-name="P32">xml:base – за Xpath, допълва относителните адреси със себе си, за да станат <text:span text:style-name="T50">пълни</text:span></text:p>
            </text:list-item>
          </text:list>
        </text:list-item>
        <text:list-item>
          <text:p text:style-name="P31">Единици – части от документа, отделени от него с цел по-добра организация, в XML са указател към текст или външен ресурс</text:p>
        </text:list-item>
      </text:list>
      <text:list xml:id="list4060709083" text:style-name="L6">
        <text:list-item>
          <text:p text:style-name="P33"><text:span text:style-name="T17">общи</text:span> – декларирани в DTD, реферирани в XML</text:p>
          <text:p text:style-name="P33">&lt;!ENTITY xml “eXtensible Markup Language”&gt;</text:p>
          <text:p text:style-name="P33">…<text:line-break/>&lt;desciption&gt;The &amp;xml; includes …&lt;/desciption&gt;</text:p>
        </text:list-item>
        <text:list-item>
          <text:p text:style-name="P33"><text:span text:style-name="T17">параметрични</text:span> – декларирани в DTD, реферирани само в декларациите на DTD</text:p>
        </text:list-item>
      </text:list>
      <text:p text:style-name="P5"><text:tab/>&lt;!ENTITY %<text:span text:style-name="T17"> <text:s/></text:span>t “(para|list)”&gt;</text:p>
      <text:p text:style-name="P5"><text:tab/>&lt;!ELEMENT section <text:span text:style-name="T17">%t;</text:span>&gt;</text:p>
      <text:list xml:id="list1166851597" text:style-name="L7">
        <text:list-item>
          <text:p text:style-name="P34">вътрешни – в XML документа, само текст</text:p>
          <text:p text:style-name="P34">&lt;!ENTITY firstName “Daniel”&gt;</text:p>
          <text:p text:style-name="P34">&lt;!ENTITY familyName “Halachev”&gt;</text:p>
          <text:list>
            <text:list-header>
              <text:p text:style-name="P34">…</text:p>
            </text:list-header>
          </text:list>
          <text:p text:style-name="P34">&lt;name&gt;&amp;firstName; &amp;familyName; &lt;/name&gt;</text:p>
        </text:list-item>
        <text:list-item>
          <text:p text:style-name="P34">външни – извън XML документа, текст/двоично съдържание/ групират други единици</text:p>
          <text:list>
            <text:list-item>
              <text:p text:style-name="P34">частни – SYSTEM – на локалния компютър</text:p>
              <text:p text:style-name="P34">&lt;!ENTITY bruh SYSTEM “...”&gt;</text:p>
            </text:list-item>
            <text:list-item>
              <text:p text:style-name="P34">публични – PUBLIC – налични в Интернет</text:p>
              <text:p text:style-name="P35">&lt;!ENTITY brih PUBLIC <text:span text:style-name="T17">“public_id”</text:span> “URI”&gt; - <text:span text:style-name="T53">public_id се използва за генериране на нов URI, ако предоставеният не е наличен</text:span></text:p>
            </text:list-item>
          </text:list>
        </text:list-item>
      </text:list>
      <text:list xml:id="list74530023976658" text:continue-list="list74529336657014" text:style-name="L5">
        <text:list-item>
          <text:p text:style-name="P36">Вмъкване на не-XML entity – с NDATA и дефинирана нотация</text:p>
          <text:p text:style-name="P36">&lt;!NOTATION GI<text:span text:style-name="T54">F</text:span> PUBLIC “image/gif”&gt;</text:p>
          <text:p text:style-name="P36">&lt;!ENTITY company_logo SYSTEM “logo.gif” NDATA GIF”&gt;</text:p>
        </text:list-item>
        <text:list-item>
          <text:p text:style-name="P115">Условни секции – на един параметър се дава стойност INCLUDE, а на останалите IGNORE. </text:p>
          <text:list>
            <text:list-item>
              <text:p text:style-name="P115">&lt;!ENTITY % variant "INCLUDE"&gt;</text:p>
              <text:p text:style-name="P115">&lt;![%variant;[</text:p>
              <text:p text:style-name="P115">&lt;!ENTITY % Text "(#PCDATA|temp)"&gt;</text:p>
              <text:p text:style-name="P115"><text:soft-page-break/>]]&gt;</text:p>
            </text:list-item>
            <text:list-item>
              <text:p text:style-name="P115">&lt;!ENTITY % variant "IGNORE"&gt;</text:p>
              <text:p text:style-name="P115">&lt;![%variant;[</text:p>
              <text:p text:style-name="P115">&lt;!ENTITY % Text "(#PCDATA|temp)"&gt;</text:p>
              <text:p text:style-name="P115">]]&gt;</text:p>
            </text:list-item>
          </text:list>
        </text:list-item>
        <text:list-item>
          <text:p text:style-name="P36">Китерии на Meyer за оценка на системната модулност (за модулни DTD)</text:p>
          <text:list>
            <text:list-item>
              <text:p text:style-name="P36">декомпозируемост – да може да се разложи на модули</text:p>
            </text:list-item>
            <text:list-item>
              <text:p text:style-name="P36">композируемост – да се комбинират свободно модули</text:p>
            </text:list-item>
            <text:list-item>
              <text:p text:style-name="P36">разбираемост – всеки модул да е разбираем сам за себе си</text:p>
            </text:list-item>
            <text:list-item>
              <text:p text:style-name="P136">непрекъснатост – промяна в спецификацията да се отразява на 1-2 места</text:p>
            </text:list-item>
            <text:list-item>
              <text:p text:style-name="P136">протекция – някакво ненормално състояние да се ограничава само до няколко модула, не да плъзва в цялата система</text:p>
            </text:list-item>
          </text:list>
        </text:list-item>
      </text:list>
      <text:p text:style-name="P4">XML Schema <text:span text:style-name="T2">(XSD) </text:span>валидация</text:p>
      <text:list xml:id="list1575190030" text:style-name="L8">
        <text:list-item>
          <text:p text:style-name="P37">Асоциация в XML: </text:p>
          <text:p text:style-name="P139"><text:span text:style-name="T4">&lt;root xmlns=”</text:span><text:span text:style-name="T5">defaultNS</text:span><text:span text:style-name="T4">” xmlns:xsi=”</text:span><text:a xlink:type="simple" xlink:href="http://www.w3.org/2001/XMLSchema" text:style-name="Internet_20_link" text:visited-style-name="Visited_20_Internet_20_Link"><text:span text:style-name="T4">http://www.w3.org/2001/XMLSchema</text:span></text:a><text:span text:style-name="T4">” xsi:schemaLocation=”</text:span><text:span text:style-name="T6">(</text:span><text:span text:style-name="T5">&lt;defaultNS&gt;</text:span><text:span text:style-name="T4"> адрес на файла</text:span><text:span text:style-name="T6">) + </text:span><text:span text:style-name="T4">”&gt;&lt;/root&gt;</text:span></text:p>
          <text:p text:style-name="P38"><text:span text:style-name="T17">Слагат се по една двойка за всяка използвана схема.</text:span> </text:p>
          <text:p text:style-name="P38"/>
        </text:list-item>
        <text:list-item>
          <text:p text:style-name="P37">Синтаксис в XSD:</text:p>
          <text:p text:style-name="P37">&lt;!DOCTYPE schema SYSTEM “...”&gt;</text:p>
          <text:p text:style-name="P37">&lt;<text:span text:style-name="T3">xs:</text:span>schema xmlns:<text:span text:style-name="T3">xs</text:span>=”http://www.w3.org/2001/XMLSchema” targetNamespace=”<text:span text:style-name="T55">defaultNS</text:span>” <text:span text:style-name="T3">xmlns=”нещо си, </text:span><text:span text:style-name="T56">за предпочитане като target namespace</text:span><text:span text:style-name="T3">” </text:span>xmlns:cat=”нещо си”&gt;&lt;/<text:span text:style-name="T3">xs:</text:span>schema&gt;</text:p>
        </text:list-item>
      </text:list>
      <text:list xml:id="list1393775963" text:style-name="L9">
        <text:list-item>
          <text:p text:style-name="P39">targetNamespace и xmlns трябва да имат една и съща стойност</text:p>
        </text:list-item>
        <text:list-item>
          <text:p text:style-name="P116">elementFormDefault=”qualified” казва, че всички имена на елементи от XML екземплярите трябва да бъдат асоциирани с пространство от имена чрез префикс или по подразбиране</text:p>
        </text:list-item>
        <text:list-item>
          <text:p text:style-name="P117">&lt;xs:include schemaLocation="URI"/&gt; се използва, за да се вмъкнат дефинции от друга схема директно в текущата. Трябва да имат едно и също пространство от имена. </text:p>
        </text:list-item>
      </text:list>
      <text:list xml:id="list74530872167764" text:continue-list="list1575190030" text:style-name="L8">
        <text:list-item>
          <text:p text:style-name="P38">Декларация – обявяваме какво ще има в XML документа. Дефиниция – създаваме нови типове и групи, които използваме в схемата.</text:p>
        </text:list-item>
        <text:list-item>
          <text:p text:style-name="P40">Синтаксис<text:line-break/>&lt;element name=””&gt;</text:p>
          <text:list>
            <text:list-header>
              <text:p text:style-name="P41">&lt;complexType&gt;</text:p>
              <text:p text:style-name="P41"><text:soft-page-break/>&lt;/complexType&gt;</text:p>
            </text:list-header>
          </text:list>
          <text:p text:style-name="P41">&lt;/element&gt;</text:p>
          <text:list text:continue-numbering="true">
            <text:list-item>
              <text:p text:style-name="P41">SimpleType – няма поделементи, нито атрибути, задаваме му type<text:span text:style-name="T57">=някакъв предефиниран тип от сорта на string, integer, ...</text:span></text:p>
              <text:p text:style-name="P41">&lt;element name=”” type=””&gt;&lt;/element&gt;</text:p>
              <text:list>
                <text:list-item>
                  <text:p text:style-name="P42">използва се, когато ще създадем някакъв собствен прост тип като например "integer или double" или "списък от integer", <text:span text:style-name="T58">или искаме да наследим някакъв тип, за да му дадем ограничения(xs:restriction</text:span><text:span text:style-name="T59">)</text:span></text:p>
                </text:list-item>
                <text:list-item>
                  <text:p text:style-name="P43">празен елемент се задава с &lt;simpleType content="empty"&gt;...&lt;/simpleType&gt;</text:p>
                </text:list-item>
              </text:list>
            </text:list-item>
            <text:list-item>
              <text:p text:style-name="P41">ComplexType – <text:span text:style-name="T60">празент елемент, или </text:span>има поделементи, атрибути или и двете</text:p>
            </text:list-item>
            <text:list-item>
              <text:p text:style-name="P119">П<text:span text:style-name="T60">роизводни</text:span> типове – чрез datatype</text:p>
              <text:p text:style-name="P119">&lt;datatype name="TelephoneNumber" source="string"&gt;</text:p>
              <text:list>
                <text:list-header>
                  <text:p text:style-name="P119">&lt;length value="8"/&gt;</text:p>
                  <text:p text:style-name="P119">&lt;pattern value="\d{3}-\d{4}"/&gt;</text:p>
                </text:list-header>
              </text:list>
              <text:p text:style-name="P119">&lt;/datatype&gt;</text:p>
            </text:list-item>
            <text:list-item>
              <text:p text:style-name="P44">Детайли за типовете</text:p>
              <text:list>
                <text:list-item>
                  <text:p text:style-name="P44">нови типове могат да наследяват стари чрез restriction или extension</text:p>
                </text:list-item>
                <text:list-item>
                  <text:p text:style-name="P120">чрез &lt;type final="#all"&gt; забраняваме и extension, и restriction. Чрез final="restriction" забраняваме само ограниченията, а чрез final="extended" забраняваме само разширенията. </text:p>
                </text:list-item>
                <text:list-item>
                  <text:p text:style-name="P120">Exact тип – други типове могат да го наследяват, но не могат да се използват вместо него. </text:p>
                  <text:list>
                    <text:list-item>
                      <text:p text:style-name="P121">exact= "extension" забранява типовете, получени с extension да заменят дадения тип</text:p>
                    </text:list-item>
                    <text:list-item>
                      <text:p text:style-name="P121">exact="restriction" забранява типовете, получени чрез restriction, да се използват вместо дадения</text:p>
                    </text:list-item>
                    <text:list-item>
                      <text:p text:style-name="P121">exact="#all" забранява използването на всякакви производни типове на дадения</text:p>
                    </text:list-item>
                  </text:list>
                </text:list-item>
              </text:list>
            </text:list-item>
            <text:list-item>
              <text:p text:style-name="P138">Детайли за елементите</text:p>
              <text:list>
                <text:list-item>
                  <text:p text:style-name="P137">Ако искаме да използваме две имена на елемент взаимнозаменяемо, дефнираме елемента с едното име и после дефинираме нов елемент с другото име и атрибут equivClass="първото име". <text:span text:style-name="T61">Възможно е елементът с друго име да е с различен тип, но негов дериват. Например width – integer, length – positive integer</text:span></text:p>
                </text:list-item>
                <text:list-item>
                  <text:p text:style-name="P122">abstract="true" елементи – могат да се използват само негови еквиваленти чрез equivClass</text:p>
                </text:list-item>
                <text:list-item>
                  <text:p text:style-name="P123"><text:soft-page-break/>Чрез &lt;group&gt; &lt;element&gt;...&lt;/element&gt;...&lt;/group&gt; може да групираме декларации на елементи без атрибути. Чрез атрибута на group order може да се задават алтернативи (choice), всякаква подредба (all)</text:p>
                </text:list-item>
                <text:list-item>
                  <text:p text:style-name="P45">Видове съдържание на елементите</text:p>
                  <text:list>
                    <text:list-item>
                      <text:p text:style-name="P46">simpleContent – няма елементи, само текст/число. Спрямо това дали елементът има или няма атрибути ще го комбинираме с ComplexType или SimpleType</text:p>
                    </text:list-item>
                    <text:list-item>
                      <text:p text:style-name="P46">complexContent – съдържание от елементи или смесено съдържание. Това автоматично означава, че типът е сложен, тоест можем да го вложим само в ComplexType</text:p>
                    </text:list-item>
                  </text:list>
                </text:list-item>
              </text:list>
            </text:list-item>
            <text:list-item>
              <text:p text:style-name="P47">Детайли за атрибутите</text:p>
              <text:list>
                <text:list-item>
                  <text:p text:style-name="P47">При повече от един атрибут може да се използва &lt;attributeGroup&gt; и атрибутите се изреждат с &lt;atrribute&gt; вътре</text:p>
                </text:list-item>
                <text:list-item>
                  <text:p text:style-name="P47">декларацията на атрибутите винаги слава след декларациите на елементите, на които принадлеждат</text:p>
                </text:list-item>
              </text:list>
            </text:list-item>
            <text:list-item>
              <text:p text:style-name="P48">Фасети – характеристики на типа, които го различават от други типове. Биват два вида – фундаментални фасети (дефинират типа) и ограничаващи(ограничават стойностите на типа)</text:p>
              <text:list>
                <text:list-item>
                  <text:p text:style-name="P49">фундаментални – equal, order, bounds, cardinality, numeric</text:p>
                </text:list-item>
                <text:list-item>
                  <text:p text:style-name="P49">ограничаващи – length, min/maxLength, pattern, enumeration,maxInclusive/Exclusive, minInclusive/Exclusive, precision, scale, encoding, duration, period</text:p>
                </text:list-item>
              </text:list>
            </text:list-item>
            <text:list-item>
              <text:p text:style-name="P50">Ключове : </text:p>
              <text:p text:style-name="P50">&lt;key name="име на ключа"&gt;</text:p>
              <text:list>
                <text:list-header>
                  <text:p text:style-name="P50">&lt;selector&gt;Xpath израз за елемента, <text:span text:style-name="T62">чиито неща ще са ключ</text:span>&lt;/selector&gt;</text:p>
                </text:list-header>
              </text:list>
            </text:list-item>
          </text:list>
        </text:list-item>
      </text:list>
      <text:p text:style-name="P10"><text:tab/><text:tab/>&lt;field&gt;Xpath израз за елемент дете или @атрибут&lt;/field&gt;</text:p>
      <text:p text:style-name="P10"><text:tab/><text:tab/>...</text:p>
      <text:list xml:id="list74529022010689" text:continue-numbering="true" text:style-name="L8">
        <text:list-item>
          <text:list>
            <text:list-header>
              <text:p text:style-name="P50">&lt;/key&gt;</text:p>
              <text:p text:style-name="P50">...</text:p>
              <text:p text:style-name="P51">&lt;keyref name="име на референцията, може да има повече от една към същия ключ" refer="име на ключа"</text:p>
              <text:list text:continue-numbering="true">
                <text:list-header>
                  <text:p text:style-name="P51">...позоваване на Xpath изрази на децата/атрибутите, които ще имат стойностите, взети от ключа...</text:p>
                </text:list-header>
              </text:list>
            </text:list-header>
            <text:list-item>
              <text:p text:style-name="P51">Уникални стойности &lt;unique name="име за уникалната комбинация"&gt;&lt;selector/field&gt;...&lt;/unique&gt;</text:p>
            </text:list-item>
            <text:list-item>
              <text:p text:style-name="P52">Уникалността на key и unique е спрямо йерархията им схемата. Ако те са в корена на схемата, важат за целия документ. Ако са дефинирани вътре в &lt;element <text:soft-page-break/>name="Something"/&gt;, тогава тези комбинации ще бъдат уникални само за елемента Something</text:p>
            </text:list-item>
            <text:list-item>
              <text:p text:style-name="P38">ANY</text:p>
              <text:list>
                <text:list-item>
                  <text:p text:style-name="P53">&lt;<text:span text:style-name="T63">xs:any namespace="##any"/&gt; задава каквито и да било комбинации и неща от всяко пространство на имена (все едно, че няма схема).</text:span></text:p>
                </text:list-item>
                <text:list-item>
                  <text:p text:style-name="P53">&lt;<text:span text:style-name="T63">xs:anyAttribute namespace="##any"/&gt; задава всякакви атрибути</text:span></text:p>
                </text:list-item>
                <text:list-item>
                  <text:p text:style-name="P118">Опции са: namespace="##an<text:span text:style-name="T128">y</text:span>", namespace="##other", namespace="&lt;URL&gt;", namespace="##targetNamespace"</text:p>
                </text:list-item>
              </text:list>
            </text:list-item>
          </text:list>
        </text:list-item>
      </text:list>
      <text:p text:style-name="P6"/>
      <text:p text:style-name="P4">Xpath &amp; Xquery</text:p>
      <text:list xml:id="list4214799174" text:style-name="L10">
        <text:list-item>
          <text:p text:style-name="P54">Xpath</text:p>
          <text:list>
            <text:list-item>
              <text:p text:style-name="P55">Връща множество от възли по заявката. Затова не може да се използва самостоятелно, а винаги в комбинация с друга технолигия – например XSLT или XQuery</text:p>
            </text:list-item>
            <text:list-item>
              <text:p text:style-name="P56">Контекстен възел – възелът, в който се намира Xpath процесорът в даден момент. От него започват всички относителни пътища до момента, в който процесорът се премести на друг контекстен възел. Контекстният възел се означава с ".".</text:p>
              <text:list>
                <text:list-item>
                  <text:p text:style-name="P56">възел корен – сочи към корена на XML документа</text:p>
                </text:list-item>
                <text:list-item>
                  <text:p text:style-name="P56">възел елемент – сочи към даден елемент</text:p>
                </text:list-item>
                <text:list-item>
                  <text:p text:style-name="P56">възел текст – сочи към текството съдържание на елемент</text:p>
                </text:list-item>
                <text:list-item>
                  <text:p text:style-name="P56">възел атрибут – сочи към атрибута (и стойността му)</text:p>
                </text:list-item>
                <text:list-item>
                  <text:p text:style-name="P56">възел-инструкция – посочва инструкция за обработка</text:p>
                </text:list-item>
                <text:list-item>
                  <text:p text:style-name="P56">възел-CDATA – посочва CDATA секция в XML документа</text:p>
                </text:list-item>
                <text:list-item>
                  <text:p text:style-name="P56">възел коментар – посочва коментар в XML документа. </text:p>
                </text:list-item>
              </text:list>
            </text:list-item>
            <text:list-item>
              <text:p text:style-name="P124">Отношения между възли</text:p>
              <text:list>
                <text:list-item>
                  <text:p text:style-name="P124">Връзка на възел с подреден списък от възли-наследници</text:p>
                  <text:list>
                    <text:list-item>
                      <text:p text:style-name="P124">преки наследници</text:p>
                    </text:list-item>
                    <text:list-item>
                      <text:p text:style-name="P124">текстови възли</text:p>
                    </text:list-item>
                    <text:list-item>
                      <text:p text:style-name="P124">инструкции за обработка</text:p>
                    </text:list-item>
                    <text:list-item>
                      <text:p text:style-name="P124">коментари</text:p>
                    </text:list-item>
                  </text:list>
                </text:list-item>
                <text:list-item>
                  <text:p text:style-name="P124">Връзка на възел с неподредено множество от други възли</text:p>
                  <text:list>
                    <text:list-item>
                      <text:p text:style-name="P124">атрибути</text:p>
                    </text:list-item>
                    <text:list-item>
                      <text:p text:style-name="P124">CDATA секции</text:p>
                    </text:list-item>
                  </text:list>
                </text:list-item>
              </text:list>
            </text:list-item>
            <text:list-item>
              <text:p text:style-name="P125">Оси</text:p>
              <text:list>
                <text:list-item>
                  <text:p text:style-name="P125"><text:soft-page-break/>ancestor – връща родителите в обратен ред на появата в документа</text:p>
                </text:list-item>
                <text:list-item>
                  <text:p text:style-name="P125">ancestor-or-self – връща родителители и контекстния възел</text:p>
                </text:list-item>
                <text:list-item>
                  <text:p text:style-name="P125">child – връща преките наследници</text:p>
                </text:list-item>
                <text:list-item>
                  <text:p text:style-name="P125">attribute – връща атрибутите на контекстния възел</text:p>
                </text:list-item>
                <text:list-item>
                  <text:p text:style-name="P125">descendant – връща всички преки и непреки наследници. Това не включва атрибутите и CDATA секциите</text:p>
                </text:list-item>
                <text:list-item>
                  <text:p text:style-name="P125">descendant-or-self – преките и непреките наследници + контекстния възел</text:p>
                </text:list-item>
                <text:list-item>
                  <text:p text:style-name="P125">following – всички възли след контекстния възел (но без неговите <text:span text:style-name="T64">предци, </text:span>наследници, атрибутите и namespace-a)</text:p>
                </text:list-item>
                <text:list-item>
                  <text:p text:style-name="P125">following-sibling – всички братя/сестри след контекстния възел и самия него</text:p>
                </text:list-item>
                <text:list-item>
                  <text:p text:style-name="P125">namespace - </text:p>
                </text:list-item>
                <text:list-item>
                  <text:p text:style-name="P125">parent – връща родителя на контекстния възел</text:p>
                </text:list-item>
                <text:list-item>
                  <text:p text:style-name="P125">preceding – връща всички предходни възли на контекстния без <text:span text:style-name="T64">предците</text:span>, атрибутите и пространствата от имена</text:p>
                </text:list-item>
                <text:list-item>
                  <text:p text:style-name="P125">preceding-sibling – връща всички предшестващи братя/сестри на контекстния възел и самия него</text:p>
                </text:list-item>
                <text:list-item>
                  <text:p text:style-name="P125">self – самия контекстен възел</text:p>
                </text:list-item>
              </text:list>
            </text:list-item>
            <text:list-item>
              <text:p text:style-name="P54">Разширен синтаксис: axis:: node-test [predicate 1]… [predicate N]</text:p>
              <text:list>
                <text:list-item>
                  <text:p text:style-name="P57">child::network/child::host/child::interface → ./network/host/interface</text:p>
                </text:list-item>
                <text:list-item>
                  <text:p text:style-name="P57">child::chapter/descendant-or-self::node()/child::section → ./chapter/*/section</text:p>
                </text:list-item>
                <text:list-item>
                  <text:p text:style-name="P57">child::para[attribute::type=’warning’[position()=2]</text:p>
                </text:list-item>
              </text:list>
            </text:list-item>
            <text:list-item>
              <text:p text:style-name="P57">Кратък синтаксис: </text:p>
              <text:list>
                <text:list-item>
                  <text:p text:style-name="P57">.. = parent</text:p>
                </text:list-item>
                <text:list-item>
                  <text:p text:style-name="P57">parent::node()/child::title = ../title</text:p>
                </text:list-item>
                <text:list-item>
                  <text:p text:style-name="P57">//para – намира всички para в XML-a, <text:span text:style-name="T65">защото нищото между две / е descendant-or-self::node()</text:span></text:p>
                </text:list-item>
                <text:list-item>
                  <text:p text:style-name="P57">descendant-or-self::node() = <text:s/>‘’</text:p>
                </text:list-item>
                <text:list-item>
                  <text:p text:style-name="P57"><text:s/></text:p>
                </text:list-item>
              </text:list>
            </text:list-item>
            <text:list-item>
              <text:p text:style-name="P58">Функции</text:p>
              <text:list>
                <text:list-item>
                  <text:p text:style-name="P58">position(), first(), last()</text:p>
                </text:list-item>
                <text:list-item>
                  <text:p text:style-name="P126">count()</text:p>
                </text:list-item>
                <text:list-item>
                  <text:p text:style-name="P126">id("some ID") – проверява дали елементът има такова ID</text:p>
                </text:list-item>
              </text:list>
            </text:list-item>
            <text:list-item>
              <text:p text:style-name="P126">Xpath 2.0 – с повече функции, въведени са sequences, които заменят множествата от възли, няма ос за пространство от имената</text:p>
            </text:list-item>
          </text:list>
        </text:list-item>
        <text:list-item>
          <text:p text:style-name="P59"><text:soft-page-break/>Xquery</text:p>
          <text:list>
            <text:list-item>
              <text:p text:style-name="P58">Цели – да може да се търси по-бързо и повече информация, особено от XML-базирани източници на данни (като бази данни). На практика брат на SQL, но не за релационни, а за XML БД. Понеже е език за заявки, трябва XML документът да е валиден. </text:p>
            </text:list-item>
            <text:list-item>
              <text:p text:style-name="P58">Същност – заявка в Xquery е израз, който чете XML документи/фрагменти <text:span text:style-name="T17">и връзща последователност от добре оформени XML фрагменти. </text:span><text:span text:style-name="T25">Тези XML структури се създават чрез конструктори</text:span></text:p>
            </text:list-item>
            <text:list-item>
              <text:p text:style-name="P60">Заявка: document("name.xml")/path[predicate]</text:p>
            </text:list-item>
            <text:list-item>
              <text:p text:style-name="P59">{операции} <text:span text:style-name="T66">и {$variable}</text:span></text:p>
            </text:list-item>
            <text:list-item>
              <text:p text:style-name="P59">{for $variable in document(“name of document”)/Xpath<text:line-break/>where $<text:span text:style-name="T66">variable</text:span>/Xpath<text:span text:style-name="T66">=someValue</text:span><text:line-break/>return<text:line-break/> {$<text:span text:style-name="T66">variable</text:span>/Xpath}<text:line-break/>sortby (Xpath)}</text:p>
            </text:list-item>
            <text:list-item>
              <text:p text:style-name="P59"/>
            </text:list-item>
          </text:list>
        </text:list-item>
      </text:list>
      <text:p text:style-name="P4">XSLT</text:p>
      <text:list xml:id="list617745754" text:style-name="L11">
        <text:list-item>
          <text:p text:style-name="P61">&lt;xsl:template name=”templateName" match=”XPath” priority=”0.5” mode=”string”/&gt;</text:p>
          <text:list>
            <text:list-item>
              <text:p text:style-name="P62">чрез name извикваме шаблона чрез call-template()</text:p>
            </text:list-item>
            <text:list-item>
              <text:p text:style-name="P62">чрез priority се взима решение кой шаблон да се изпълни, когато няколко са налични</text:p>
            </text:list-item>
            <text:list-item>
              <text:p text:style-name="P62">mode <text:span text:style-name="T67">позволява да се избере конкретен template, например ако 2, които отговарят на apply-templates. Тоест, нещо като ключ и стойност в apply-templates.</text:span></text:p>
            </text:list-item>
          </text:list>
        </text:list-item>
        <text:list-item>
          <text:p text:style-name="P61">&lt;xsl:apply-templates match=”XPath” mode=”string”/&gt;</text:p>
        </text:list-item>
        <text:list-item>
          <text:p text:style-name="P127">&lt;xsl:template name=”myName”&gt;</text:p>
          <text:list>
            <text:list-header>
              <text:p text:style-name="P127">&lt;xsl:param name=”myParamName”&gt;default value&lt;/xsl:param&gt;</text:p>
            </text:list-header>
          </text:list>
          <text:p text:style-name="P127">&lt;/xsl-template&gt;<text:line-break/>&lt;xsl:call-template name=”m<text:span text:style-name="T68">y</text:span>Name”<text:line-break/> <text:s text:c="6"/>&lt;xsl:with-param name=”myParamName”&gt;Preferred parameter value&lt;/xsl:with-param&gt;<text:line-break/>&lt;/xsl:call-template&gt;</text:p>
        </text:list-item>
        <text:list-item>
          <text:p text:style-name="P63">&lt;xsl:element name=”{.}”&gt;SomeContent&lt;/xsl:element&gt; → &lt;Milena&gt;SomeContent&lt;/Milena&gt;</text:p>
        </text:list-item>
        <text:list-item>
          <text:p text:style-name="P128">&lt;<text:span text:style-name="T69">xsl:copy/&gt; връща копие на контекстния възел, но без атрибутите и наследниците му. Атрибути можем да си направим впоследствие чрез вмъкване на &lt;xsl:attribute/&gt;. </text:span><text:span text:style-name="T70">Ако са няколко атрибута, използваме &lt;xsl:attribute-set name="bullshit"&gt;...&lt;/xsl::attribute-set&gt; и после в xsl:copy използваме атрибута use-attribute-sets="bullshit". </text:span><text:span text:style-name="T71">Ако искаме да се направят копия с атрибути и поделеменит, използваме &lt;xsl:copy-of select="..."/&gt;</text:span></text:p>
        </text:list-item>
        <text:list-item>
          <text:p text:style-name="P65"><text:soft-page-break/>Условни разклонения</text:p>
          <text:list>
            <text:list-item>
              <text:p text:style-name="P64">&lt;<text:span text:style-name="T72">xsl:if test="predicate"&gt;some shit if true&lt;/xsl:if&gt;</text:span></text:p>
            </text:list-item>
            <text:list-item>
              <text:p text:style-name="P65">за if-else ползваме</text:p>
              <text:p text:style-name="P65">&lt;xsl:choose&gt;</text:p>
              <text:list>
                <text:list-header>
                  <text:p text:style-name="P65">&lt;xsl:when test="predicate"&gt;...&lt;/&gt;</text:p>
                  <text:p text:style-name="P65">&lt;xsl:otherwise test="predicate&gt;...&lt;/&gt;</text:p>
                  <text:p text:style-name="P65">...</text:p>
                </text:list-header>
              </text:list>
            </text:list-item>
          </text:list>
        </text:list-item>
      </text:list>
      <text:p text:style-name="P11"><text:tab/> <text:s text:c="5"/>&lt;/xsl:choose&gt;</text:p>
      <text:list xml:id="list74528953513405" text:continue-numbering="true" text:style-name="L11">
        <text:list-item>
          <text:list>
            <text:list-item>
              <text:p text:style-name="P65"/>
            </text:list-item>
          </text:list>
        </text:list-item>
        <text:list-item>
          <text:p text:style-name="P63">&lt;h1&gt;&lt;xsl:attribute name=”style”&gt;color:red;&lt;/xsl:attribute&gt;&lt;/h1&gt; → &lt;h1 style=”color:red;”&lt;/h1&gt;</text:p>
        </text:list-item>
        <text:list-item>
          <text:p text:style-name="P63">&lt;xsl:attribute-set name="class-and-color"&gt;</text:p>
          <text:list>
            <text:list-header>
              <text:p text:style-name="P63">&lt;xsl:attribute name="class"&gt;standard&lt;/xsl:attribute&gt;</text:p>
              <text:p text:style-name="P63">&lt;xsl:attribute name="color"&gt;red&lt;/xsl:attribute&gt;</text:p>
            </text:list-header>
          </text:list>
          <text:p text:style-name="P63">&lt;/xsl:attribute-set&gt;<text:line-break/>&lt;xsl:element use-attribute-sets=”class-and-color”/&gt;</text:p>
        </text:list-item>
        <text:list-item>
          <text:p text:style-name="P63">&lt;xsl:copy/&gt; - копира контекстния възел без атрибутите и наследниците му</text:p>
        </text:list-item>
        <text:list-item>
          <text:p text:style-name="P63">&lt;xsl:copy-of select=””/&gt; - копира елементите от Xpath израза заедно с атрибути и поделементи</text:p>
        </text:list-item>
        <text:list-item>
          <text:p text:style-name="P63">&lt;xsl:for-each select=””/&gt;</text:p>
        </text:list-item>
        <text:list-item>
          <text:p text:style-name="P63">&lt;xsl:if test=”position() = 1”/&gt;</text:p>
        </text:list-item>
        <text:list-item>
          <text:p text:style-name="P66">&lt;xsl:choose&gt;&lt;xsl:when/&gt;...&lt;xsl:when/&gt;&lt;xsl:otherwise/&gt;&lt;/xsl:choose&gt;</text:p>
        </text:list-item>
        <text:list-item>
          <text:p text:style-name="P66">&lt;xsl:for-each/apply-templates/template&gt;&lt;xsl:sort select=”” data-type=”number/text” order=”” /&gt;&lt;/…&gt;</text:p>
        </text:list-item>
        <text:list-item>
          <text:p text:style-name="P129">&lt;xsl:include href=””/&gt; - вмъква XSLT документ в друг</text:p>
        </text:list-item>
        <text:list-item>
          <text:p text:style-name="P129">&lt;xsl:import/&gt; - като xsl:include, <text:span text:style-name="T73">но ако импортираният шаблон влиза в конфликт с вече дефиниран в текущия файл, импортираният получава по-нисък приоритет</text:span></text:p>
        </text:list-item>
        <text:list-item>
          <text:p text:style-name="P130">XLST 2.0 – строго типизиране, потребителски функции <text:span text:style-name="T74">(&lt;xsl:function&gt;, която се извиква чрез xsl:value-of)</text:span>, множество изходни документи от една трансформация, едновременна обработка на множество документи чрез collection(), обработка на не-XML файлове (CSV например), реулярни изрази, <text:span text:style-name="T74">нови типове данни като в XSD</text:span> Xpath2.0</text:p>
        </text:list-item>
      </text:list>
      <text:p text:style-name="P4">DOM</text:p>
      <text:list xml:id="list3833369826" text:style-name="L12">
        <text:list-item>
          <text:p text:style-name="P67">XML парсъри</text:p>
          <text:list>
            <text:list-item>
              <text:p text:style-name="P67"><text:soft-page-break/>валидиращи</text:p>
            </text:list-item>
            <text:list-item>
              <text:p text:style-name="P67">невалидиращи</text:p>
            </text:list-item>
            <text:list-item>
              <text:p text:style-name="P67">XML парсъри на конкретен език</text:p>
            </text:list-item>
            <text:list-item>
              <text:p text:style-name="P67">ОО парсъри с DOM – <text:span text:style-name="T79">дефинира логичско дърво, представящо документа</text:span></text:p>
            </text:list-item>
            <text:list-item>
              <text:p text:style-name="P67">управлявани от събития – SAX – <text:span text:style-name="T79">дефинира handlers с методи за обработка</text:span></text:p>
            </text:list-item>
            <text:list-item>
              <text:p text:style-name="P67">базирани на итератори – StAX</text:p>
            </text:list-item>
          </text:list>
        </text:list-item>
        <text:list-item>
          <text:p text:style-name="P67">DOM – приложни интефейси за четене на XML файл и съхраняването му като дървовивдна структура. Може да изгражда, достъпва и манипулира <text:span text:style-name="T80">структурата и </text:span>съдържани<text:span text:style-name="T80">ето</text:span></text:p>
        </text:list-item>
        <text:list-item>
          <text:p text:style-name="P67">DOM нива</text:p>
          <text:list>
            <text:list-item>
              <text:p text:style-name="P67">Level – XML 1.0 + HTML</text:p>
            </text:list-item>
            <text:list-item>
              <text:p text:style-name="P67">Level – org.w3c.cod.*</text:p>
              <text:list>
                <text:list-item>
                  <text:p text:style-name="P67">Core – йерархия от Node-s и платформено и езиково независим интефейс</text:p>
                </text:list-item>
                <text:list-item>
                  <text:p text:style-name="P67">Views</text:p>
                </text:list-item>
                <text:list-item>
                  <text:p text:style-name="P67">Style</text:p>
                </text:list-item>
                <text:list-item>
                  <text:p text:style-name="P67">Events</text:p>
                </text:list-item>
                <text:list-item>
                  <text:p text:style-name="P67">Traversal Range</text:p>
                </text:list-item>
                <text:list-item>
                  <text:p text:style-name="P67">HTML</text:p>
                </text:list-item>
              </text:list>
            </text:list-item>
            <text:list-item>
              <text:p text:style-name="P67">Level</text:p>
            </text:list-item>
            <text:list-item>
              <text:p text:style-name="P67">Level</text:p>
            </text:list-item>
          </text:list>
        </text:list-item>
        <text:list-item>
          <text:p text:style-name="P68">DOM стандарт</text:p>
          <text:list>
            <text:list-item>
              <text:p text:style-name="P68">DOM ядро – интерфейси за работа с базови документи</text:p>
            </text:list-item>
            <text:list-item>
              <text:p text:style-name="P68">DOM опционални модули – интерфейси за работа с други документи – Views, Events, HTML, CSS, обхождане и обхват</text:p>
            </text:list-item>
            <text:list-item>
              <text:p text:style-name="P68">всяка DOM имплементация има метод за предаване на XML файл към factory method, който връша екземпляр на Document – коре на елемента документ</text:p>
            </text:list-item>
          </text:list>
        </text:list-item>
        <text:list-item>
          <text:p text:style-name="P68">DOM интерфейси</text:p>
          <text:list>
            <text:list-item>
              <text:p text:style-name="P69">възли Documen<text:span text:style-name="T129">t</text:span>Node, ElementNode, <text:span text:style-name="T81">AttrNode, </text:span><text:span text:style-name="T82">TextCharacterDataNode</text:span></text:p>
            </text:list-item>
            <text:list-item>
              <text:p text:style-name="P69">интерфейси – NodeList, NamedNodeMap</text:p>
            </text:list-item>
          </text:list>
        </text:list-item>
        <text:list-item>
          <text:p text:style-name="P67">Примери</text:p>
          <text:p text:style-name="P67">document = XmlDocument.createXMLDocument("shit.xml", true);</text:p>
          <text:p text:style-name="P70">document = DocumentBuilderFactory.newInstance().newDocumentBuilder().parse(new File("bullshit.xml"); - това е "модерната" версия</text:p>
        </text:list-item>
        <text:list-item>
          <text:p text:style-name="P71"><text:soft-page-break/><text:span text:style-name="T83">D</text:span>ocument::</text:p>
          <text:list>
            <text:list-item>
              <text:p text:style-name="P72"><text:span text:style-name="T88">g</text:span>etDocumentType() -&gt; <text:span text:style-name="T91">DocumentType</text:span> - <text:span text:style-name="T89">връща инфо от DOCTYPE</text:span></text:p>
            </text:list-item>
            <text:list-item>
              <text:p text:style-name="P72">getImplementation() -&gt; <text:span text:style-name="T92">DOMIMplementation</text:span> - <text:span text:style-name="T89">връща инфо за възможностите на DOM имплементацията</text:span></text:p>
            </text:list-item>
            <text:list-item>
              <text:p text:style-name="P72">getDocumentElement() -&gt; <text:span text:style-name="T90">Element</text:span>; - <text:span text:style-name="T89">връща корена</text:span></text:p>
            </text:list-item>
            <text:list-item>
              <text:p text:style-name="P72">getElementsByTagName("") -&gt; <text:span text:style-name="T93">NodeList</text:span></text:p>
            </text:list-item>
            <text:list-item>
              <text:p text:style-name="P72">getElementByID(""); -&gt;<text:span text:style-name="T93">NodeList!!!???</text:span></text:p>
            </text:list-item>
            <text:list-item>
              <text:p text:style-name="P72">createElement("tagname");</text:p>
            </text:list-item>
            <text:list-item>
              <text:p text:style-name="P72">createDocumentFragment();</text:p>
            </text:list-item>
            <text:list-item>
              <text:p text:style-name="P72">createTextNode("data");</text:p>
            </text:list-item>
            <text:list-item>
              <text:p text:style-name="P72">createComment("comment");</text:p>
            </text:list-item>
            <text:list-item>
              <text:p text:style-name="P72">createCDATACection("data");</text:p>
            </text:list-item>
            <text:list-item>
              <text:p text:style-name="P72">createProcessingInstruction("target", "data");</text:p>
            </text:list-item>
            <text:list-item>
              <text:p text:style-name="P72">createAttribute("name")</text:p>
            </text:list-item>
            <text:list-item>
              <text:p text:style-name="P72">createEntityReference("name"<text:span text:style-name="T7">)</text:span></text:p>
            </text:list-item>
          </text:list>
        </text:list-item>
        <text:list-item>
          <text:p text:style-name="P73">Attr::</text:p>
          <text:list>
            <text:list-item>
              <text:p text:style-name="P73">getName() -&gt; String</text:p>
            </text:list-item>
            <text:list-item>
              <text:p text:style-name="P73">getValue() -&gt; String</text:p>
            </text:list-item>
            <text:list-item>
              <text:p text:style-name="P73">setValue("")</text:p>
            </text:list-item>
            <text:list-item>
              <text:p text:style-name="P73">getSpecified -&gt; boolean</text:p>
            </text:list-item>
          </text:list>
        </text:list-item>
        <text:list-item>
          <text:p text:style-name="P74">Node::</text:p>
          <text:list>
            <text:list-item>
              <text:p text:style-name="P77">getNodeName(), getNodeType(), getNodeValue(), setNodeValue()</text:p>
            </text:list-item>
            <text:list-item>
              <text:p text:style-name="P75"><text:span text:style-name="T84">getAttributes()-&gt;</text:span><text:span text:style-name="T86">NamedNodeMap</text:span><text:span text:style-name="T84">, </text:span><text:span text:style-name="T94">get/set/removeAttribute()-&gt;String, get/set/removeAttributeNode -&gt; Attr, </text:span><text:span text:style-name="T85">getFirst/LastChild</text:span><text:span text:style-name="T84">(), getNext/PreviousSibling(), </text:span><text:span text:style-name="T85">getParentNode(), </text:span><text:span text:style-name="T84">getChildNodes()-&gt;</text:span><text:span text:style-name="T87">NodeList</text:span><text:span text:style-name="T84">, ancestors(), descendants()</text:span></text:p>
            </text:list-item>
            <text:list-item>
              <text:p text:style-name="P75">insertBefore(..., ...)</text:p>
            </text:list-item>
            <text:list-item>
              <text:p text:style-name="P76">replaceChild(...,...)</text:p>
            </text:list-item>
            <text:list-item>
              <text:p text:style-name="P76">removeChild(...)</text:p>
            </text:list-item>
            <text:list-item>
              <text:p text:style-name="P76">appendChild(...)</text:p>
            </text:list-item>
            <text:list-item>
              <text:p text:style-name="P78">hasChildNodes()</text:p>
            </text:list-item>
            <text:list-item>
              <text:p text:style-name="P78">cloneNode(...)</text:p>
            </text:list-item>
            <text:list-item>
              <text:p text:style-name="P78">normalize()</text:p>
            </text:list-item>
            <text:list-item>
              <text:p text:style-name="P78">supports(feature, version)</text:p>
            </text:list-item>
          </text:list>
        </text:list-item>
        <text:list-item>
          <text:p text:style-name="P79"><text:soft-page-break/>CharacterData::</text:p>
          <text:list>
            <text:list-item>
              <text:p text:style-name="P79">getData() -&gt; String</text:p>
            </text:list-item>
            <text:list-item>
              <text:p text:style-name="P79">setData()</text:p>
            </text:list-item>
            <text:list-item>
              <text:p text:style-name="P79">getLength() -&gt;int</text:p>
            </text:list-item>
            <text:list-item>
              <text:p text:style-name="P79">appendData()</text:p>
            </text:list-item>
            <text:list-item>
              <text:p text:style-name="P79">substringData() -&gt; String</text:p>
            </text:list-item>
            <text:list-item>
              <text:p text:style-name="P79">insertData()</text:p>
            </text:list-item>
            <text:list-item>
              <text:p text:style-name="P79">deleteData()</text:p>
            </text:list-item>
            <text:list-item>
              <text:p text:style-name="P79">replaceData()</text:p>
            </text:list-item>
          </text:list>
        </text:list-item>
        <text:list-item>
          <text:p text:style-name="P80">NodeList::</text:p>
          <text:list>
            <text:list-item>
              <text:p text:style-name="P80">getLength()</text:p>
            </text:list-item>
            <text:list-item>
              <text:p text:style-name="P80">item (i)</text:p>
            </text:list-item>
          </text:list>
        </text:list-item>
        <text:list-item>
          <text:p text:style-name="P80">NamedNodeMap::</text:p>
          <text:list>
            <text:list-item>
              <text:p text:style-name="P80">getNamedItem("name") -&gt; Node</text:p>
            </text:list-item>
            <text:list-item>
              <text:p text:style-name="P80">removeNamedItem("") -&gt; Node</text:p>
            </text:list-item>
            <text:list-item>
              <text:p text:style-name="P80">setNamedItem(<text:span text:style-name="T95">Node </text:span><text:span text:style-name="T96">n</text:span>) </text:p>
            </text:list-item>
            <text:list-item>
              <text:p text:style-name="P80">getLength()</text:p>
            </text:list-item>
            <text:list-item>
              <text:p text:style-name="P80">item(<text:span text:style-name="T97">i</text:span>)</text:p>
            </text:list-item>
          </text:list>
        </text:list-item>
        <text:list-item>
          <text:p text:style-name="P81">Практики</text:p>
          <text:list>
            <text:list-item>
              <text:p text:style-name="P81">по-добре да се пращат обекти, а не XML-ове, за да се спестят ресурси за повторно парсване</text:p>
            </text:list-item>
            <text:list-item>
              <text:p text:style-name="P81">заключват се файловете по време на обработката и се намалява системния товар чрез използването на фрагменти</text:p>
            </text:list-item>
            <text:list-item>
              <text:p text:style-name="P81">използва се пред XSLT за по-сложна обработка, защото първо сканира целия документ, а не само части като XSLT</text:p>
            </text:list-item>
            <text:list-item>
              <text:p text:style-name="P81">ако само се извличат елементи – SAX, ако се и обработват – DOM. При многократен достъп - DOM</text:p>
            </text:list-item>
          </text:list>
        </text:list-item>
      </text:list>
      <text:p text:style-name="P12">SAX &amp; StAX</text:p>
      <text:list xml:id="list1119164497" text:style-name="L13">
        <text:list-item>
          <text:p text:style-name="P82">SAX – event-driven; StAX – iterator-driven</text:p>
        </text:list-item>
        <text:list-item>
          <text:p text:style-name="P83">SAX използваме, когато само четем XML и искаме да го направим по-бързо и с по-малко памет, защото не се изгражда цялостно дърво </text:p>
        </text:list-item>
        <text:list-item>
          <text:p text:style-name="P84">SAX – import org.xml.sax.*</text:p>
          <text:list>
            <text:list-item>
              <text:p text:style-name="P84">Събития – <text:span text:style-name="T98">генерират се събития и методи за справянето с тях</text:span></text:p>
              <text:list>
                <text:list-item>
                  <text:p text:style-name="P84"><text:soft-page-break/>start document</text:p>
                </text:list-item>
                <text:list-item>
                  <text:p text:style-name="P84">start element</text:p>
                </text:list-item>
                <text:list-item>
                  <text:p text:style-name="P84">characters</text:p>
                </text:list-item>
                <text:list-item>
                  <text:p text:style-name="P84">end element</text:p>
                </text:list-item>
                <text:list-item>
                  <text:p text:style-name="P84">end document</text:p>
                </text:list-item>
                <text:list-item>
                  <text:p text:style-name="P84">processing instruction</text:p>
                </text:list-item>
                <text:list-item>
                  <text:p text:style-name="P84">ignorable whitespace</text:p>
                </text:list-item>
                <text:list-item>
                  <text:p text:style-name="P84">skipped entry</text:p>
                </text:list-item>
                <text:list-item>
                  <text:p text:style-name="P84">set document locator – за подаване на Locator на парсера'</text:p>
                </text:list-item>
              </text:list>
            </text:list-item>
            <text:list-item>
              <text:p text:style-name="P84">SAX1 – DocumentHandler интефейс, HandlerBase имплементация; <text:span text:style-name="T98">deprecated</text:span></text:p>
            </text:list-item>
            <text:list-item>
              <text:p text:style-name="P84">SAX2 – ContentHandler интерфейс, DefaultHandler имлементация; <text:span text:style-name="T99">с поддръжка на пространство от имена</text:span></text:p>
              <text:list>
                <text:list-item>
                  <text:p text:style-name="P85"><text:span text:style-name="T100">Ако трябва да си напишем всичко ние, използваме имплементиране на интерфейса ContentHandler. Ако ползваме само малка част от методите, наследяваме имплементацията Default Handler. </text:span>Имплементацията предоставя ПРАЗНИ методи, идеята е да override-нем само тези, които ни трябват без да мърмори, че не сме имплементирали излишните</text:p>
                </text:list-item>
                <text:list-item>
                  <text:p text:style-name="P85">XMLReader reader = XMLReaderFactory.createXMLReader("some shitty parser name");<text:line-break/>reader.setContentHandler(this);<text:line-break/>reader.parse(fileName);<text:line-break/>setDTDHandler(someShittyDTDHandlerObject);<text:line-break/>setErrorHandler(someShittyErrorHandlerObject);<text:line-break/>setEntityResolver(someShittyEntityResolverObject);</text:p>
                </text:list-item>
                <text:list-item>
                  <text:p text:style-name="P86">ContentHandler::</text:p>
                  <text:list>
                    <text:list-item>
                      <text:p text:style-name="P86">startDocument()</text:p>
                    </text:list-item>
                    <text:list-item>
                      <text:p text:style-name="P86">endDocument()</text:p>
                    </text:list-item>
                    <text:list-item>
                      <text:p text:style-name="P86">startElement()</text:p>
                    </text:list-item>
                    <text:list-item>
                      <text:p text:style-name="P86">endElement()</text:p>
                    </text:list-item>
                    <text:list-item>
                      <text:p text:style-name="P86">characters();</text:p>
                    </text:list-item>
                    <text:list-item>
                      <text:p text:style-name="P86">ignorableWhitespace() - <text:span text:style-name="T101">гледа се в DTDто дали елементът има PCDATA тип и ако да, настъпва ignorableWhitespace() за празните редове</text:span></text:p>
                    </text:list-item>
                    <text:list-item>
                      <text:p text:style-name="P86">processingInstruction() - <text:span text:style-name="T102">пропуска декларацията в началото на документа</text:span></text:p>
                    </text:list-item>
                    <text:list-item>
                      <text:p text:style-name="P87">skippedEntity() - когато entity не може да бъде намерено</text:p>
                    </text:list-item>
                    <text:list-item>
                      <text:p text:style-name="P88">setDocumentLocator() - за подобряване на разбираемостта на съобщенията за грешка, можем да ги изменяме</text:p>
                    </text:list-item>
                  </text:list>
                </text:list-item>
                <text:list-item>
                  <text:p text:style-name="P89"><text:soft-page-break/>XMLReaderAdapter – представя един SAX2 XMLReader като SAX1 Parser за съвместимост</text:p>
                </text:list-item>
                <text:list-item>
                  <text:p text:style-name="P89">Locator – казва на кой ред се намираме; трябва да изикаме setDocumentLocator(myLocator), за да го използваме после</text:p>
                </text:list-item>
                <text:list-item>
                  <text:p text:style-name="P88">ErrorHandler – error(), fatalError(), warnin() - получават Exception аргумент и могат да променят обработката на грешките</text:p>
                </text:list-item>
                <text:list-item>
                  <text:p text:style-name="P89">DTDHandler</text:p>
                  <text:list>
                    <text:list-item>
                      <text:p text:style-name="P89">void notationDecl("name", "publicid", "systemid") – <text:span text:style-name="T103">известява за декларации на нотации</text:span></text:p>
                    </text:list-item>
                    <text:list-item>
                      <text:p text:style-name="P89">void unparsedEntityDecl("name", "publicid", "systemid", "notationname"); - <text:span text:style-name="T103">известява за unparsed entity декларации в DTDто</text:span></text:p>
                    </text:list-item>
                  </text:list>
                </text:list-item>
                <text:list-item>
                  <text:p text:style-name="P90">EntityResolver – за обработка на единиците, <text:span text:style-name="T104">resolveEntity(</text:span><text:span text:style-name="T105">publicID, systemID</text:span><text:span text:style-name="T104">) -&gt; </text:span><text:span text:style-name="T105">InputSource</text:span></text:p>
                </text:list-item>
              </text:list>
            </text:list-item>
            <text:list-item>
              <text:p text:style-name="P91">XMLFilter с имплементация XMLFilterImpl- наследник на XMLReader</text:p>
            </text:list-item>
            <text:list-item>
              <text:p text:style-name="P92">StAX – CursorAPI vs Iterator<text:span text:style-name="T8">АPI, </text:span><text:span text:style-name="T107">дава възможност и за писане; </text:span><text:span text:style-name="T108">import java.xml.stream</text:span></text:p>
              <text:list>
                <text:list-item>
                  <text:p text:style-name="P92">XMLStreamReader reader = XMLInputFactory.newInstance().setProperty("isValidating", "true").createXMLStreamReader(new FileReader("shit.xml");</text:p>
                </text:list-item>
                <text:list-item>
                  <text:p text:style-name="P92">CursorAPI – <text:span text:style-name="T106">по-директен и ефикасен; </text:span><text:span text:style-name="T107">курсор, с който се движим напред във файла</text:span></text:p>
                  <text:list>
                    <text:list-item>
                      <text:p text:style-name="P92">XMLStreamReader</text:p>
                      <text:list>
                        <text:list-item>
                          <text:p text:style-name="P93">getLocalName() връща име на елемента, на който е итератора</text:p>
                        </text:list-item>
                        <text:list-item>
                          <text:p text:style-name="P93">при next() настъпва следващото събитие</text:p>
                        </text:list-item>
                      </text:list>
                    </text:list-item>
                    <text:list-item>
                      <text:p text:style-name="P92">XMLStreamWriter</text:p>
                      <text:list>
                        <text:list-item>
                          <text:p text:style-name="P94">writeStartDocument(), writeStartElement(), writeAttribute()...</text:p>
                        </text:list-item>
                      </text:list>
                    </text:list-item>
                  </text:list>
                </text:list-item>
                <text:list-item>
                  <text:p text:style-name="P92">IteratorAPI – XMLEvent – <text:span text:style-name="T106">филтриране, потоци, по-добра поддръжка, по-четим код</text:span></text:p>
                  <text:list>
                    <text:list-item>
                      <text:p text:style-name="P92">XMLEventReader</text:p>
                      <text:list>
                        <text:list-item>
                          <text:p text:style-name="P94">next(), hasNext(), nextEvent(), peek()</text:p>
                        </text:list-item>
                      </text:list>
                    </text:list-item>
                    <text:list-item>
                      <text:p text:style-name="P92">XMLEventWriter</text:p>
                      <text:list>
                        <text:list-item>
                          <text:p text:style-name="P94">add(XMLEvent e)</text:p>
                        </text:list-item>
                        <text:list-item>
                          <text:p text:style-name="P94">flush()</text:p>
                        </text:list-item>
                        <text:list-item>
                          <text:p text:style-name="P94">close()</text:p>
                        </text:list-item>
                      </text:list>
                    </text:list-item>
                  </text:list>
                </text:list-item>
              </text:list>
            </text:list-item>
          </text:list>
        </text:list-item>
        <text:list-item>
          <text:p text:style-name="P92">JAXB – позволява XML съдържание да се съпостави на Java класове</text:p>
        </text:list-item>
      </text:list>
      <text:p text:style-name="P4"><text:soft-page-break/>Xlink, Xpointer, Xinclude</text:p>
      <text:list xml:id="list318918491" text:style-name="L14">
        <text:list-item>
          <text:p text:style-name="P95">Xlink – XML Link Language, за описание и създаване на връзки между уеб ресурси, преодолява недостатъците на хипервръзките в HTML</text:p>
          <text:list>
            <text:list-item>
              <text:p text:style-name="P96">Връзката се посочва изрично от Xlink елемент на свързване. Една връзка е елемент и асоциира явно набор от ресурси. </text:p>
            </text:list-item>
            <text:list-item>
              <text:p text:style-name="P96">Ресърс е всяка адресируема единица иформация или услуга. Локални ресурси са вътрешни за документа, отдалечени са външни и вътешни ресурси, достъпни по URI. </text:p>
            </text:list-item>
            <text:list-item>
              <text:p text:style-name="P97">Целите се задават относително, а не абсолютно</text:p>
            </text:list-item>
            <text:list-item>
              <text:p text:style-name="P98">Целта може да е повече от 1 ресурс</text:p>
            </text:list-item>
            <text:list-item>
              <text:p text:style-name="P98">Може да задава връзка и в документа цел</text:p>
            </text:list-item>
            <text:list-item>
              <text:p text:style-name="P98">Може да задава връзки, дефинирани външно</text:p>
            </text:list-item>
            <text:list-item>
              <text:p text:style-name="P98">Термини</text:p>
              <text:list>
                <text:list-item>
                  <text:p text:style-name="P98">локатор – идентификатор на отдалечен източник</text:p>
                </text:list-item>
                <text:list-item>
                  <text:p text:style-name="P98">траверс – използване на връзка за минаване по нея</text:p>
                </text:list-item>
                <text:list-item>
                  <text:p text:style-name="P98">начален ресурс – източникът на траверса</text:p>
                </text:list-item>
                <text:list-item>
                  <text:p text:style-name="P98">краен ресурс – дестинацията на траверса</text:p>
                </text:list-item>
                <text:list-item>
                  <text:p text:style-name="P98">дъга - информацията за преминаване през два ресурса</text:p>
                  <text:list>
                    <text:list-item>
                      <text:p text:style-name="P98">изходящи – с локален начален ресурс и отдалечен краен ресурс</text:p>
                    </text:list-item>
                    <text:list-item>
                      <text:p text:style-name="P98">входящи – с отдалечен начален ресурс и локален краен ресурс</text:p>
                    </text:list-item>
                    <text:list-item>
                      <text:p text:style-name="P98">за трета стана – нито началният, нито крайният ресурс са локални</text:p>
                    </text:list-item>
                  </text:list>
                </text:list-item>
                <text:list-item>
                  <text:p text:style-name="P98">видове връзки</text:p>
                  <text:list>
                    <text:list-item>
                      <text:p text:style-name="P99">прости &lt;myLink xlink:type="simple" xlink:href="products.xml"&gt;</text:p>
                      <text:list>
                        <text:list-item>
                          <text:p text:style-name="P99"><text:s/>само с 1 изходяща дъга</text:p>
                        </text:list-item>
                      </text:list>
                    </text:list-item>
                    <text:list-item>
                      <text:p text:style-name="P98">разширени – <text:span text:style-name="T110">всякаква комбинация от всякакъв брой ресурси, </text:span>с няколко дъги <text:span text:style-name="T111">включително</text:span></text:p>
                      <text:p text:style-name="P98"/>
                    </text:list-item>
                  </text:list>
                </text:list-item>
                <text:list-item>
                  <text:p text:style-name="P101">Разширените връзки могат да се съхраняват във външен документ linkbase. Освен атрибутите на простите връзки, елементите могат да притежават поделементи:</text:p>
                  <text:list>
                    <text:list-item>
                      <text:p text:style-name="P101">type="locator" отдалечени ресурси с атрибути href, role, title, label</text:p>
                    </text:list-item>
                    <text:list-item>
                      <text:p text:style-name="P101">type="resource" локални ресурси с познатите атрибути</text:p>
                    </text:list-item>
                    <text:list-item>
                      <text:p text:style-name="P101"><text:soft-page-break/>type="arc" елементи, описващи връзките с атрибути, show, actuate, title, from (задава етикет на изходните ресурси), to (етикет на крайните ресурси), arcrole (URI за ролята на дъгата).</text:p>
                    </text:list-item>
                    <text:list-item>
                      <text:p text:style-name="P101">type="title" заглавия</text:p>
                    </text:list-item>
                  </text:list>
                </text:list-item>
                <text:list-item>
                  <text:p text:style-name="P100">&lt;root xml:base=”http:…” xmlns:xlink=”w3 shit”&gt;&lt;element xlink:type=”simple” xlink:href=”destination”&gt;&lt;/element&gt;&lt;/root&gt;</text:p>
                </text:list-item>
                <text:list-item>
                  <text:p text:style-name="P98">xml:base спомага за интерпретиране на относителните адреси</text:p>
                </text:list-item>
                <text:list-item>
                  <text:p text:style-name="P98">атрибути на xlink – <text:span text:style-name="T112">понеже xlink се задава с атрибути, тези характеристики се задават с атрибути xlink:&lt;...&gt;</text:span></text:p>
                  <text:list>
                    <text:list-item>
                      <text:p text:style-name="P98">href</text:p>
                    </text:list-item>
                    <text:list-item>
                      <text:p text:style-name="P98">type – arc/extended/locator/resource/simple/title/none</text:p>
                    </text:list-item>
                    <text:list-item>
                      <text:p text:style-name="P98">role – URI, роля на елемента</text:p>
                    </text:list-item>
                    <text:list-item>
                      <text:p text:style-name="P98">arcrole – URI, роля на връзката</text:p>
                    </text:list-item>
                    <text:list-item>
                      <text:p text:style-name="P98">title – заглавие, дефинирано от потребителя</text:p>
                    </text:list-item>
                    <text:list-item>
                      <text:p text:style-name="P98">show – описва как да се представи крайният href ресурс = new/replace/embed/other/<text:span text:style-name="T9">none</text:span></text:p>
                    </text:list-item>
                    <text:list-item>
                      <text:p text:style-name="P102">actuate – описва как се осъществява тряверс <text:span text:style-name="T112">към ресурс</text:span> = onLoad/onRequest/other/none</text:p>
                    </text:list-item>
                  </text:list>
                </text:list-item>
              </text:list>
            </text:list-item>
          </text:list>
        </text:list-item>
        <text:list-item>
          <text:p text:style-name="P95">Xpointer – <text:span text:style-name="T113">не-XML език, който </text:span>използва Xlink, <text:span text:style-name="T9">добавя се в края на URI като идентификатор на фрагмент</text:span></text:p>
          <text:list>
            <text:list-item>
              <text:p text:style-name="P102">свързването става динамично, т.е работи и при смяна имената на фрагментите</text:p>
            </text:list-item>
            <text:list-item>
              <text:p text:style-name="P102">може да се адресират части от съдържанието на фрагментите</text:p>
            </text:list-item>
            <text:list-item>
              <text:p text:style-name="P102"><text:span text:style-name="T113">URI</text:span>#xpointer(/chapter[3]/elem[@name="foo"])xpointer(...)xpointer(…)...</text:p>
            </text:list-item>
            <text:list-item>
              <text:p text:style-name="P103">ако първият линк не се намери, се продължава по следващия...</text:p>
            </text:list-item>
          </text:list>
        </text:list-item>
        <text:list-item>
          <text:p text:style-name="P95">Xinclude – XML Inclusions, <text:span text:style-name="T109">език за сливане на XML документи, т.е вид преобразувание</text:span></text:p>
          <text:list>
            <text:list-item>
              <text:p text:style-name="P104">&lt;xi:include href=”external document URI” parse=”xml|text” xpointer=”portion of doc to include” encoding=”ingored on xml parse” accept/accept-charset/accept-language&gt;<text:line-break/> &lt;xi:fallback&gt;<text:line-break/> &lt;xi:include .../&gt;<text:line-break/> &lt;/xi:fallback&gt;<text:line-break/>&lt;/xi:include&gt;</text:p>
            </text:list-item>
            <text:list-item>
              <text:p text:style-name="P104">xi:fallback предлага алтернативен ресурс, ако исканият не е наличен</text:p>
            </text:list-item>
            <text:list-item>
              <text:p text:style-name="P107">всеки xi:include елемент се заменя с това, към което сочи</text:p>
            </text:list-item>
            <text:list-item>
              <text:p text:style-name="P107">рекурсията се третира като фатална грешка</text:p>
            </text:list-item>
            <text:list-item>
              <text:p text:style-name="P105">съдържанието на XML включването трябва да е добре оформено</text:p>
            </text:list-item>
            <text:list-item>
              <text:p text:style-name="P106"><text:soft-page-break/>Решава проблемите на външните XML единици, а именно:</text:p>
            </text:list-item>
          </text:list>
        </text:list-item>
      </text:list>
      <text:p text:style-name="P8">CSS</text:p>
      <text:list xml:id="list1395780525" text:style-name="L15">
        <text:list-item>
          <text:p text:style-name="P108">Приоритет на правилата</text:p>
        </text:list-item>
      </text:list>
      <table:table table:name="Таблица3" table:style-name="Таблица3">
        <table:table-column table:style-name="Таблица3.A"/>
        <table:table-row>
          <table:table-cell table:style-name="Таблица3.A1" office:value-type="string">
            <text:p text:style-name="P9">! important</text:p>
          </table:table-cell>
        </table:table-row>
        <table:table-row>
          <table:table-cell table:style-name="Таблица3.A2" office:value-type="string">
            <text:p text:style-name="P9">Авторски правила</text:p>
          </table:table-cell>
        </table:table-row>
        <table:table-row>
          <table:table-cell table:style-name="Таблица3.A2" office:value-type="string">
            <text:p text:style-name="P9">Читателски правила</text:p>
          </table:table-cell>
        </table:table-row>
        <table:table-row>
          <table:table-cell table:style-name="Таблица3.A2" office:value-type="string">
            <text:p text:style-name="P9">Правила на браузъра</text:p>
          </table:table-cell>
        </table:table-row>
      </table:table>
      <text:list xml:id="list74529959821062" text:continue-numbering="true" text:style-name="L15">
        <text:list-header>
          <text:p text:style-name="P108"/>
        </text:list-header>
        <text:list-item>
          <text:p text:style-name="P108">Приотитет по специфичност – колкото по-специфично е правилото, толкова по-голям е приоритетът му</text:p>
          <text:list>
            <text:list-item>
              <text:p text:style-name="P108">брой на ID, CLASS атрибутите в даден селектор</text:p>
            </text:list-item>
            <text:list-item>
              <text:p text:style-name="P108">брой на HTML елементите в даден селектор</text:p>
            </text:list-item>
            <text:list-item>
              <text:p text:style-name="P108">брой на псевдокласовете</text:p>
            </text:list-item>
          </text:list>
        </text:list-item>
        <text:list-item>
          <text:p text:style-name="P108">CSS 2 – различни медии, позициониране на съдържанието, зареждане на шрифтове, интернационализация, автоматични списъци с номериране</text:p>
        </text:list-item>
        <text:list-item>
          <text:p text:style-name="P108">Display за XML</text:p>
          <text:list>
            <text:list-item>
              <text:p text:style-name="P108">None, Block, <text:span text:style-name="T75">Inline</text:span>, Inline-Block, Inherit</text:p>
            </text:list-item>
            <text:list-item>
              <text:p text:style-name="P108">Table, table-row-group, table-row, table-cell, ....</text:p>
            </text:list-item>
          </text:list>
        </text:list-item>
        <text:list-item>
          <text:p text:style-name="P109">Position</text:p>
          <text:list>
            <text:list-item>
              <text:p text:style-name="P109">static – контролира се от бразуъра и следва естествената наредба</text:p>
            </text:list-item>
            <text:list-item>
              <text:p text:style-name="P109">relative – стреми се да следва естествената подредба, но може да се предефинират горната и лявата позиции за отклонение. Чрез top и left се получава изместване от собствената естествена позиция. </text:p>
            </text:list-item>
            <text:list-item>
              <text:p text:style-name="P109">absolute – елементът е с фиксирано отместване от местоположението си и може да закрие други елементи. <text:span text:style-name="T76">Чрез top, left, right и bottom се задава местоположението отместването спрямо родителя или <text:s/></text:span></text:p>
            </text:list-item>
            <text:list-item>
              <text:p text:style-name="P110">fixed – като absolute, но <text:span text:style-name="T77">е фиксиран </text:span>спрямо viewport-a</text:p>
            </text:list-item>
            <text:list-item>
              <text:p text:style-name="P109">sticky – <text:span text:style-name="T78">=при скролване остава в position:relative режим докате не бъде достигната стойността na top, bottom, left или right. В момента, в който стойността бъде достигната, елементът става с position:fixed и не се мърда повече. Пример: position:sticky с top:0 ще направи елементът като navbar, който ще има разстояние отгоре си, докато top не стане 0 при скловане, след което остава залепнал. </text:span></text:p>
            </text:list-item>
          </text:list>
        </text:list-item>
      </text:list>
      <text:p text:style-name="Subtitle">Семантичен уеб</text:p>
      <text:list xml:id="list1548236657" text:style-name="L16">
        <text:list-item>
          <text:p text:style-name="P140">Средства за изграждане на семантичен уеб</text:p>
          <text:list>
            <text:list-item>
              <text:p text:style-name="P140"><text:soft-page-break/>Семантични анотации – метаданни с информация за конкретни обекти, свойствата на техните свойства в машиннообработваема стандартизирана форма</text:p>
            </text:list-item>
            <text:list-item>
              <text:p text:style-name="P140">Езици – необходим инструментариум за описване на машинно-обработваеми формални описания</text:p>
            </text:list-item>
            <text:list-item>
              <text:p text:style-name="P140">Онтологии – осигуряват споделено общо разбиране на домейна и се разбират и от машини, и от хора. </text:p>
            </text:list-item>
            <text:list-item>
              <text:p text:style-name="P140">Средства за създаване на метаданни и дизайн на онтологии</text:p>
            </text:list-item>
            <text:list-item>
              <text:p text:style-name="P140">Локгика – позволява да се правят съждения</text:p>
            </text:list-item>
            <text:list-item>
              <text:p text:style-name="P140">Приложения – дават възможност да се използват семантичните технологии</text:p>
            </text:list-item>
          </text:list>
        </text:list-item>
        <text:list-item>
          <text:p text:style-name="P140">RDF – Resource Description Framework – рамка, предоставяща синтаксис за описване на ресурсите, съхрнявани на различни места. На първо място стремежът е да се улесни четенето и използването на информация от компютри. </text:p>
          <text:list>
            <text:list-item>
              <text:p text:style-name="P140">Идея – език за представяне на метаданни на ресурси в Уеб, генерализация на концепцията Web resource. Така могат да бъдат представени ресурси, които дори не са налични в уеб. </text:p>
            </text:list-item>
            <text:list-item>
              <text:p text:style-name="P140">Представя прости твърдения за ресурси като граф от възли и дъги</text:p>
            </text:list-item>
            <text:list-item>
              <text:p text:style-name="P141">URI = URN + URL</text:p>
              <text:list>
                <text:list-item>
                  <text:p text:style-name="P141">URN – дефинира идентичност на ресурс</text:p>
                </text:list-item>
                <text:list-item>
                  <text:p text:style-name="P141">URI – дефинира локация на ресурс</text:p>
                </text:list-item>
              </text:list>
            </text:list-item>
            <text:list-item>
              <text:p text:style-name="P141">Твърденията се представят като тройки : subject + predicate + object. Всеки обект в тройката е URL или стринг. </text:p>
            </text:list-item>
            <text:list-item>
              <text:p text:style-name="P142">Когато object обектът се състои от няколко части, които съставят цялото (например град, улица, държава съставят адрес), това се постига чрез празен възел, от който излизат дъги към всяка част. Празният възел се маркира под формата _:address. Следват правилата _:address exterms:street &lt;someStreet&gt;</text:p>
            </text:list-item>
            <text:list-item>
              <text:p text:style-name="P143">Литерали – използват се като стойност. Затова могат да бъдат само object в тройка. </text:p>
              <text:list>
                <text:list-item>
                  <text:p text:style-name="P143">Обикновени – някакъв стринг</text:p>
                </text:list-item>
                <text:list-item>
                  <text:p text:style-name="P143">типови – “hello”^^xsd:string, “1”^^xsd:integer, …</text:p>
                </text:list-item>
                <text:list-item>
                  <text:p text:style-name="P143">типовете могат да бъдат</text:p>
                  <text:list>
                    <text:list-item>
                      <text:p text:style-name="P143">rdf:XMLLiteral – XML код</text:p>
                    </text:list-item>
                    <text:list-item>
                      <text:p text:style-name="P143">xsd:&lt;...&gt;</text:p>
                    </text:list-item>
                  </text:list>
                </text:list-item>
              </text:list>
            </text:list-item>
            <text:list-item>
              <text:p text:style-name="P143">Употреба на RDF. Индентифицира:</text:p>
              <text:list>
                <text:list-item>
                  <text:p text:style-name="P143">индивиди</text:p>
                </text:list-item>
                <text:list-item>
                  <text:p text:style-name="P143">неща или техни свойства</text:p>
                </text:list-item>
              </text:list>
            </text:list-item>
            <text:list-item>
              <text:p text:style-name="P143">Синтаксис</text:p>
              <text:p text:style-name="P143"><text:soft-page-break/>&lt;?xml version="1.0"?&gt;</text:p>
              <text:p text:style-name="P143">&lt;rdf:RDF xmlns:rdf="<text:a xlink:type="simple" xlink:href="http://www.w3.org/1999/02/22-rdf-syntax-ns" text:style-name="Internet_20_link" text:visited-style-name="Visited_20_Internet_20_Link">http://www.w3.org/1999/02/22-rdf-syntax-ns</text:a>#" xmlns:dc="<text:a xlink:type="simple" xlink:href="http://purl.org/dc/elements/1.1/" text:style-name="Internet_20_link" text:visited-style-name="Visited_20_Internet_20_Link">http://purl.org/dc/elements/1.1/</text:a>" xmlns:exterms="<text:a xlink:type="simple" xlink:href="http://www.example.org/terms/" text:style-name="Internet_20_link" text:visited-style-name="Visited_20_Internet_20_Link">http://www.example.org/terms/</text:a>"&gt;</text:p>
              <text:p text:style-name="P143">&lt;rdf:Description rdf:about="http://www.example.org/index.html"&gt;</text:p>
              <text:list>
                <text:list-header>
                  <text:p text:style-name="P143">&lt;exterms:creation-date&gt;August 16, 1999&lt;/exterms:creation-date&gt;</text:p>
                  <text:p text:style-name="P143">&lt;dc:language&gt;en&lt;/dc:language&gt;</text:p>
                  <text:p text:style-name="P143">&lt;dc:creator rdf:resource="<text:a xlink:type="simple" xlink:href="http://www.example.org/staffid/85740" text:style-name="Internet_20_link" text:visited-style-name="Visited_20_Internet_20_Link">http://www.example.org/staffid/85740</text:a>"/&gt;</text:p>
                </text:list-header>
              </text:list>
              <text:p text:style-name="P143">&lt;/rdf:Description&gt;</text:p>
              <text:p text:style-name="P143">&lt;/rdf:RDF&gt;</text:p>
              <text:list text:continue-numbering="true">
                <text:list-item>
                  <text:p text:style-name="P143">началният елемент е rdf:RDF и там се въвеждат пространствата от имена за описание</text:p>
                </text:list-item>
                <text:list-item>
                  <text:p text:style-name="P143">следва елемент <text:span text:style-name="T114">rdf:Description </text:span>за subject. <text:span text:style-name="T114">Посочването за кой субект става въпрос става чрез rdf:about=”” </text:span><text:span text:style-name="T115">и URL-a на субекта</text:span></text:p>
                </text:list-item>
                <text:list-item>
                  <text:p text:style-name="P143">всички поделементи на subject са predicates, а съдържанието на всеки predicate е object-а. <text:span text:style-name="T115">Ако съдържанието е URL, се посочва като стойност на атрибута rdf:resource</text:span></text:p>
                </text:list-item>
                <text:list-item>
                  <text:p text:style-name="P144">Ако един object е празен възел, то предикатът му получава rdf::nodeID=”…”. След края на елемента за subject се прави нов елемент <text:span text:style-name="T116">rdf:Description </text:span>с атрибут rdf:nodeID като празния възел и се посочват неговите predicates и objects. Друг начин е вътре в predicate елемента да се посочи контейнер </text:p>
                </text:list-item>
                <text:list-item>
                  <text:p text:style-name="P144">Посочването на тип на object става чрез атрибута rdf:datatype=”&amp;xsd;date” в predicate тага. &amp;xsd; е единица със стойност <text:a xlink:type="simple" xlink:href="http://www.w3.org/2001/XMLSchema" text:style-name="Internet_20_link" text:visited-style-name="Visited_20_Internet_20_Link">http://www.w3.org/2001/XMLSchema</text:a>#. </text:p>
                </text:list-item>
                <text:list-item>
                  <text:p text:style-name="P144">Контейнери <text:span text:style-name="T117">и колекции</text:span></text:p>
                  <text:list>
                    <text:list-item>
                      <text:p text:style-name="P144">rdf:Bag – група от неподредени <text:span text:style-name="T117">обекти с дубликати. Когато се използва rdf:Bag, се има предвид, че тези обекти са част, но може да има още неупоменати. Ако искаме да кажем, че се съдържат САМО тези обекти, използваме колекция. Съдържанието на rdf:Bag <text:s/>се описва с rdf:li тагове</text:span></text:p>
                    </text:list-item>
                    <text:list-item>
                      <text:p text:style-name="P145">rdf:Seq – група от подредени обекти с дубликати. С rdf:li тагове</text:p>
                    </text:list-item>
                    <text:list-item>
                      <text:p text:style-name="P145">rdf:Alt – група обекти, които са алтернативи. С rdf:li тагове</text:p>
                    </text:list-item>
                    <text:list-item>
                      <text:p text:style-name="P145">Колекция = “само посочените елементи и не повече”. Елементът на празния възел получава атрибут rdf:parseType=”Collection” и елементите се изреждат вътре в тага чрез rdf:Description</text:p>
                    </text:list-item>
                  </text:list>
                </text:list-item>
              </text:list>
            </text:list-item>
            <text:list-item>
              <text:p text:style-name="P146">N3</text:p>
              <text:list>
                <text:list-item>
                  <text:p text:style-name="P146">всички твърдения завършват с .</text:p>
                </text:list-item>
                <text:list-item>
                  <text:p text:style-name="P146">@prefix дефинира префикс</text:p>
                </text:list-item>
                <text:list-item>
                  <text:p text:style-name="P146"><text:soft-page-break/>всяко твърдение се състои от subject, predicate &amp; object, отделени чрез интервал</text:p>
                </text:list-item>
                <text:list-item>
                  <text:p text:style-name="P146">част от твърдение може да се пренесе на нов ред чрез , или ; на горния ред</text:p>
                </text:list-item>
                <text:list-item>
                  <text:p text:style-name="P147">blank node = […], bag = {...}, alt={...|...}, seq=(…), collection = (…)</text:p>
                </text:list-item>
                <text:list-item>
                  <text:p text:style-name="P147">когато subject-тът е същият, можем да го пропуснем чрез ; и изреждане само на predicate и object</text:p>
                </text:list-item>
              </text:list>
            </text:list-item>
            <text:list-item>
              <text:p text:style-name="P148">Turtle – почти като N3</text:p>
              <text:list>
                <text:list-item>
                  <text:p text:style-name="P148">няма {}</text:p>
                </text:list-item>
                <text:list-item>
                  <text:p text:style-name="P148">няма =&gt;, &lt;= и други оператори за логически съждения</text:p>
                </text:list-item>
              </text:list>
            </text:list-item>
            <text:list-item>
              <text:p text:style-name="P148">RDFa – вграждане на RDF в HTML чрез атрибути в таговете. Атрибутите са:</text:p>
              <text:list>
                <text:list-item>
                  <text:p text:style-name="P148">about – URI на ресурс</text:p>
                </text:list-item>
                <text:list-item>
                  <text:p text:style-name="P148">rel – <text:span text:style-name="T118">казва каква е връзката с друг ресурс, който се посочва с resource</text:span></text:p>
                </text:list-item>
                <text:list-item>
                  <text:p text:style-name="P148">href, src, resource – <text:span text:style-name="T118">казват втория ресурс от съждението (например rel)</text:span></text:p>
                </text:list-item>
                <text:list-item>
                  <text:p text:style-name="P148">property – <text:span text:style-name="T118">указва някакво свойство</text:span></text:p>
                </text:list-item>
              </text:list>
            </text:list-item>
          </text:list>
        </text:list-item>
      </text:list>
      <text:p text:style-name="Subtitle">RDF Schema</text:p>
      <text:p text:style-name="P15"/>
      <text:list xml:id="list1947242277" text:style-name="L17">
        <text:list-item>
          <text:p text:style-name="P149">RDF Schema – език за описание на типове и класове и релациите между тях</text:p>
          <text:list>
            <text:list-item>
              <text:p text:style-name="P149">Принципи</text:p>
              <text:list>
                <text:list-item>
                  <text:p text:style-name="P149">всички ресурси са екземпляри на rdfs:Resource</text:p>
                </text:list-item>
                <text:list-item>
                  <text:p text:style-name="P149">класовете описват набор от ресурси, всеки клас е член на rdfs:Class и класовете имплицитно са ресурси</text:p>
                </text:list-item>
                <text:list-item>
                  <text:p text:style-name="P149">свойствата са подмножесто на rdfs:Resource и имат домейн, обхват и йерархия</text:p>
                  <text:list>
                    <text:list-item>
                      <text:p text:style-name="P149">domain = класът, асоцииран със свойството</text:p>
                    </text:list-item>
                    <text:list-item>
                      <text:p text:style-name="P149">range = тип на стойностите на свойството</text:p>
                    </text:list-item>
                  </text:list>
                </text:list-item>
                <text:list-item>
                  <text:p text:style-name="P150">SUBJECT rdf:type OBJECT → OBJECT е клас, а SUBJECT е негов екземпляр</text:p>
                </text:list-item>
                <text:list-item>
                  <text:p text:style-name="P150">PROPERTY rdfs:range C, SUBJECT PROPERTY OBJECT → OBJECT rdf:type C</text:p>
                </text:list-item>
              </text:list>
            </text:list-item>
            <text:list-item>
              <text:p text:style-name="P149">Основни класове </text:p>
              <text:list>
                <text:list-item>
                  <text:p text:style-name="P149">rdfs:Resource</text:p>
                </text:list-item>
                <text:list-item>
                  <text:p text:style-name="P149">rdfs:Class</text:p>
                </text:list-item>
                <text:list-item>
                  <text:p text:style-name="P149">rdfs:Literal</text:p>
                </text:list-item>
                <text:list-item>
                  <text:p text:style-name="P149">rdfs:Datatype</text:p>
                </text:list-item>
                <text:list-item>
                  <text:p text:style-name="P149">rdfs:Container</text:p>
                </text:list-item>
                <text:list-item>
                  <text:p text:style-name="P149">rdfs:ContainerMembershipProperty</text:p>
                </text:list-item>
              </text:list>
            </text:list-item>
            <text:list-item>
              <text:p text:style-name="P149"><text:soft-page-break/>Основни свойства</text:p>
              <text:list>
                <text:list-item>
                  <text:p text:style-name="P149">rdfs:domain</text:p>
                </text:list-item>
                <text:list-item>
                  <text:p text:style-name="P149">rdfs:range</text:p>
                </text:list-item>
                <text:list-item>
                  <text:p text:style-name="P149">rdfs:subPropertyOf</text:p>
                </text:list-item>
                <text:list-item>
                  <text:p text:style-name="P149">rdfs:subClassOf</text:p>
                </text:list-item>
                <text:list-item>
                  <text:p text:style-name="P149">rdfs:member</text:p>
                </text:list-item>
                <text:list-item>
                  <text:p text:style-name="P149">rdfs:isDefinedBy</text:p>
                </text:list-item>
                <text:list-item>
                  <text:p text:style-name="P149">rdfs:comment</text:p>
                </text:list-item>
                <text:list-item>
                  <text:p text:style-name="P149">rdfs:label</text:p>
                </text:list-item>
              </text:list>
            </text:list-item>
            <text:list-item>
              <text:p text:style-name="P150">RDFS свойства на метаданни</text:p>
              <text:list>
                <text:list-item>
                  <text:p text:style-name="P150">rdfs:comment – четимо от хора описание на ресурса </text:p>
                </text:list-item>
                <text:list-item>
                  <text:p text:style-name="P150">rdfs:label – четимо от хора име на ресурса</text:p>
                </text:list-item>
                <text:list-item>
                  <text:p text:style-name="P150">rdfs:seeAlso – допълнителна информация</text:p>
                </text:list-item>
                <text:list-item>
                  <text:p text:style-name="P150">rdfs:isDefinedBy – друг вид на rdfs:seeAlso</text:p>
                </text:list-item>
              </text:list>
            </text:list-item>
            <text:list-item>
              <text:p text:style-name="P150">RDFS литерали – подобно на RDF литералите могат да са само обект в тройка и могат да имат тип чрез ^^. В допълнение имат опционален маркер за език “bullshit”@en-US. <text:span text:style-name="T119">Всеки литерал е подклас на rdfs:Literal</text:span></text:p>
            </text:list-item>
            <text:list-item>
              <text:p text:style-name="P151">rdfs:Datatype – клас от типове данни и е подклас и екземпляр на rdfs:Class. Всеки екземпляр на rdfs:Datatype е под-клас на rdfs:Literal</text:p>
            </text:list-item>
            <text:list-item>
              <text:p text:style-name="P151">rdfs:Container – суперклас на rdf:Bag/Seq/Alt</text:p>
            </text:list-item>
            <text:list-item>
              <text:p text:style-name="P151">rdfs:ContainerMemberShipProperty – подклас на rdf:Property. Всеки екземпляр на rdfs:ContainerMembershipProperty е rdfs:subPropertyOf rdfs:member</text:p>
              <text:p text:style-name="P151">C rdf:_nnn )</text:p>
              <text:p text:style-name="P151">(_nn = _1, _2, …)</text:p>
              <text:p text:style-name="P151">→ rdfsContainerMembershipProperty има екземпляри rdf_1, rdf_2, …. Те указват, че O е член на контейнера C</text:p>
            </text:list-item>
          </text:list>
        </text:list-item>
      </text:list>
      <text:p text:style-name="P13">Модели на метаданни</text:p>
      <text:list xml:id="list638176387" text:style-name="L18">
        <text:list-item>
          <text:p text:style-name="P152">Dublin Core</text:p>
          <text:list>
            <text:list-item>
              <text:p text:style-name="P152">DC – елементите на ядрото</text:p>
            </text:list-item>
            <text:list-item>
              <text:p text:style-name="P152">DCQ = Dublin Core Qualifiers</text:p>
            </text:list-item>
            <text:list-item>
              <text:p text:style-name="P152">DCT = Dublin Core Terms</text:p>
            </text:list-item>
          </text:list>
        </text:list-item>
        <text:list-item>
          <text:p text:style-name="P153">Контролирани речници – използват само предварително одобрени от създателя термини и специални процедури по обновяването на информацията. Тези речници <text:soft-page-break/>използват предметни рубрики (subject headings), тезауруси, таксономии и други системи за организация на знанието. </text:p>
        </text:list-item>
        <text:list-item>
          <text:p text:style-name="P153">Simple Dublin Core – не използва квалификатори, само 15те елемента на DC Metadata директно като двойки атрибут – стойност, без схеми на кодиране или дуга информация</text:p>
          <text:list>
            <text:list-item>
              <text:p text:style-name="P153">Някое от 15те на DC Metadata</text:p>
            </text:list-item>
            <text:list-item>
              <text:p text:style-name="P153">Може да са няколко и да се повтарят</text:p>
            </text:list-item>
          </text:list>
          <text:p text:style-name="P153">&lt;metadata xmlns:dc=”...”&gt;</text:p>
          <text:list text:continue-numbering="true">
            <text:list-header>
              <text:p text:style-name="P153">&lt;dc:title&gt;...&lt;/dc:title&gt;</text:p>
              <text:p text:style-name="P153">…</text:p>
            </text:list-header>
          </text:list>
          <text:p text:style-name="P153">&lt;/metadata&gt;</text:p>
        </text:list-item>
        <text:list-item>
          <text:p text:style-name="P153">Qualified Dublin Core – използва допълнителни квалификатори за доизясняване на смисъла на ресурса. Например дата може да се доуточни като дата на създаване и т.н.</text:p>
          <text:list>
            <text:list-item>
              <text:p text:style-name="P153">Описаното свойство/а са част от 15те DC Metadata или от DCTERMS</text:p>
            </text:list-item>
            <text:list-item>
              <text:p text:style-name="P153">може да няколко и да се повтарят</text:p>
            </text:list-item>
            <text:list-item>
              <text:p text:style-name="P153">всяка стойност може да има encoding scheme, която си има име</text:p>
            </text:list-item>
          </text:list>
        </text:list-item>
      </text:list>
      <text:p text:style-name="P16"><text:tab/>&lt;metadata xmlns:dc=”…” xmlns:dcterms=”...”&gt;</text:p>
      <text:p text:style-name="P16"><text:tab/><text:tab/>&lt;dc:title&gt;…&lt;/dc:title&gt;</text:p>
      <text:p text:style-name="P16"><text:tab/><text:tab/>&lt;dc:subject xsi:type=”dcterms:DDC”&gt;&lt;/dc:subject&gt;</text:p>
      <text:p text:style-name="P16"><text:tab/><text:tab/>…</text:p>
      <text:p text:style-name="P16"><text:tab/>&lt;/metadata&gt;</text:p>
      <text:list xml:id="list74529305966714" text:continue-numbering="true" text:style-name="L18">
        <text:list-item>
          <text:p text:style-name="P154">DC Core Metadata елементи– title, creator, subject, description, publisher, contributor, date, type, format, identifier, source, language, relation, coverage, rights</text:p>
        </text:list-item>
        <text:list-item>
          <text:p text:style-name="P154">QDC елементи – abstract, accessRights, …, contributor, coverage, creator, date,…. Тоест, QDC съдържа онези 15 от DC Metadata и други. Например dcq:DataType и dcq:Scheme са квалификатори на dc:Date</text:p>
          <text:list>
            <text:list-item>
              <text:p text:style-name="P154">квалификатори на елемент</text:p>
            </text:list-item>
            <text:list-item>
              <text:p text:style-name="P154">термини – ресурсите идентифициращи квалификаторите</text:p>
            </text:list-item>
            <text:list-item>
              <text:p text:style-name="P154">квалификатори на език</text:p>
            </text:list-item>
          </text:list>
        </text:list-item>
        <text:list-item>
          <text:p text:style-name="P155">DC в HTML - &lt;meta name=”DC.Creator/Title/….” content=”...”/&gt;</text:p>
          <text:p text:style-name="P155"/>
        </text:list-item>
      </text:list>
      <table:table table:name="Таблица4" table:style-name="Таблица4">
        <table:table-column table:style-name="Таблица4.A"/>
        <table:table-column table:style-name="Таблица4.B"/>
        <table:table-column table:style-name="Таблица4.C"/>
        <table:table-column table:style-name="Таблица4.D"/>
        <text:soft-page-break/>
        <table:table-row>
          <table:table-cell table:style-name="Таблица4.A1" office:value-type="string">
            <text:p text:style-name="P14">Речник</text:p>
          </table:table-cell>
          <table:table-cell table:style-name="Таблица4.A1" office:value-type="string">
            <text:p text:style-name="P14">С<text:span text:style-name="T122">л.</text:span></text:p>
          </table:table-cell>
          <table:table-cell table:style-name="Таблица4.A1" office:value-type="string">
            <text:p text:style-name="P14">Описание</text:p>
          </table:table-cell>
          <table:table-cell table:style-name="Таблица4.D1" office:value-type="string">
            <text:p text:style-name="P14">Тип релация</text:p>
          </table:table-cell>
        </table:table-row>
        <table:table-row>
          <table:table-cell table:style-name="Таблица4.A2" office:value-type="string">
            <text:p text:style-name="P14">Term List</text:p>
          </table:table-cell>
          <table:table-cell table:style-name="Таблица4.A2" office:value-type="string">
            <text:p text:style-name="P14">1</text:p>
          </table:table-cell>
          <table:table-cell table:style-name="Таблица4.A2" office:value-type="string">
            <text:p text:style-name="Table_20_Contents">Прост списък от термини, без вътрешна</text:p>
            <text:p text:style-name="Table_20_Contents">структу<text:span text:style-name="T120">рн</text:span>а или отношения.</text:p>
          </table:table-cell>
          <table:table-cell table:style-name="Таблица4.D2" office:value-type="string">
            <text:p text:style-name="P14">Няма</text:p>
          </table:table-cell>
        </table:table-row>
        <table:table-row>
          <table:table-cell table:style-name="Таблица4.A2" office:value-type="string">
            <text:p text:style-name="P14">Synonym Rings</text:p>
          </table:table-cell>
          <table:table-cell table:style-name="Таблица4.A2" office:value-type="string">
            <text:p text:style-name="P14">2</text:p>
          </table:table-cell>
          <table:table-cell table:style-name="Таблица4.A2" office:value-type="string">
            <text:p text:style-name="Table_20_Contents">Списък на набор от термини, които се считат</text:p>
            <text:p text:style-name="Table_20_Contents">за равностойни. Широко използвани в</text:p>
            <text:p text:style-name="Table_20_Contents">софтуера за търсене.</text:p>
          </table:table-cell>
          <table:table-cell table:style-name="Таблица4.D2" office:value-type="string">
            <text:p text:style-name="P14">Еквивалентност</text:p>
          </table:table-cell>
        </table:table-row>
        <table:table-row>
          <table:table-cell table:style-name="Таблица4.A2" office:value-type="string">
            <text:p text:style-name="P14">Authority Files</text:p>
          </table:table-cell>
          <table:table-cell table:style-name="Таблица4.A2" office:value-type="string">
            <text:p text:style-name="P14">3</text:p>
          </table:table-cell>
          <table:table-cell table:style-name="Таблица4.A2" office:value-type="string">
            <text:p text:style-name="Table_20_Contents">Списък от имена на известни лица или</text:p>
            <text:p text:style-name="Table_20_Contents">артефакти - хора, организации, книги и др</text:p>
          </table:table-cell>
          <table:table-cell table:style-name="Таблица4.D2" office:value-type="string">
            <text:p text:style-name="P14">Референция</text:p>
          </table:table-cell>
        </table:table-row>
        <table:table-row>
          <table:table-cell table:style-name="Таблица4.A2" office:value-type="string">
            <text:p text:style-name="Table_20_Contents">Classification</text:p>
            <text:p text:style-name="Table_20_Contents">Scheme <text:span text:style-name="T121">= Taxonomy</text:span></text:p>
          </table:table-cell>
          <table:table-cell table:style-name="Таблица4.A2" office:value-type="string">
            <text:p text:style-name="P14">4</text:p>
          </table:table-cell>
          <table:table-cell table:style-name="Таблица4.A2" office:value-type="string">
            <text:p text:style-name="Table_20_Contents">Йерархична подредба на понятия</text:p>
            <text:p text:style-name="Table_20_Contents">(концепции); таксономия.</text:p>
          </table:table-cell>
          <table:table-cell table:style-name="Таблица4.D2" office:value-type="string">
            <text:p text:style-name="P14">Йерархия</text:p>
          </table:table-cell>
        </table:table-row>
        <table:table-row>
          <table:table-cell table:style-name="Таблица4.A2" office:value-type="string">
            <text:p text:style-name="P14">Thesaurus</text:p>
          </table:table-cell>
          <table:table-cell table:style-name="Таблица4.A2" office:value-type="string">
            <text:p text:style-name="P14">5</text:p>
          </table:table-cell>
          <table:table-cell table:style-name="Таблица4.A2" office:value-type="string">
            <text:p text:style-name="Table_20_Contents">Йерархична подредба на понятия плюс</text:p>
            <text:p text:style-name="Table_20_Contents">информация за допълнителни, не-</text:p>
            <text:p text:style-name="Table_20_Contents">йерархични отношения (напр. по-широко/по-</text:p>
            <text:p text:style-name="Table_20_Contents">тясно понятие, синоними, ..).</text:p>
          </table:table-cell>
          <table:table-cell table:style-name="Таблица4.D2" office:value-type="string">
            <text:p text:style-name="Table_20_Contents">“Is-a” йерархия +</text:p>
            <text:p text:style-name="Table_20_Contents">слаби релации</text:p>
          </table:table-cell>
        </table:table-row>
        <table:table-row>
          <table:table-cell table:style-name="Таблица4.A7" office:value-type="string">
            <text:p text:style-name="P14">Onthology</text:p>
          </table:table-cell>
          <table:table-cell table:style-name="Таблица4.A7" office:value-type="string">
            <text:p text:style-name="P14">6</text:p>
          </table:table-cell>
          <table:table-cell table:style-name="Таблица4.A7" office:value-type="string">
            <text:p text:style-name="Table_20_Contents">Организиране на понятия и отношения,</text:p>
            <text:p text:style-name="Table_20_Contents">базирани на модел на реалността – напр.</text:p>
            <text:p text:style-name="Table_20_Contents">симптоми, болести и лечение в медицината.</text:p>
          </table:table-cell>
          <table:table-cell table:style-name="Таблица4.D7" office:value-type="string">
            <text:p text:style-name="Table_20_Contents">Типови релации,</text:p>
            <text:p text:style-name="Table_20_Contents">базирани на</text:p>
            <text:p text:style-name="Table_20_Contents">модели</text:p>
          </table:table-cell>
        </table:table-row>
      </table:table>
      <text:list xml:id="list74529062291087" text:continue-numbering="true" text:style-name="L18">
        <text:list-header>
          <text:p text:style-name="P155"/>
        </text:list-header>
        <text:list-item>
          <text:p text:style-name="P156">Степен на контрол на речниците</text:p>
          <text:list>
            <text:list-item>
              <text:p text:style-name="P156">неконтролиран – всеки може да пише</text:p>
            </text:list-item>
            <text:list-item>
              <text:p text:style-name="P156">управляван – много хора могат да добавят, а софтуера следи за консистентност</text:p>
            </text:list-item>
            <text:list-item>
              <text:p text:style-name="P156">контролиран – много малко хора имат правомощия да пишат, а процесът по поддръжка е строг и документиран</text:p>
            </text:list-item>
          </text:list>
        </text:list-item>
        <text:list-item>
          <text:p text:style-name="P156">FOAF = Friend of a friend – технология за описание на хора и техните ежедневни и социални дейности</text:p>
          <text:list>
            <text:list-item>
              <text:p text:style-name="P156">Основни - agent, person, name, nick, title, homepage, img, surname, family_name, givenname, firstName</text:p>
            </text:list-item>
            <text:list-item>
              <text:p text:style-name="P156">Personal info - weblog, knows, interest, currentProject, pastProject, workplaceHomepage, publications, …</text:p>
            </text:list-item>
            <text:list-item>
              <text:p text:style-name="P156">online account – OnlineAccount, OnlineChatAccount, msnAccount, …</text:p>
            </text:list-item>
            <text:list-item>
              <text:p text:style-name="P156">projects and groups <text:s/>- project, organization, group, member, ….</text:p>
            </text:list-item>
            <text:list-item>
              <text:p text:style-name="P156">documents and images – document, mage, …</text:p>
            </text:list-item>
          </text:list>
        </text:list-item>
        <text:list-item>
          <text:p text:style-name="P157">RSS = Rich Site Summary – семейство от стандартни формати за опресняване на информация от сайтове</text:p>
        </text:list-item>
        <text:list-item>
          <text:p text:style-name="P157">SPARQL – език за заявки и манипулиране на данни в RDF формат чрез Turtle синтаксис. Има PREFIX, SELECT И WHERE клаузи. В SELECT клаузата променливите започват с ?, а WHERE клаузите имат формата на твърдения в тройки: </text:p>
          <text:p text:style-name="P157">?person a foaf:Person.</text:p>
          <text:p text:style-name="P157"><text:soft-page-break/>?person foaf:name ?name .</text:p>
          <text:p text:style-name="P157">?person foaf:mbox ?email.</text:p>
        </text:list-item>
      </text:list>
      <text:p text:style-name="Subtitle">Онтологии</text:p>
      <text:list xml:id="list2666202342" text:style-name="L19">
        <text:list-item>
          <text:p text:style-name="P158">Онтология – документ, който официално и по стандартен начин определя йерархията на класовете в един домейн, семантичните отношения между понятията и правилата на извод</text:p>
        </text:list-item>
        <text:list-item>
          <text:p text:style-name="P158">Онтология – машинно четима коцепция за знание, представящо абстрактно някакъв модел за час<text:span text:style-name="T130">т</text:span> от света</text:p>
          <text:list>
            <text:list-item>
              <text:p text:style-name="P158">въвежда речник на предметната област</text:p>
            </text:list-item>
            <text:list-item>
              <text:p text:style-name="P158">определя значението на термините в този речник</text:p>
            </text:list-item>
            <text:list-item>
              <text:p text:style-name="P158">формализира чрез логика</text:p>
            </text:list-item>
          </text:list>
        </text:list-item>
        <text:list-item>
          <text:p text:style-name="P158">Използване на онтологиите – споделяне на семантиката на данните в различни приложения. Преизползване на знанията и анализ за определени цели. </text:p>
        </text:list-item>
        <text:list-item>
          <text:p text:style-name="P158">Елементи на онтологиите</text:p>
          <text:list>
            <text:list-item>
              <text:p text:style-name="P158">класове, които съответстват на реални концепции. <text:span text:style-name="T123">Всеки клас има описание, тип и релации, но може да няма име. </text:span><text:span text:style-name="T124">Може</text:span><text:span text:style-name="T123"> да се дефинира от логически изрази, които го описват, изброяване на елементите му, </text:span><text:span text:style-name="T124">или от други класове чрез intersection, union или complement</text:span></text:p>
            </text:list-item>
            <text:list-item>
              <text:p text:style-name="P158">свойства на класовете - слотове/атрибути</text:p>
            </text:list-item>
            <text:list-item>
              <text:p text:style-name="P158">ограничения над свойствата – type, cardinality, domain</text:p>
              <text:list>
                <text:list-item>
                  <text:p text:style-name="P159">allValuesFrom, someValuesFrom, hasValue, min/maxCardinality, cardinality</text:p>
                </text:list-item>
              </text:list>
            </text:list-item>
            <text:list-item>
              <text:p text:style-name="P158">релации между класовете/концепциите – disjoint, equality</text:p>
            </text:list-item>
            <text:list-item>
              <text:p text:style-name="P158">екземпляри на класовете – <text:span text:style-name="T124">добавят се само при необходимост, защото безразборната им употреба може да ограничи класовете</text:span></text:p>
            </text:list-item>
          </text:list>
        </text:list-item>
        <text:list-item>
          <text:p text:style-name="P158">OWL = Webb Ontology Language – <text:span text:style-name="T123">ефинира уеб онтологии и свързаните с тях знания</text:span></text:p>
          <text:list>
            <text:list-item>
              <text:p text:style-name="P160">Lite – частично ограничен, за да се научи по-бързо</text:p>
            </text:list-item>
            <text:list-item>
              <text:p text:style-name="P160">DL = Description Logic – First Order логика за разсъжения</text:p>
            </text:list-item>
            <text:list-item>
              <text:p text:style-name="P160">Full = всякакви OWL конструкции, но не и разсъждения</text:p>
            </text:list-item>
          </text:list>
        </text:list-item>
        <text:list-item>
          <text:p text:style-name="P160">OWL не е разширение на RDF. Той е независим език, който може да се представя чрез RDF/XML, N3 или абстрактен синтаксис</text:p>
        </text:list-item>
        <text:list-item>
          <text:p text:style-name="P160"><text:span text:style-name="T124">rdfs:sublassOf, </text:span><text:span text:style-name="T125">owl:disjointWith</text:span></text:p>
        </text:list-item>
        <text:list-item>
          <text:p text:style-name="P159">Примитивни класове – описват необходимите условия (т.е са суперкласове), Дефинирани класове – описват необходимите и достатъчните условия</text:p>
        </text:list-item>
        <text:list-item>
          <text:p text:style-name="P161">Класификатори/ Reasoners – генератори на заключения и проверки за консистентност, включване, еквивалентност и инстанциране. Така правим проверки при създаването на <text:soft-page-break/>онтологиите, правим изводи при публикуване/използване на онтологиите и правим заявки по време на употреба на отнологиите. </text:p>
        </text:list-item>
        <text:list-item>
          <text:p text:style-name="P161">Semantic Web Rule Language = SWRL – за изводи, които не могат да се направят с DL. Правилата са от вида antecedent → consequent и се разделят едно от друго със ^, т.е се навързват като филтри. Променливите се предхождат от ?. </text:p>
          <text:list>
            <text:list-item>
              <text:p text:style-name="P161">Customer(?c) – търси c екземпляр на Customer</text:p>
            </text:list-item>
            <text:list-item>
              <text:p text:style-name="P161">purchasedPizza(?c, ?p) – търси свидетел, за който е изпълнено свойството purchasedPizaa ?p</text:p>
            </text:list-item>
            <text:list-item>
              <text:p text:style-name="P161">swrlb:&lt;вградени функции&gt;</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5T10:08:01.439718848</meta:creation-date>
    <dc:date>2023-02-15T07:45:28.526615213</dc:date>
    <meta:editing-duration>P1DT5H25M14S</meta:editing-duration>
    <meta:editing-cycles>159</meta:editing-cycles>
    <meta:generator>LibreOffice/7.3.7.2$Linux_X86_64 LibreOffice_project/30$Build-2</meta:generator>
    <meta:document-statistic meta:table-count="4" meta:image-count="0" meta:object-count="0" meta:page-count="29" meta:paragraph-count="740" meta:word-count="6145" meta:character-count="43348" meta:non-whitespace-character-count="38227"/>
  </office:meta>
</office:document-meta>
</file>